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1360000012C240A687C.jp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center" draw:textarea-vertical-align="middl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4" style:family="graphic" style:parent-style-name="standard">
      <style:graphic-properties draw:stroke="none" svg:stroke-color="#ff0000" draw:fill="solid" draw:fill-color="#000000" draw:textarea-horizontal-align="center" draw:textarea-vertical-align="middle"/>
    </style:style>
    <style:style style:name="gr5" style:family="graphic" style:parent-style-name="standard">
      <style:graphic-properties draw:stroke="none" svg:stroke-color="#ff0000" draw:fill="solid" draw:fill-color="#008000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vertical-align="middle" fo:min-height="0.785cm" fo:padding-left="0.127cm" fo:padding-right="0.127cm"/>
    </style:style>
    <style:style style:name="gr7" style:family="graphic" style:parent-style-name="standard">
      <style:graphic-properties draw:stroke="none" svg:stroke-color="#000000" draw:fill="none" draw:fill-color="#ffffff" draw:textarea-horizontal-align="center" draw:textarea-vertical-align="middle" fo:min-height="0.785cm" fo:padding-left="0.127cm" fo:padding-right="0.127cm" draw:fontwork-mirror="true"/>
    </style:style>
    <style:style style:name="gr8" style:family="graphic" style:parent-style-name="standard">
      <style:graphic-properties draw:stroke="none" draw:fill="solid" draw:fill-color="#000000" draw:textarea-horizontal-align="justify" draw:textarea-vertical-align="middle" draw:auto-grow-height="false" draw:shadow="hidden"/>
    </style:style>
    <style:style style:name="gr9" style:family="graphic" style:parent-style-name="standard">
      <style:graphic-properties draw:stroke="none" draw:fill="solid" draw:fill-color="#00ff00" draw:textarea-horizontal-align="justify" draw:textarea-vertical-align="middle" draw:auto-grow-height="false" draw:shadow="hidden"/>
    </style:style>
    <style:style style:name="gr10" style:family="graphic" style:parent-style-name="standard">
      <style:graphic-properties draw:stroke="none" draw:fill="solid" draw:fill-color="#ff0000" draw:textarea-horizontal-align="justify" draw:textarea-vertical-align="middle" draw:auto-grow-height="false" draw:shadow="hidden"/>
    </style:style>
    <style:style style:name="gr11" style:family="graphic" style:parent-style-name="standard">
      <style:graphic-properties draw:stroke="none" draw:fill="solid" draw:fill-color="#ffff00" draw:textarea-horizontal-align="justify" draw:textarea-vertical-align="middle" draw:auto-grow-height="false" draw:shadow="hidden"/>
    </style:style>
    <style:style style:name="gr12" style:family="graphic" style:parent-style-name="standard">
      <style:graphic-properties draw:stroke="none" draw:fill="solid" draw:fill-color="#2d80ff" draw:textarea-horizontal-align="justify" draw:textarea-vertical-align="middle" draw:auto-grow-height="false" draw:shadow="hidden"/>
    </style:style>
    <style:style style:name="gr13" style:family="graphic" style:parent-style-name="standard">
      <style:graphic-properties draw:stroke="none" draw:fill="solid" draw:fill-color="#999999" draw:textarea-horizontal-align="justify" draw:textarea-vertical-align="middle" draw:auto-grow-height="false" draw:shadow="hidden"/>
    </style:style>
    <style:style style:name="gr14" style:family="graphic" style:parent-style-name="standard">
      <style:graphic-properties draw:stroke="none" draw:fill="solid" draw:fill-color="#8538cc" draw:textarea-horizontal-align="justify" draw:textarea-vertical-align="middle" draw:auto-grow-height="false" draw:shadow="hidden"/>
    </style:style>
    <style:style style:name="gr15" style:family="graphic" style:parent-style-name="standard">
      <style:graphic-properties draw:stroke="none" draw:fill="solid" draw:fill-color="#ff9900" draw:textarea-horizontal-align="justify" draw:textarea-vertical-align="middle" draw:auto-grow-height="false" draw:shadow="hidden"/>
    </style:style>
    <style:style style:name="gr16" style:family="graphic" style:parent-style-name="standard">
      <style:graphic-properties draw:fill="solid" draw:fill-color="#2d80ff" draw:textarea-horizontal-align="center" draw:textarea-vertical-align="middle"/>
    </style:style>
    <style:style style:name="gr17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18" style:family="graphic" style:parent-style-name="standard">
      <style:graphic-properties draw:fill="solid" draw:fill-color="#ff0000" draw:textarea-horizontal-align="center" draw:textarea-vertical-align="middle"/>
    </style:style>
    <style:style style:name="gr19" style:family="graphic" style:parent-style-name="standard">
      <style:graphic-properties draw:fill="solid" draw:fill-color="#000000" draw:textarea-horizontal-align="justify" draw:textarea-vertical-align="middle" draw:auto-grow-height="false" fo:min-height="0cm" fo:min-width="0cm"/>
    </style:style>
    <style:style style:name="gr20" style:family="graphic" style:parent-style-name="standard">
      <style:graphic-properties draw:fill="solid" draw:fill-color="#00ff00" draw:textarea-horizontal-align="center" draw:textarea-vertical-align="middle"/>
    </style:style>
    <style:style style:name="gr2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22" style:family="graphic" style:parent-style-name="standard">
      <style:graphic-properties draw:fill="solid" draw:fill-color="#ff9900" draw:textarea-horizontal-align="center" draw:textarea-vertical-align="middle"/>
    </style:style>
    <style:style style:name="gr23" style:family="graphic" style:parent-style-name="standard">
      <style:graphic-properties draw:fill="solid" draw:fill-color="#000000" draw:textarea-vertical-align="middle" draw:auto-grow-height="false" fo:min-height="0.749cm" fo:min-width="0.499cm"/>
    </style:style>
    <style:style style:name="gr24" style:family="graphic" style:parent-style-name="standard">
      <style:graphic-properties draw:fill="solid" draw:fill-color="#000000" draw:textarea-horizontal-align="justify" draw:textarea-vertical-align="middle" draw:auto-grow-height="false" fo:min-height="0cm"/>
    </style:style>
    <style:style style:name="gr25" style:family="graphic" style:parent-style-name="standard">
      <style:graphic-properties draw:fill="solid" draw:fill-color="#ffff00" draw:textarea-horizontal-align="justify" draw:textarea-vertical-align="middle" draw:auto-grow-height="false" draw:shadow="hidden"/>
    </style:style>
    <style:style style:name="gr26" style:family="graphic" style:parent-style-name="standard">
      <style:graphic-properties draw:stroke="none" draw:fill="solid" draw:fill-color="#000000" draw:textarea-horizontal-align="justify" draw:textarea-vertical-align="middle" draw:auto-grow-height="false"/>
    </style:style>
    <style:style style:name="gr27" style:family="graphic" style:parent-style-name="standard">
      <style:graphic-properties draw:stroke="none" draw:fill="solid" draw:fill-color="#008000" draw:textarea-horizontal-align="justify" draw:textarea-vertical-align="middle" draw:auto-grow-height="false" draw:shadow="hidden"/>
    </style:style>
    <style:style style:name="gr28" style:family="graphic" style:parent-style-name="standard">
      <style:graphic-properties draw:textarea-horizontal-align="justify" draw:textarea-vertical-align="middle" draw:auto-grow-height="false"/>
    </style:style>
    <style:style style:name="gr29" style:family="graphic" style:parent-style-name="standard">
      <style:graphic-properties svg:stroke-width="0.051cm" svg:stroke-color="#0000ff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30" style:family="graphic" style:parent-style-name="standard">
      <style:graphic-properties svg:stroke-width="0.051cm" svg:stroke-color="#ff6633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31" style:family="graphic" style:parent-style-name="standard">
      <style:graphic-properties draw:stroke="none" svg:stroke-width="0cm" draw:marker-start-width="0.276cm" draw:marker-end-width="0.276cm" draw:fill="solid" draw:fill-color="#000000" draw:opacity="100%" draw:textarea-horizontal-align="center" draw:textarea-vertical-align="middle" fo:padding-top="0.15cm" fo:padding-bottom="0.15cm" fo:padding-left="0.275cm" fo:padding-right="0.275cm"/>
    </style:style>
    <style:style style:name="gr32" style:family="graphic" style:parent-style-name="standard">
      <style:graphic-properties draw:stroke="none" draw:fill="solid" draw:fill-color="#0047ff" draw:textarea-horizontal-align="justify" draw:textarea-vertical-align="middle" draw:auto-grow-height="false" draw:shadow="hidden"/>
    </style:style>
    <style:style style:name="gr33" style:family="graphic" style:parent-style-name="standard">
      <style:graphic-properties draw:fill="solid" draw:fill-color="#8538cc" draw:textarea-horizontal-align="center" draw:textarea-vertical-align="middle"/>
    </style:style>
    <style:style style:name="gr34" style:family="graphic" style:parent-style-name="standard">
      <style:graphic-properties draw:stroke="solid" svg:stroke-width="0.051cm" draw:marker-start-width="0.376cm" draw:marker-end-width="0.376cm" draw:fill="solid" draw:fill-color="#ffffff" draw:textarea-horizontal-align="justify" draw:textarea-vertical-align="middle" draw:auto-grow-height="false" fo:padding-top="0.15cm" fo:padding-bottom="0.15cm" fo:padding-left="0.275cm" fo:padding-right="0.275cm" draw:shadow="hidden"/>
    </style:style>
    <style:style style:name="gr35" style:family="graphic" style:parent-style-name="standard">
      <style:graphic-properties draw:fill="solid" draw:fill-color="#ffff00" draw:textarea-horizontal-align="center" draw:textarea-vertical-align="middle"/>
    </style:style>
    <style:style style:name="gr36" style:family="graphic" style:parent-style-name="standard">
      <style:graphic-properties draw:stroke="solid" svg:stroke-color="#ffffff" draw:fill="solid" draw:fill-color="#000000" draw:textarea-horizontal-align="center" draw:textarea-vertical-align="middle"/>
    </style:style>
    <style:style style:name="gr37" style:family="graphic" style:parent-style-name="standard">
      <style:graphic-properties draw:stroke="solid" draw:fill="solid" draw:fill-color="#ff0000" draw:textarea-horizontal-align="center" draw:textarea-vertical-align="middle"/>
    </style:style>
    <style:style style:name="gr38" style:family="graphic" style:parent-style-name="standard">
      <style:graphic-properties draw:stroke="solid" draw:fill="solid" draw:fill-color="#ffffff" draw:textarea-horizontal-align="justify" draw:textarea-vertical-align="middle" draw:auto-grow-height="false"/>
    </style:style>
    <style:style style:name="gr39" style:family="graphic" style:parent-style-name="standard">
      <style:graphic-properties draw:stroke="solid" draw:textarea-horizontal-align="center" draw:textarea-vertical-align="middle"/>
    </style:style>
    <style:style style:name="gr40" style:family="graphic" style:parent-style-name="standard">
      <style:graphic-properties draw:stroke="none" draw:fill="solid" draw:fill-color="#0064ff" draw:textarea-horizontal-align="justify" draw:textarea-vertical-align="middle" draw:auto-grow-height="false" draw:shadow="hidden"/>
    </style:style>
    <style:style style:name="gr41" style:family="graphic" style:parent-style-name="standard">
      <style:graphic-properties draw:stroke="none" draw:fill="solid" draw:fill-color="#ff6633" draw:textarea-horizontal-align="justify" draw:textarea-vertical-align="middle" draw:auto-grow-height="false" draw:shadow="hidden"/>
    </style:style>
    <style:style style:name="gr42" style:family="graphic" style:parent-style-name="standard">
      <style:graphic-properties draw:stroke="none" draw:fill="solid" draw:fill-color="#b3b300" draw:textarea-horizontal-align="justify" draw:textarea-vertical-align="middle" draw:auto-grow-height="false" draw:shadow="hidden"/>
    </style:style>
    <style:style style:name="gr43" style:family="graphic" style:parent-style-name="standard">
      <style:graphic-properties draw:stroke="none" draw:stroke-dash="Dash_20_2" svg:stroke-width="0cm" draw:stroke-linejoin="none" svg:stroke-linecap="butt" draw:fill="solid" draw:fill-color="#999999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Algerian" style:font-family-generic="decorative" style:font-pitch="variable" fo:font-size="20pt" fo:font-weight="normal" style:font-size-asian="20pt" style:font-weight-asian="normal" style:font-size-complex="20pt" style:font-weight-complex="normal"/>
    </style:style>
    <style:style style:name="T1" style:family="text">
      <style:text-properties fo:font-family="Algerian" style:font-family-generic="decorative" style:font-pitch="variable" fo:font-size="20pt" fo:font-weight="normal" style:font-size-asian="20pt" style:font-weight-asian="normal" style:font-size-complex="20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Juggernaut, mutants, golems" draw:style-name="dp1" draw:master-page-name="Default">
        <office:forms form:automatic-focus="false" form:apply-design-mode="false"/>
        <draw:g>
          <draw:g>
            <draw:rect draw:style-name="gr1" draw:text-style-name="P1" draw:layer="layout" svg:width="2.54cm" svg:height="11.684cm" draw:transform="rotate (1.5707963267946) translate (4.318cm 20.955cm)">
              <text:p/>
            </draw:rect>
            <draw:line draw:style-name="gr2" draw:text-style-name="P1" draw:layer="layout" svg:x1="15.167cm" svg:y1="20.955cm" svg:x2="15.167cm" svg:y2="19.685cm">
              <text:p/>
            </draw:line>
            <draw:line draw:style-name="gr2" draw:text-style-name="P1" draw:layer="layout" svg:x1="5.153cm" svg:y1="19.685cm" svg:x2="5.153cm" svg:y2="18.415cm">
              <text:p/>
            </draw:line>
            <draw:line draw:style-name="gr3" draw:text-style-name="P1" draw:layer="layout" svg:x1="14.333cm" svg:y1="18.415cm" svg:x2="14.333cm" svg:y2="20.955cm">
              <text:p/>
            </draw:line>
            <draw:line draw:style-name="gr3" draw:text-style-name="P1" draw:layer="layout" svg:x1="5.987cm" svg:y1="18.415cm" svg:x2="5.987cm" svg:y2="20.955cm">
              <text:p/>
            </draw:line>
            <draw:line draw:style-name="gr3" draw:text-style-name="P1" draw:layer="layout" svg:x1="10.16cm" svg:y1="18.415cm" svg:x2="10.16cm" svg:y2="20.955cm">
              <text:p/>
            </draw:line>
          </draw:g>
          <draw:path draw:style-name="gr4" draw:text-style-name="P1" draw:layer="layout" svg:width="3.732cm" svg:height="2.332cm" svg:x="6.172cm" svg:y="18.52cm" svg:viewBox="0 0 3733 2333" svg:d="M2751 775c84 0 163 9 232 25 53-86 140-152 242-180-8-25-12-51-12-79 0-48 13-93 36-131l-555-48c45 46 72 109 72 179 0 57-18 109-49 152h12v82c7 0 15 0 22 0zM3234 980c0 47-38 90-101 125 30 141 118 228 205 282-163 0-305-93-371-225-65 14-138 22-216 22-7 0-15 0-22 0v109c2 2 3 3 5 5 101 101 102 266 0 368-2 2-3 3-5 5l-18 208 427-37c102-93 259-90 358 9 101 101 101 266 0 368-97 96-250 101-352 14l-611 52-4 48-181-179 3-30-26-26 28-2 36-410c-8-6-15-13-22-20-44-43-68-98-75-155h-729v58l-637 328v-36l-618-183v-53l-308 313v-575l308 32v-32l164 49 42 4-6 6 437 130 111-57v-159l-22-2-35-4-34-7-34-7-34-10-33-11-33-12-31-14-31-15-30-17-30-18-28-20-27-20-26-22-24-23-23-24-22-25-21-27-19-27-18-28-16-28-14-30-13-30-12-30-9-31-8-32-6-32-4-32v-3l-181 18v-8l-150 23v-551l226 249 145-15 12-28 14-30 16-28 18-28 19-27 21-27 21-25 24-24 24-23 26-22 27-20 28-20 30-18 30-17 31-15 31-14 33-12 33-11 33-10 35-7 34-7 35-4 21-2v-3h573c39-26 85-41 134-41 144 0 261 129 261 287s-117 288-261 288c-128 0-235-103-256-239l-211-130h-240v-3h-1l-26 4-26 5-26 5-25 8-25 8-25 9-24 11-23 11-23 13-22 13-21 15-21 16-19 16-19 18-18 18-16 19-16 20-14 20-8 12 64-6v-24l637 256v15h716l179-214c20-79 75-144 148-176l217-259v-21l17 1 20-24v26l818 71v184c144 0 260 116 260 260s-116 260-260 260c-95 0-178-51-224-127-47 46-87 106-109 184 59 34 94 76 94 122zM1056 873l-335-135v-12l-132 13v5l3 24 5 24 6 24 7 23 8 23 10 23 11 22 12 22 14 21 14 20 12 15 365-48z">
            <text:p/>
          </draw:path>
          <draw:path draw:style-name="gr4" draw:text-style-name="P1" draw:layer="layout" svg:width="3.713cm" svg:height="2.332cm" svg:x="10.414cm" svg:y="18.52cm" svg:viewBox="0 0 3714 2333" svg:d="M982 1184c-85 0-164-9-234-25-64 134-207 228-372 228 89-56 179-145 207-292-53-33-84-73-84-116 0-41 29-79 78-111-20-76-57-136-101-183-46 70-126 116-216 116-144 0-260-116-260-260s116-260 260-260v-184l818-71v-26l20 24 17-1v21l217 259c73 32 128 97 148 176l179 214h716v-15l637-256v24l44 4-7-10-14-20-16-20-16-19-18-18-19-18-19-16-21-16-21-15-22-13-23-13-23-11-24-11-25-9-25-8-25-8-26-5-26-5-8-1h-240l-211 130c-21 136-128 239-257 239-143 0-260-129-260-287s117-288 260-288c1 0 1 0 1 0 49 0 95 15 134 41h573v5h2l35 4 34 7 35 7 33 10 33 11 33 12 31 14 31 15 30 17 30 18 28 20 27 20 26 22 24 23 24 24 21 25 21 27 19 27 18 28 16 28 14 30 11 26 165 17 226-249v551l-150-23v8l-200-20v5l-4 32-6 32-8 32-9 31-12 30-13 30-14 30-16 28-18 28-19 27-21 27-22 25-23 24-24 23-26 22-27 20-28 20-30 18-30 17-31 15-31 14-33 12-33 11-34 10-34 7-34 7-35 4h-3v161l111 57 422-125-10-11 71-7 154-46v30l289-30v575l-289-293v33l-618 183v36l-637-328v-58h-729c-7 57-32 112-75 156-7 6-14 13-21 19l36 411 27 2-25 25 3 30-182 179-4-48-611-52c-102 87-256 82-352-14-102-102-102-266 0-368 98-98 255-101 357-9l428 37-18-207c-2-2-4-4-6-6-101-102-101-266 1-368 2-2 3-3 5-5v-109c-7 0-15 0-22 0zM982 775c7 0 15 0 22 0v-82h12c-31-43-49-95-49-152 0-70 27-133 72-179l-555 48c23 38 36 83 36 131 0 29-5 58-14 84 97 31 178 96 227 179 73-18 158-29 249-29zM3012 726v12l-335 135v64l348 46 10-13 14-20 14-21 12-22 11-22 10-23 8-23 7-23 6-24 5-24 3-24 1-7z">
            <text:p/>
          </draw:path>
        </draw:g>
        <draw:g>
          <draw:rect draw:style-name="gr1" draw:text-style-name="P1" draw:layer="layout" svg:width="2.54cm" svg:height="9.652cm" draw:transform="rotate (1.5707963267946) translate (6.35cm 3.175cm)">
            <text:p/>
          </draw:rect>
          <draw:line draw:style-name="gr2" draw:text-style-name="P1" draw:layer="layout" svg:x1="15.24cm" svg:y1="3.175cm" svg:x2="15.24cm" svg:y2="1.905cm">
            <text:p/>
          </draw:line>
          <draw:line draw:style-name="gr2" draw:text-style-name="P1" draw:layer="layout" svg:x1="7.112cm" svg:y1="1.905cm" svg:x2="7.112cm" svg:y2="0.635cm">
            <text:p/>
          </draw:line>
          <draw:line draw:style-name="gr3" draw:text-style-name="P1" draw:layer="layout" svg:x1="14.478cm" svg:y1="0.635cm" svg:x2="14.478cm" svg:y2="3.175cm">
            <text:p/>
          </draw:line>
          <draw:line draw:style-name="gr3" draw:text-style-name="P1" draw:layer="layout" svg:x1="7.874cm" svg:y1="0.635cm" svg:x2="7.874cm" svg:y2="3.175cm">
            <text:p/>
          </draw:line>
          <draw:line draw:style-name="gr3" draw:text-style-name="P1" draw:layer="layout" svg:x1="11.176cm" svg:y1="0.635cm" svg:x2="11.176cm" svg:y2="3.175cm">
            <text:p/>
          </draw:line>
          <draw:path draw:style-name="gr5" draw:text-style-name="P1" draw:layer="layout" svg:width="2.966cm" svg:height="2.385cm" svg:x="8.052cm" svg:y="0.738cm" svg:viewBox="0 0 2967 2386" svg:d="M2048 1170c0 120-68 224-168 276l237 413 375-33c28-81 105-139 195-139v-102l280-1585v801l-163 922c54 37 90 100 90 170 0 97-66 178-155 201l-52 292v-286c-12 0-23-1-34-3v11l-516 45v20l-11-19-70 6v13l-7-12-83 7v12l-7-11-27 2v-50l-310-537h-498l-260 310v16l-688 60v-29l-176 168v-428l176 17v-24l531-46v-7l31-37h-11v-756l-3-5-548 49v-15l-176 23v-427l176 162v-38l681-60v-8l4 7h3v5l175 305h450l-218-379-224 19c-24 10-51 16-79 16-16 0-31-2-46-5l-58 5v-28c-62-36-103-102-103-178 0-115 92-207 207-207 91 0 169 59 196 142l106-9v-4l2 3 51-4v-11l6 11 116-11v-14l349 603v51 40c144 26 254 153 254 304z">
            <text:p/>
          </draw:path>
          <draw:path draw:style-name="gr5" draw:text-style-name="P1" draw:layer="layout" svg:width="2.955cm" svg:height="2.385cm" svg:x="11.303cm" svg:y="0.687cm" svg:viewBox="0 0 2956 2386" svg:d="M919 1170c0-151 110-278 254-304v-40-51l349-603v14l116 11 6-11v11l51 4 2-3v4l106 9c27-83 105-142 197-142 114 0 206 92 206 206 0 77-41 143-103 179v28l-58-5c-15 3-30 5-45 5-29 0-56-6-80-16l-224-19-218 379h450l175-305v-5h3l4-7v8l681 60v28l165-152v427l-165-22v14l-548-49-3 5v756h-11l31 37v7l531 46v15l165-16v428l-165-158v27l-688-60v-16l-260-310h-498l-310 537v50l-27-2-7 11v-12l-83-7-7 12v-13l-70-6-11 19v-20l-516-45v-11c-11 2-22 3-34 3v286l-52-292c-89-23-155-104-155-201 0-70 36-133 90-170l-163-922v-801l280 1585v102c90 0 167 58 195 139l375 33 237-413c-100-52-168-156-168-276z">
            <text:p/>
          </draw:path>
          <draw:frame draw:style-name="gr6" draw:text-style-name="P2" draw:layer="layout" svg:width="0.762cm" svg:height="1.035cm" draw:transform="rotate (1.5707963267946) translate (11.43cm 1.397cm)">
            <draw:text-box>
              <text:p text:style-name="P1"><text:span text:style-name="T1">7</text:span></text:p>
            </draw:text-box>
          </draw:frame>
          <draw:frame draw:style-name="gr7" draw:text-style-name="P2" draw:layer="layout" svg:width="0.762cm" svg:height="1.035cm" draw:transform="rotate (-1.57079632679579) translate (10.922cm 0.635cm)">
            <draw:text-box>
              <text:p text:style-name="P1"><text:span text:style-name="T1">7</text:span></text:p>
            </draw:text-box>
          </draw:frame>
        </draw:g>
        <draw:g>
          <draw:rect draw:style-name="gr1" draw:text-style-name="P1" draw:layer="layout" svg:width="2.54cm" svg:height="9.652cm" draw:transform="rotate (1.5707963267946) translate (6.35cm 5.715cm)">
            <text:p/>
          </draw:rect>
          <draw:line draw:style-name="gr2" draw:text-style-name="P1" draw:layer="layout" svg:x1="15.24cm" svg:y1="5.715cm" svg:x2="15.24cm" svg:y2="4.445cm">
            <text:p/>
          </draw:line>
          <draw:line draw:style-name="gr2" draw:text-style-name="P1" draw:layer="layout" svg:x1="7.112cm" svg:y1="4.445cm" svg:x2="7.112cm" svg:y2="3.175cm">
            <text:p/>
          </draw:line>
          <draw:line draw:style-name="gr3" draw:text-style-name="P1" draw:layer="layout" svg:x1="14.478cm" svg:y1="3.175cm" svg:x2="14.478cm" svg:y2="5.715cm">
            <text:p/>
          </draw:line>
          <draw:line draw:style-name="gr3" draw:text-style-name="P1" draw:layer="layout" svg:x1="7.874cm" svg:y1="3.175cm" svg:x2="7.874cm" svg:y2="5.715cm">
            <text:p/>
          </draw:line>
          <draw:line draw:style-name="gr3" draw:text-style-name="P1" draw:layer="layout" svg:x1="11.176cm" svg:y1="3.175cm" svg:x2="11.176cm" svg:y2="5.715cm">
            <text:p/>
          </draw:line>
          <draw:path draw:style-name="gr5" draw:text-style-name="P1" draw:layer="layout" svg:width="2.966cm" svg:height="2.385cm" svg:x="8.052cm" svg:y="3.278cm" svg:viewBox="0 0 2967 2386" svg:d="M2048 1170c0 120-68 224-168 276l237 413 375-33c28-81 105-139 195-139v-102l280-1585v801l-163 922c54 37 90 100 90 170 0 97-66 178-155 201l-52 292v-286c-12 0-23-1-34-3v11l-516 45v20l-11-19-70 6v13l-7-12-83 7v12l-7-11-27 2v-50l-310-537h-498l-260 310v16l-688 60v-29l-176 168v-428l176 17v-24l531-46v-7l31-37h-11v-756l-3-5-548 49v-15l-176 23v-427l176 162v-38l681-60v-8l4 7h3v5l175 305h450l-218-379-224 19c-24 10-51 16-79 16-16 0-31-2-46-5l-58 5v-28c-62-36-103-102-103-178 0-115 92-207 207-207 91 0 169 59 196 142l106-9v-4l2 3 51-4v-11l6 11 116-11v-14l349 603v51 40c144 26 254 153 254 304z">
            <text:p/>
          </draw:path>
          <draw:path draw:style-name="gr5" draw:text-style-name="P1" draw:layer="layout" svg:width="2.955cm" svg:height="2.385cm" svg:x="11.303cm" svg:y="3.227cm" svg:viewBox="0 0 2956 2386" svg:d="M919 1170c0-151 110-278 254-304v-40-51l349-603v14l116 11 6-11v11l51 4 2-3v4l106 9c27-83 105-142 197-142 114 0 206 92 206 206 0 77-41 143-103 179v28l-58-5c-15 3-30 5-45 5-29 0-56-6-80-16l-224-19-218 379h450l175-305v-5h3l4-7v8l681 60v28l165-152v427l-165-22v14l-548-49-3 5v756h-11l31 37v7l531 46v15l165-16v428l-165-158v27l-688-60v-16l-260-310h-498l-310 537v50l-27-2-7 11v-12l-83-7-7 12v-13l-70-6-11 19v-20l-516-45v-11c-11 2-22 3-34 3v286l-52-292c-89-23-155-104-155-201 0-70 36-133 90-170l-163-922v-801l280 1585v102c90 0 167 58 195 139l375 33 237-413c-100-52-168-156-168-276z">
            <text:p/>
          </draw:path>
          <draw:frame draw:style-name="gr6" draw:text-style-name="P2" draw:layer="layout" svg:width="0.762cm" svg:height="1.035cm" draw:transform="rotate (1.5707963267946) translate (11.449cm 3.937cm)">
            <draw:text-box>
              <text:p text:style-name="P1"><text:span text:style-name="T1">6</text:span></text:p>
            </draw:text-box>
          </draw:frame>
          <draw:frame draw:style-name="gr7" draw:text-style-name="P2" draw:layer="layout" svg:width="0.762cm" svg:height="1.035cm" draw:transform="rotate (-1.57079632679579) translate (10.941cm 3.175cm)">
            <draw:text-box>
              <text:p text:style-name="P1"><text:span text:style-name="T1">6</text:span></text:p>
            </draw:text-box>
          </draw:frame>
        </draw:g>
        <draw:g>
          <draw:rect draw:style-name="gr1" draw:text-style-name="P1" draw:layer="layout" svg:width="2.54cm" svg:height="9.652cm" draw:transform="rotate (1.5707963267946) translate (6.35cm 8.255cm)">
            <text:p/>
          </draw:rect>
          <draw:line draw:style-name="gr2" draw:text-style-name="P1" draw:layer="layout" svg:x1="15.24cm" svg:y1="8.255cm" svg:x2="15.24cm" svg:y2="6.985cm">
            <text:p/>
          </draw:line>
          <draw:line draw:style-name="gr2" draw:text-style-name="P1" draw:layer="layout" svg:x1="7.112cm" svg:y1="6.985cm" svg:x2="7.112cm" svg:y2="5.715cm">
            <text:p/>
          </draw:line>
          <draw:line draw:style-name="gr3" draw:text-style-name="P1" draw:layer="layout" svg:x1="14.478cm" svg:y1="5.715cm" svg:x2="14.478cm" svg:y2="8.255cm">
            <text:p/>
          </draw:line>
          <draw:line draw:style-name="gr3" draw:text-style-name="P1" draw:layer="layout" svg:x1="7.874cm" svg:y1="5.715cm" svg:x2="7.874cm" svg:y2="8.255cm">
            <text:p/>
          </draw:line>
          <draw:line draw:style-name="gr3" draw:text-style-name="P1" draw:layer="layout" svg:x1="11.176cm" svg:y1="5.715cm" svg:x2="11.176cm" svg:y2="8.255cm">
            <text:p/>
          </draw:line>
          <draw:path draw:style-name="gr5" draw:text-style-name="P1" draw:layer="layout" svg:width="2.966cm" svg:height="2.385cm" svg:x="8.052cm" svg:y="5.818cm" svg:viewBox="0 0 2967 2386" svg:d="M2048 1170c0 120-68 224-168 276l237 413 375-33c28-81 105-139 195-139v-102l280-1585v801l-163 922c54 37 90 100 90 170 0 97-66 178-155 201l-52 292v-286c-12 0-23-1-34-3v11l-516 45v20l-11-19-70 6v13l-7-12-83 7v12l-7-11-27 2v-50l-310-537h-498l-260 310v16l-688 60v-29l-176 168v-428l176 17v-24l531-46v-7l31-37h-11v-756l-3-5-548 49v-15l-176 23v-427l176 162v-38l681-60v-8l4 7h3v5l175 305h450l-218-379-224 19c-24 10-51 16-79 16-16 0-31-2-46-5l-58 5v-28c-62-36-103-102-103-178 0-115 92-207 207-207 91 0 169 59 196 142l106-9v-4l2 3 51-4v-11l6 11 116-11v-14l349 603v51 40c144 26 254 153 254 304z">
            <text:p/>
          </draw:path>
          <draw:path draw:style-name="gr5" draw:text-style-name="P1" draw:layer="layout" svg:width="2.955cm" svg:height="2.385cm" svg:x="11.303cm" svg:y="5.767cm" svg:viewBox="0 0 2956 2386" svg:d="M919 1170c0-151 110-278 254-304v-40-51l349-603v14l116 11 6-11v11l51 4 2-3v4l106 9c27-83 105-142 197-142 114 0 206 92 206 206 0 77-41 143-103 179v28l-58-5c-15 3-30 5-45 5-29 0-56-6-80-16l-224-19-218 379h450l175-305v-5h3l4-7v8l681 60v28l165-152v427l-165-22v14l-548-49-3 5v756h-11l31 37v7l531 46v15l165-16v428l-165-158v27l-688-60v-16l-260-310h-498l-310 537v50l-27-2-7 11v-12l-83-7-7 12v-13l-70-6-11 19v-20l-516-45v-11c-11 2-22 3-34 3v286l-52-292c-89-23-155-104-155-201 0-70 36-133 90-170l-163-922v-801l280 1585v102c90 0 167 58 195 139l375 33 237-413c-100-52-168-156-168-276z">
            <text:p/>
          </draw:path>
          <draw:frame draw:style-name="gr6" draw:text-style-name="P2" draw:layer="layout" svg:width="0.762cm" svg:height="1.035cm" draw:transform="rotate (1.5707963267946) translate (11.449cm 6.477cm)">
            <draw:text-box>
              <text:p text:style-name="P1"><text:span text:style-name="T1">5</text:span></text:p>
            </draw:text-box>
          </draw:frame>
          <draw:frame draw:style-name="gr7" draw:text-style-name="P2" draw:layer="layout" svg:width="0.762cm" svg:height="1.035cm" draw:transform="rotate (-1.57079632679579) translate (10.941cm 5.715cm)">
            <draw:text-box>
              <text:p text:style-name="P1"><text:span text:style-name="T1">5</text:span></text:p>
            </draw:text-box>
          </draw:frame>
        </draw:g>
        <draw:g>
          <draw:rect draw:style-name="gr1" draw:text-style-name="P1" draw:layer="layout" svg:width="2.54cm" svg:height="9.652cm" draw:transform="rotate (1.5707963267946) translate (6.35cm 10.795cm)">
            <text:p/>
          </draw:rect>
          <draw:line draw:style-name="gr2" draw:text-style-name="P1" draw:layer="layout" svg:x1="15.24cm" svg:y1="10.795cm" svg:x2="15.24cm" svg:y2="9.525cm">
            <text:p/>
          </draw:line>
          <draw:line draw:style-name="gr2" draw:text-style-name="P1" draw:layer="layout" svg:x1="7.112cm" svg:y1="9.525cm" svg:x2="7.112cm" svg:y2="8.255cm">
            <text:p/>
          </draw:line>
          <draw:line draw:style-name="gr3" draw:text-style-name="P1" draw:layer="layout" svg:x1="14.478cm" svg:y1="8.255cm" svg:x2="14.478cm" svg:y2="10.795cm">
            <text:p/>
          </draw:line>
          <draw:line draw:style-name="gr3" draw:text-style-name="P1" draw:layer="layout" svg:x1="7.874cm" svg:y1="8.255cm" svg:x2="7.874cm" svg:y2="10.795cm">
            <text:p/>
          </draw:line>
          <draw:line draw:style-name="gr3" draw:text-style-name="P1" draw:layer="layout" svg:x1="11.176cm" svg:y1="8.255cm" svg:x2="11.176cm" svg:y2="10.795cm">
            <text:p/>
          </draw:line>
          <draw:path draw:style-name="gr5" draw:text-style-name="P1" draw:layer="layout" svg:width="2.966cm" svg:height="2.385cm" svg:x="8.052cm" svg:y="8.358cm" svg:viewBox="0 0 2967 2386" svg:d="M2048 1170c0 120-68 224-168 276l237 413 375-33c28-81 105-139 195-139v-102l280-1585v801l-163 922c54 37 90 100 90 170 0 97-66 178-155 201l-52 292v-286c-12 0-23-1-34-3v11l-516 45v20l-11-19-70 6v13l-7-12-83 7v12l-7-11-27 2v-50l-310-537h-498l-260 310v16l-688 60v-29l-176 168v-428l176 17v-24l531-46v-7l31-37h-11v-756l-3-5-548 49v-15l-176 23v-427l176 162v-38l681-60v-8l4 7h3v5l175 305h450l-218-379-224 19c-24 10-51 16-79 16-16 0-31-2-46-5l-58 5v-28c-62-36-103-102-103-178 0-115 92-207 207-207 91 0 169 59 196 142l106-9v-4l2 3 51-4v-11l6 11 116-11v-14l349 603v51 40c144 26 254 153 254 304z">
            <text:p/>
          </draw:path>
          <draw:path draw:style-name="gr5" draw:text-style-name="P1" draw:layer="layout" svg:width="2.955cm" svg:height="2.385cm" svg:x="11.303cm" svg:y="8.307cm" svg:viewBox="0 0 2956 2386" svg:d="M919 1170c0-151 110-278 254-304v-40-51l349-603v14l116 11 6-11v11l51 4 2-3v4l106 9c27-83 105-142 197-142 114 0 206 92 206 206 0 77-41 143-103 179v28l-58-5c-15 3-30 5-45 5-29 0-56-6-80-16l-224-19-218 379h450l175-305v-5h3l4-7v8l681 60v28l165-152v427l-165-22v14l-548-49-3 5v756h-11l31 37v7l531 46v15l165-16v428l-165-158v27l-688-60v-16l-260-310h-498l-310 537v50l-27-2-7 11v-12l-83-7-7 12v-13l-70-6-11 19v-20l-516-45v-11c-11 2-22 3-34 3v286l-52-292c-89-23-155-104-155-201 0-70 36-133 90-170l-163-922v-801l280 1585v102c90 0 167 58 195 139l375 33 237-413c-100-52-168-156-168-276z">
            <text:p/>
          </draw:path>
          <draw:frame draw:style-name="gr6" draw:text-style-name="P2" draw:layer="layout" svg:width="0.762cm" svg:height="1.035cm" draw:transform="rotate (1.5707963267946) translate (11.449cm 9.017cm)">
            <draw:text-box>
              <text:p text:style-name="P1"><text:span text:style-name="T1">4</text:span></text:p>
            </draw:text-box>
          </draw:frame>
          <draw:frame draw:style-name="gr7" draw:text-style-name="P2" draw:layer="layout" svg:width="0.762cm" svg:height="1.035cm" draw:transform="rotate (-1.57079632679579) translate (10.941cm 8.255cm)">
            <draw:text-box>
              <text:p text:style-name="P1"><text:span text:style-name="T1">4</text:span></text:p>
            </draw:text-box>
          </draw:frame>
        </draw:g>
        <draw:g>
          <draw:rect draw:style-name="gr1" draw:text-style-name="P1" draw:layer="layout" svg:width="2.54cm" svg:height="9.652cm" draw:transform="rotate (1.5707963267946) translate (6.35cm 13.335cm)">
            <text:p/>
          </draw:rect>
          <draw:line draw:style-name="gr2" draw:text-style-name="P1" draw:layer="layout" svg:x1="15.24cm" svg:y1="13.335cm" svg:x2="15.24cm" svg:y2="12.065cm">
            <text:p/>
          </draw:line>
          <draw:line draw:style-name="gr2" draw:text-style-name="P1" draw:layer="layout" svg:x1="7.112cm" svg:y1="12.065cm" svg:x2="7.112cm" svg:y2="10.795cm">
            <text:p/>
          </draw:line>
          <draw:line draw:style-name="gr3" draw:text-style-name="P1" draw:layer="layout" svg:x1="14.478cm" svg:y1="10.795cm" svg:x2="14.478cm" svg:y2="13.335cm">
            <text:p/>
          </draw:line>
          <draw:line draw:style-name="gr3" draw:text-style-name="P1" draw:layer="layout" svg:x1="7.874cm" svg:y1="10.795cm" svg:x2="7.874cm" svg:y2="13.335cm">
            <text:p/>
          </draw:line>
          <draw:line draw:style-name="gr3" draw:text-style-name="P1" draw:layer="layout" svg:x1="11.176cm" svg:y1="10.795cm" svg:x2="11.176cm" svg:y2="13.335cm">
            <text:p/>
          </draw:line>
          <draw:path draw:style-name="gr5" draw:text-style-name="P1" draw:layer="layout" svg:width="2.966cm" svg:height="2.385cm" svg:x="8.052cm" svg:y="10.898cm" svg:viewBox="0 0 2967 2386" svg:d="M2048 1170c0 120-68 224-168 276l237 413 375-33c28-81 105-139 195-139v-102l280-1585v801l-163 922c54 37 90 100 90 170 0 97-66 178-155 201l-52 292v-286c-12 0-23-1-34-3v11l-516 45v20l-11-19-70 6v13l-7-12-83 7v12l-7-11-27 2v-50l-310-537h-498l-260 310v16l-688 60v-29l-176 168v-428l176 17v-24l531-46v-7l31-37h-11v-756l-3-5-548 49v-15l-176 23v-427l176 162v-38l681-60v-8l4 7h3v5l175 305h450l-218-379-224 19c-24 10-51 16-79 16-16 0-31-2-46-5l-58 5v-28c-62-36-103-102-103-178 0-115 92-207 207-207 91 0 169 59 196 142l106-9v-4l2 3 51-4v-11l6 11 116-11v-14l349 603v51 40c144 26 254 153 254 304z">
            <text:p/>
          </draw:path>
          <draw:path draw:style-name="gr5" draw:text-style-name="P1" draw:layer="layout" svg:width="2.955cm" svg:height="2.385cm" svg:x="11.303cm" svg:y="10.847cm" svg:viewBox="0 0 2956 2386" svg:d="M919 1170c0-151 110-278 254-304v-40-51l349-603v14l116 11 6-11v11l51 4 2-3v4l106 9c27-83 105-142 197-142 114 0 206 92 206 206 0 77-41 143-103 179v28l-58-5c-15 3-30 5-45 5-29 0-56-6-80-16l-224-19-218 379h450l175-305v-5h3l4-7v8l681 60v28l165-152v427l-165-22v14l-548-49-3 5v756h-11l31 37v7l531 46v15l165-16v428l-165-158v27l-688-60v-16l-260-310h-498l-310 537v50l-27-2-7 11v-12l-83-7-7 12v-13l-70-6-11 19v-20l-516-45v-11c-11 2-22 3-34 3v286l-52-292c-89-23-155-104-155-201 0-70 36-133 90-170l-163-922v-801l280 1585v102c90 0 167 58 195 139l375 33 237-413c-100-52-168-156-168-276z">
            <text:p/>
          </draw:path>
          <draw:frame draw:style-name="gr6" draw:text-style-name="P2" draw:layer="layout" svg:width="0.762cm" svg:height="1.035cm" draw:transform="rotate (1.5707963267946) translate (11.411cm 11.557cm)">
            <draw:text-box>
              <text:p text:style-name="P1"><text:span text:style-name="T1">3</text:span></text:p>
            </draw:text-box>
          </draw:frame>
          <draw:frame draw:style-name="gr7" draw:text-style-name="P2" draw:layer="layout" svg:width="0.762cm" svg:height="1.035cm" draw:transform="rotate (-1.57079632679579) translate (10.903cm 10.795cm)">
            <draw:text-box>
              <text:p text:style-name="P1"><text:span text:style-name="T1">3</text:span></text:p>
            </draw:text-box>
          </draw:frame>
        </draw:g>
        <draw:g>
          <draw:rect draw:style-name="gr1" draw:text-style-name="P1" draw:layer="layout" svg:width="2.54cm" svg:height="9.652cm" draw:transform="rotate (1.5707963267946) translate (6.35cm 15.875cm)">
            <text:p/>
          </draw:rect>
          <draw:line draw:style-name="gr2" draw:text-style-name="P1" draw:layer="layout" svg:x1="15.24cm" svg:y1="15.875cm" svg:x2="15.24cm" svg:y2="14.605cm">
            <text:p/>
          </draw:line>
          <draw:line draw:style-name="gr2" draw:text-style-name="P1" draw:layer="layout" svg:x1="7.112cm" svg:y1="14.605cm" svg:x2="7.112cm" svg:y2="13.335cm">
            <text:p/>
          </draw:line>
          <draw:line draw:style-name="gr3" draw:text-style-name="P1" draw:layer="layout" svg:x1="14.478cm" svg:y1="13.335cm" svg:x2="14.478cm" svg:y2="15.875cm">
            <text:p/>
          </draw:line>
          <draw:line draw:style-name="gr3" draw:text-style-name="P1" draw:layer="layout" svg:x1="7.874cm" svg:y1="13.335cm" svg:x2="7.874cm" svg:y2="15.875cm">
            <text:p/>
          </draw:line>
          <draw:line draw:style-name="gr3" draw:text-style-name="P1" draw:layer="layout" svg:x1="11.176cm" svg:y1="13.335cm" svg:x2="11.176cm" svg:y2="15.875cm">
            <text:p/>
          </draw:line>
          <draw:path draw:style-name="gr5" draw:text-style-name="P1" draw:layer="layout" svg:width="2.966cm" svg:height="2.385cm" svg:x="8.052cm" svg:y="13.438cm" svg:viewBox="0 0 2967 2386" svg:d="M2048 1170c0 120-68 224-168 276l237 413 375-33c28-81 105-139 195-139v-102l280-1585v801l-163 922c54 37 90 100 90 170 0 97-66 178-155 201l-52 292v-286c-12 0-23-1-34-3v11l-516 45v20l-11-19-70 6v13l-7-12-83 7v12l-7-11-27 2v-50l-310-537h-498l-260 310v16l-688 60v-29l-176 168v-428l176 17v-24l531-46v-7l31-37h-11v-756l-3-5-548 49v-15l-176 23v-427l176 162v-38l681-60v-8l4 7h3v5l175 305h450l-218-379-224 19c-24 10-51 16-79 16-16 0-31-2-46-5l-58 5v-28c-62-36-103-102-103-178 0-115 92-207 207-207 91 0 169 59 196 142l106-9v-4l2 3 51-4v-11l6 11 116-11v-14l349 603v51 40c144 26 254 153 254 304z">
            <text:p/>
          </draw:path>
          <draw:path draw:style-name="gr5" draw:text-style-name="P1" draw:layer="layout" svg:width="2.955cm" svg:height="2.385cm" svg:x="11.303cm" svg:y="13.387cm" svg:viewBox="0 0 2956 2386" svg:d="M919 1170c0-151 110-278 254-304v-40-51l349-603v14l116 11 6-11v11l51 4 2-3v4l106 9c27-83 105-142 197-142 114 0 206 92 206 206 0 77-41 143-103 179v28l-58-5c-15 3-30 5-45 5-29 0-56-6-80-16l-224-19-218 379h450l175-305v-5h3l4-7v8l681 60v28l165-152v427l-165-22v14l-548-49-3 5v756h-11l31 37v7l531 46v15l165-16v428l-165-158v27l-688-60v-16l-260-310h-498l-310 537v50l-27-2-7 11v-12l-83-7-7 12v-13l-70-6-11 19v-20l-516-45v-11c-11 2-22 3-34 3v286l-52-292c-89-23-155-104-155-201 0-70 36-133 90-170l-163-922v-801l280 1585v102c90 0 167 58 195 139l375 33 237-413c-100-52-168-156-168-276z">
            <text:p/>
          </draw:path>
          <draw:frame draw:style-name="gr6" draw:text-style-name="P2" draw:layer="layout" svg:width="0.762cm" svg:height="1.035cm" draw:transform="rotate (1.5707963267946) translate (11.411cm 14.097cm)">
            <draw:text-box>
              <text:p text:style-name="P1"><text:span text:style-name="T1">2</text:span></text:p>
            </draw:text-box>
          </draw:frame>
          <draw:frame draw:style-name="gr7" draw:text-style-name="P2" draw:layer="layout" svg:width="0.762cm" svg:height="1.035cm" draw:transform="rotate (-1.57079632679579) translate (10.903cm 13.335cm)">
            <draw:text-box>
              <text:p text:style-name="P1"><text:span text:style-name="T1">2</text:span></text:p>
            </draw:text-box>
          </draw:frame>
        </draw:g>
        <draw:g>
          <draw:rect draw:style-name="gr1" draw:text-style-name="P1" draw:layer="layout" svg:width="2.54cm" svg:height="9.652cm" draw:transform="rotate (1.5707963267946) translate (6.35cm 18.415cm)">
            <text:p/>
          </draw:rect>
          <draw:line draw:style-name="gr2" draw:text-style-name="P1" draw:layer="layout" svg:x1="15.24cm" svg:y1="18.415cm" svg:x2="15.24cm" svg:y2="17.145cm">
            <text:p/>
          </draw:line>
          <draw:line draw:style-name="gr2" draw:text-style-name="P1" draw:layer="layout" svg:x1="7.112cm" svg:y1="17.145cm" svg:x2="7.112cm" svg:y2="15.875cm">
            <text:p/>
          </draw:line>
          <draw:line draw:style-name="gr3" draw:text-style-name="P1" draw:layer="layout" svg:x1="14.478cm" svg:y1="15.875cm" svg:x2="14.478cm" svg:y2="18.415cm">
            <text:p/>
          </draw:line>
          <draw:line draw:style-name="gr3" draw:text-style-name="P1" draw:layer="layout" svg:x1="7.874cm" svg:y1="15.875cm" svg:x2="7.874cm" svg:y2="18.415cm">
            <text:p/>
          </draw:line>
          <draw:line draw:style-name="gr3" draw:text-style-name="P1" draw:layer="layout" svg:x1="11.176cm" svg:y1="15.875cm" svg:x2="11.176cm" svg:y2="18.415cm">
            <text:p/>
          </draw:line>
          <draw:path draw:style-name="gr5" draw:text-style-name="P1" draw:layer="layout" svg:width="2.966cm" svg:height="2.385cm" svg:x="8.052cm" svg:y="15.978cm" svg:viewBox="0 0 2967 2386" svg:d="M2048 1170c0 120-68 224-168 276l237 413 375-33c28-81 105-139 195-139v-102l280-1585v801l-163 922c54 37 90 100 90 170 0 97-66 178-155 201l-52 292v-286c-12 0-23-1-34-3v11l-516 45v20l-11-19-70 6v13l-7-12-83 7v12l-7-11-27 2v-50l-310-537h-498l-260 310v16l-688 60v-29l-176 168v-428l176 17v-24l531-46v-7l31-37h-11v-756l-3-5-548 49v-15l-176 23v-427l176 162v-38l681-60v-8l4 7h3v5l175 305h450l-218-379-224 19c-24 10-51 16-79 16-16 0-31-2-46-5l-58 5v-28c-62-36-103-102-103-178 0-115 92-207 207-207 91 0 169 59 196 142l106-9v-4l2 3 51-4v-11l6 11 116-11v-14l349 603v51 40c144 26 254 153 254 304z">
            <text:p/>
          </draw:path>
          <draw:path draw:style-name="gr5" draw:text-style-name="P1" draw:layer="layout" svg:width="2.955cm" svg:height="2.385cm" svg:x="11.303cm" svg:y="15.927cm" svg:viewBox="0 0 2956 2386" svg:d="M919 1170c0-151 110-278 254-304v-40-51l349-603v14l116 11 6-11v11l51 4 2-3v4l106 9c27-83 105-142 197-142 114 0 206 92 206 206 0 77-41 143-103 179v28l-58-5c-15 3-30 5-45 5-29 0-56-6-80-16l-224-19-218 379h450l175-305v-5h3l4-7v8l681 60v28l165-152v427l-165-22v14l-548-49-3 5v756h-11l31 37v7l531 46v15l165-16v428l-165-158v27l-688-60v-16l-260-310h-498l-310 537v50l-27-2-7 11v-12l-83-7-7 12v-13l-70-6-11 19v-20l-516-45v-11c-11 2-22 3-34 3v286l-52-292c-89-23-155-104-155-201 0-70 36-133 90-170l-163-922v-801l280 1585v102c90 0 167 58 195 139l375 33 237-413c-100-52-168-156-168-276z">
            <text:p/>
          </draw:path>
          <draw:frame draw:style-name="gr6" draw:text-style-name="P2" draw:layer="layout" svg:width="0.762cm" svg:height="1.035cm" draw:transform="rotate (1.5707963267946) translate (11.411cm 16.637cm)">
            <draw:text-box>
              <text:p text:style-name="P1"><text:span text:style-name="T1">1</text:span></text:p>
            </draw:text-box>
          </draw:frame>
          <draw:frame draw:style-name="gr7" draw:text-style-name="P2" draw:layer="layout" svg:width="0.762cm" svg:height="1.035cm" draw:transform="rotate (-1.57079632679579) translate (10.903cm 15.875cm)">
            <draw:text-box>
              <text:p text:style-name="P1"><text:span text:style-name="T1">1</text:span></text:p>
            </draw:text-box>
          </draw:frame>
        </draw:g>
        <draw:g>
          <draw:g>
            <draw:rect draw:style-name="gr1" draw:text-style-name="P1" draw:layer="layout" svg:width="2.54cm" svg:height="10.668cm" draw:transform="rotate (-1.57079632679579) translate (26.67cm 0.635cm)">
              <text:p/>
            </draw:rect>
            <draw:line draw:style-name="gr2" draw:text-style-name="P1" draw:layer="layout" svg:x1="16.764cm" svg:y1="0.635cm" svg:x2="16.764cm" svg:y2="1.905cm">
              <text:p/>
            </draw:line>
            <draw:line draw:style-name="gr2" draw:text-style-name="P1" draw:layer="layout" svg:x1="25.908cm" svg:y1="1.905cm" svg:x2="25.908cm" svg:y2="3.175cm">
              <text:p/>
            </draw:line>
            <draw:line draw:style-name="gr3" draw:text-style-name="P1" draw:layer="layout" svg:x1="17.526cm" svg:y1="3.175cm" svg:x2="17.526cm" svg:y2="0.635cm">
              <text:p/>
            </draw:line>
            <draw:line draw:style-name="gr3" draw:text-style-name="P1" draw:layer="layout" svg:x1="25.146cm" svg:y1="3.175cm" svg:x2="25.146cm" svg:y2="0.635cm">
              <text:p/>
            </draw:line>
            <draw:line draw:style-name="gr3" draw:text-style-name="P1" draw:layer="layout" svg:x1="21.336cm" svg:y1="3.175cm" svg:x2="21.336cm" svg:y2="0.635cm">
              <text:p/>
            </draw:line>
          </draw:g>
          <draw:path draw:style-name="gr8" draw:text-style-name="P1" draw:layer="layout" svg:width="2.862cm" svg:height="2.481cm" svg:x="22.106cm" svg:y="0.668cm" svg:viewBox="0 0 2863 2482" svg:d="M627 958c-140 0-254 114-254 254s114 254 254 254 254-114 254-254-114-254-254-254zM377 512l404 104 199-107-308-165c-42 45-104 74-173 74-125 0-226-94-226-209s101-209 226-209c37 0 72 8 103 23v-2l643 346 33-18v35 285 4l-90 48 431 112 596-322v19l452-38v27l196-108v435l-196-32v27l-452 38v26l-486 262v95l486 262v30l452 35v39l196-32v434l-196-108v17l-452-35v14l-31-17h-5v-2l-568-306v-1l-508 131 175 94v4 283 39l-36-20-360 193c-21 95-112 166-220 166-124 0-225-94-225-210s101-209 225-209c41 0 79 10 112 28l204-109-283-153-318 82v-246h-226v-316h-1c-83 0-150-62-150-140s67-139 150-139h1v-279h226z">
            <text:p/>
          </draw:path>
          <draw:path draw:style-name="gr8" draw:text-style-name="P1" draw:layer="layout" svg:width="2.862cm" svg:height="2.481cm" svg:x="17.705cm" svg:y="0.668cm" svg:viewBox="0 0 2863 2482" svg:d="M2228 958c-140 0-254 114-254 254s114 254 254 254 254-114 254-254-114-254-254-254zM2486 512v279h226v279h1c83 0 150 62 150 139s-67 140-150 140h-1v316h-226v246l-318-82-283 152 204 110c33-18 71-28 112-28 124 0 225 94 225 209s-101 210-225 210c-108 0-199-71-220-166l-360-194-36 20v-39-283-4l174-93-507-131v1l-568 307v1h-3l-33 18v-15l-452 36v-26l-196 108v-434l196 32v-30l452-36v-29l486-262v-95l-486-262v-27l-452-37v-28l-196 32v-435l196 108v-26l452 37v-18l596 321 430-111-89-48v-4-285-35l33 17 643-346v2c31-15 66-23 103-23 125 0 226 94 226 209s-101 209-226 209c-69 0-131-29-173-74l-308 166 199 106z">
            <text:p/>
          </draw:path>
        </draw:g>
        <draw:g>
          <draw:g>
            <draw:rect draw:style-name="gr1" draw:text-style-name="P1" draw:layer="layout" svg:width="2.54cm" svg:height="10.668cm" draw:transform="rotate (-1.57079632679579) translate (26.67cm 13.335cm)">
              <text:p/>
            </draw:rect>
            <draw:line draw:style-name="gr2" draw:text-style-name="P1" draw:layer="layout" svg:x1="16.764cm" svg:y1="13.335cm" svg:x2="16.764cm" svg:y2="14.605cm">
              <text:p/>
            </draw:line>
            <draw:line draw:style-name="gr2" draw:text-style-name="P1" draw:layer="layout" svg:x1="25.908cm" svg:y1="14.605cm" svg:x2="25.908cm" svg:y2="15.875cm">
              <text:p/>
            </draw:line>
            <draw:line draw:style-name="gr3" draw:text-style-name="P1" draw:layer="layout" svg:x1="17.526cm" svg:y1="15.875cm" svg:x2="17.526cm" svg:y2="13.335cm">
              <text:p/>
            </draw:line>
            <draw:line draw:style-name="gr3" draw:text-style-name="P1" draw:layer="layout" svg:x1="25.146cm" svg:y1="15.875cm" svg:x2="25.146cm" svg:y2="13.335cm">
              <text:p/>
            </draw:line>
            <draw:line draw:style-name="gr3" draw:text-style-name="P1" draw:layer="layout" svg:x1="21.336cm" svg:y1="15.875cm" svg:x2="21.336cm" svg:y2="13.335cm">
              <text:p/>
            </draw:line>
          </draw:g>
          <draw:path draw:style-name="gr9" draw:text-style-name="P1" draw:layer="layout" svg:width="2.862cm" svg:height="2.481cm" svg:x="22.106cm" svg:y="13.368cm" svg:viewBox="0 0 2863 2482" svg:d="M627 958c-140 0-254 114-254 254s114 254 254 254 254-114 254-254-114-254-254-254zM377 512l404 104 199-107-308-165c-42 45-104 74-173 74-125 0-226-94-226-209s101-209 226-209c37 0 72 8 103 23v-2l643 346 33-18v35 285 4l-90 48 431 112 596-322v19l452-38v27l196-108v435l-196-32v27l-452 38v26l-486 262v95l486 262v30l452 35v39l196-32v434l-196-108v17l-452-35v14l-31-17h-5v-2l-568-306v-1l-508 131 175 94v4 283 39l-36-20-360 193c-21 95-112 166-220 166-124 0-225-94-225-210s101-209 225-209c41 0 79 10 112 28l204-109-283-153-318 82v-246h-226v-316h-1c-83 0-150-62-150-140s67-139 150-139h1v-279h226z">
            <text:p/>
          </draw:path>
          <draw:path draw:style-name="gr9" draw:text-style-name="P1" draw:layer="layout" svg:width="2.862cm" svg:height="2.481cm" svg:x="17.705cm" svg:y="13.368cm" svg:viewBox="0 0 2863 2482" svg:d="M2228 958c-140 0-254 114-254 254s114 254 254 254 254-114 254-254-114-254-254-254zM2486 512v279h226v279h1c83 0 150 62 150 139s-67 140-150 140h-1v316h-226v246l-318-82-283 152 204 110c33-18 71-28 112-28 124 0 225 94 225 209s-101 210-225 210c-108 0-199-71-220-166l-360-194-36 20v-39-283-4l174-93-507-131v1l-568 307v1h-3l-33 18v-15l-452 36v-26l-196 108v-434l196 32v-30l452-36v-29l486-262v-95l-486-262v-27l-452-37v-28l-196 32v-435l196 108v-26l452 37v-18l596 321 430-111-89-48v-4-285-35l33 17 643-346v2c31-15 66-23 103-23 125 0 226 94 226 209s-101 209-226 209c-69 0-131-29-173-74l-308 166 199 106z">
            <text:p/>
          </draw:path>
        </draw:g>
        <draw:g>
          <draw:g>
            <draw:rect draw:style-name="gr1" draw:text-style-name="P1" draw:layer="layout" svg:width="2.54cm" svg:height="10.668cm" draw:transform="rotate (-1.57079632679579) translate (26.67cm 15.875cm)">
              <text:p/>
            </draw:rect>
            <draw:line draw:style-name="gr2" draw:text-style-name="P1" draw:layer="layout" svg:x1="16.764cm" svg:y1="15.875cm" svg:x2="16.764cm" svg:y2="17.145cm">
              <text:p/>
            </draw:line>
            <draw:line draw:style-name="gr2" draw:text-style-name="P1" draw:layer="layout" svg:x1="25.908cm" svg:y1="17.145cm" svg:x2="25.908cm" svg:y2="18.415cm">
              <text:p/>
            </draw:line>
            <draw:line draw:style-name="gr3" draw:text-style-name="P1" draw:layer="layout" svg:x1="17.526cm" svg:y1="18.415cm" svg:x2="17.526cm" svg:y2="15.875cm">
              <text:p/>
            </draw:line>
            <draw:line draw:style-name="gr3" draw:text-style-name="P1" draw:layer="layout" svg:x1="25.146cm" svg:y1="18.415cm" svg:x2="25.146cm" svg:y2="15.875cm">
              <text:p/>
            </draw:line>
            <draw:line draw:style-name="gr3" draw:text-style-name="P1" draw:layer="layout" svg:x1="21.336cm" svg:y1="18.415cm" svg:x2="21.336cm" svg:y2="15.875cm">
              <text:p/>
            </draw:line>
          </draw:g>
          <draw:path draw:style-name="gr10" draw:text-style-name="P1" draw:layer="layout" svg:width="2.862cm" svg:height="2.481cm" svg:x="22.106cm" svg:y="15.908cm" svg:viewBox="0 0 2863 2482" svg:d="M627 958c-140 0-254 114-254 254s114 254 254 254 254-114 254-254-114-254-254-254zM377 512l404 104 199-107-308-165c-42 45-104 74-173 74-125 0-226-94-226-209s101-209 226-209c37 0 72 8 103 23v-2l643 346 33-18v35 285 4l-90 48 431 112 596-322v19l452-38v27l196-108v435l-196-32v27l-452 38v26l-486 262v95l486 262v30l452 35v39l196-32v434l-196-108v17l-452-35v14l-31-17h-5v-2l-568-306v-1l-508 131 175 94v4 283 39l-36-20-360 193c-21 95-112 166-220 166-124 0-225-94-225-210s101-209 225-209c41 0 79 10 112 28l204-109-283-153-318 82v-246h-226v-316h-1c-83 0-150-62-150-140s67-139 150-139h1v-279h226z">
            <text:p/>
          </draw:path>
          <draw:path draw:style-name="gr10" draw:text-style-name="P1" draw:layer="layout" svg:width="2.862cm" svg:height="2.481cm" svg:x="17.705cm" svg:y="15.908cm" svg:viewBox="0 0 2863 2482" svg:d="M2228 958c-140 0-254 114-254 254s114 254 254 254 254-114 254-254-114-254-254-254zM2486 512v279h226v279h1c83 0 150 62 150 139s-67 140-150 140h-1v316h-226v246l-318-82-283 152 204 110c33-18 71-28 112-28 124 0 225 94 225 209s-101 210-225 210c-108 0-199-71-220-166l-360-194-36 20v-39-283-4l174-93-507-131v1l-568 307v1h-3l-33 18v-15l-452 36v-26l-196 108v-434l196 32v-30l452-36v-29l486-262v-95l-486-262v-27l-452-37v-28l-196 32v-435l196 108v-26l452 37v-18l596 321 430-111-89-48v-4-285-35l33 17 643-346v2c31-15 66-23 103-23 125 0 226 94 226 209s-101 209-226 209c-69 0-131-29-173-74l-308 166 199 106z">
            <text:p/>
          </draw:path>
        </draw:g>
        <draw:g>
          <draw:g>
            <draw:rect draw:style-name="gr1" draw:text-style-name="P1" draw:layer="layout" svg:width="2.54cm" svg:height="10.668cm" draw:transform="rotate (-1.57079632679579) translate (26.67cm 18.415cm)">
              <text:p/>
            </draw:rect>
            <draw:line draw:style-name="gr2" draw:text-style-name="P1" draw:layer="layout" svg:x1="16.764cm" svg:y1="18.415cm" svg:x2="16.764cm" svg:y2="19.685cm">
              <text:p/>
            </draw:line>
            <draw:line draw:style-name="gr2" draw:text-style-name="P1" draw:layer="layout" svg:x1="25.908cm" svg:y1="19.685cm" svg:x2="25.908cm" svg:y2="20.955cm">
              <text:p/>
            </draw:line>
            <draw:line draw:style-name="gr3" draw:text-style-name="P1" draw:layer="layout" svg:x1="17.526cm" svg:y1="20.955cm" svg:x2="17.526cm" svg:y2="18.415cm">
              <text:p/>
            </draw:line>
            <draw:line draw:style-name="gr3" draw:text-style-name="P1" draw:layer="layout" svg:x1="25.146cm" svg:y1="20.955cm" svg:x2="25.146cm" svg:y2="18.415cm">
              <text:p/>
            </draw:line>
            <draw:line draw:style-name="gr3" draw:text-style-name="P1" draw:layer="layout" svg:x1="21.336cm" svg:y1="20.955cm" svg:x2="21.336cm" svg:y2="18.415cm">
              <text:p/>
            </draw:line>
          </draw:g>
          <draw:path draw:style-name="gr11" draw:text-style-name="P1" draw:layer="layout" svg:width="2.862cm" svg:height="2.481cm" svg:x="22.106cm" svg:y="18.448cm" svg:viewBox="0 0 2863 2482" svg:d="M627 958c-140 0-254 114-254 254s114 254 254 254 254-114 254-254-114-254-254-254zM377 512l404 104 199-107-308-165c-42 45-104 74-173 74-125 0-226-94-226-209s101-209 226-209c37 0 72 8 103 23v-2l643 346 33-18v35 285 4l-90 48 431 112 596-322v19l452-38v27l196-108v435l-196-32v27l-452 38v26l-486 262v95l486 262v30l452 35v39l196-32v434l-196-108v17l-452-35v14l-31-17h-5v-2l-568-306v-1l-508 131 175 94v4 283 39l-36-20-360 193c-21 95-112 166-220 166-124 0-225-94-225-210s101-209 225-209c41 0 79 10 112 28l204-109-283-153-318 82v-246h-226v-316h-1c-83 0-150-62-150-140s67-139 150-139h1v-279h226z">
            <text:p/>
          </draw:path>
          <draw:path draw:style-name="gr11" draw:text-style-name="P1" draw:layer="layout" svg:width="2.862cm" svg:height="2.481cm" svg:x="17.705cm" svg:y="18.448cm" svg:viewBox="0 0 2863 2482" svg:d="M2228 958c-140 0-254 114-254 254s114 254 254 254 254-114 254-254-114-254-254-254zM2486 512v279h226v279h1c83 0 150 62 150 139s-67 140-150 140h-1v316h-226v246l-318-82-283 152 204 110c33-18 71-28 112-28 124 0 225 94 225 209s-101 210-225 210c-108 0-199-71-220-166l-360-194-36 20v-39-283-4l174-93-507-131v1l-568 307v1h-3l-33 18v-15l-452 36v-26l-196 108v-434l196 32v-30l452-36v-29l486-262v-95l-486-262v-27l-452-37v-28l-196 32v-435l196 108v-26l452 37v-18l596 321 430-111-89-48v-4-285-35l33 17 643-346v2c31-15 66-23 103-23 125 0 226 94 226 209s-101 209-226 209c-69 0-131-29-173-74l-308 166 199 106z">
            <text:p/>
          </draw:path>
        </draw:g>
        <draw:g>
          <draw:g>
            <draw:rect draw:style-name="gr1" draw:text-style-name="P1" draw:layer="layout" svg:width="2.54cm" svg:height="10.668cm" draw:transform="rotate (-1.57079632679579) translate (26.67cm 10.795cm)">
              <text:p/>
            </draw:rect>
            <draw:line draw:style-name="gr2" draw:text-style-name="P1" draw:layer="layout" svg:x1="16.764cm" svg:y1="10.795cm" svg:x2="16.764cm" svg:y2="12.065cm">
              <text:p/>
            </draw:line>
            <draw:line draw:style-name="gr2" draw:text-style-name="P1" draw:layer="layout" svg:x1="25.908cm" svg:y1="12.065cm" svg:x2="25.908cm" svg:y2="13.335cm">
              <text:p/>
            </draw:line>
            <draw:line draw:style-name="gr3" draw:text-style-name="P1" draw:layer="layout" svg:x1="17.526cm" svg:y1="13.335cm" svg:x2="17.526cm" svg:y2="10.795cm">
              <text:p/>
            </draw:line>
            <draw:line draw:style-name="gr3" draw:text-style-name="P1" draw:layer="layout" svg:x1="25.146cm" svg:y1="13.335cm" svg:x2="25.146cm" svg:y2="10.795cm">
              <text:p/>
            </draw:line>
            <draw:line draw:style-name="gr3" draw:text-style-name="P1" draw:layer="layout" svg:x1="21.336cm" svg:y1="13.335cm" svg:x2="21.336cm" svg:y2="10.795cm">
              <text:p/>
            </draw:line>
          </draw:g>
          <draw:path draw:style-name="gr12" draw:text-style-name="P1" draw:layer="layout" svg:width="2.862cm" svg:height="2.481cm" svg:x="22.106cm" svg:y="10.828cm" svg:viewBox="0 0 2863 2482" svg:d="M627 958c-140 0-254 114-254 254s114 254 254 254 254-114 254-254-114-254-254-254zM377 512l404 104 199-107-308-165c-42 45-104 74-173 74-125 0-226-94-226-209s101-209 226-209c37 0 72 8 103 23v-2l643 346 33-18v35 285 4l-90 48 431 112 596-322v19l452-38v27l196-108v435l-196-32v27l-452 38v26l-486 262v95l486 262v30l452 35v39l196-32v434l-196-108v17l-452-35v14l-31-17h-5v-2l-568-306v-1l-508 131 175 94v4 283 39l-36-20-360 193c-21 95-112 166-220 166-124 0-225-94-225-210s101-209 225-209c41 0 79 10 112 28l204-109-283-153-318 82v-246h-226v-316h-1c-83 0-150-62-150-140s67-139 150-139h1v-279h226z">
            <text:p/>
          </draw:path>
          <draw:path draw:style-name="gr12" draw:text-style-name="P1" draw:layer="layout" svg:width="2.862cm" svg:height="2.481cm" svg:x="17.705cm" svg:y="10.828cm" svg:viewBox="0 0 2863 2482" svg:d="M2228 958c-140 0-254 114-254 254s114 254 254 254 254-114 254-254-114-254-254-254zM2486 512v279h226v279h1c83 0 150 62 150 139s-67 140-150 140h-1v316h-226v246l-318-82-283 152 204 110c33-18 71-28 112-28 124 0 225 94 225 209s-101 210-225 210c-108 0-199-71-220-166l-360-194-36 20v-39-283-4l174-93-507-131v1l-568 307v1h-3l-33 18v-15l-452 36v-26l-196 108v-434l196 32v-30l452-36v-29l486-262v-95l-486-262v-27l-452-37v-28l-196 32v-435l196 108v-26l452 37v-18l596 321 430-111-89-48v-4-285-35l33 17 643-346v2c31-15 66-23 103-23 125 0 226 94 226 209s-101 209-226 209c-69 0-131-29-173-74l-308 166 199 106z">
            <text:p/>
          </draw:path>
        </draw:g>
        <draw:g>
          <draw:g>
            <draw:rect draw:style-name="gr1" draw:text-style-name="P1" draw:layer="layout" svg:width="2.54cm" svg:height="10.668cm" draw:transform="rotate (-1.57079632679579) translate (26.67cm 8.255cm)">
              <text:p/>
            </draw:rect>
            <draw:line draw:style-name="gr2" draw:text-style-name="P1" draw:layer="layout" svg:x1="16.764cm" svg:y1="8.255cm" svg:x2="16.764cm" svg:y2="9.525cm">
              <text:p/>
            </draw:line>
            <draw:line draw:style-name="gr2" draw:text-style-name="P1" draw:layer="layout" svg:x1="25.908cm" svg:y1="9.525cm" svg:x2="25.908cm" svg:y2="10.795cm">
              <text:p/>
            </draw:line>
            <draw:line draw:style-name="gr3" draw:text-style-name="P1" draw:layer="layout" svg:x1="17.526cm" svg:y1="10.795cm" svg:x2="17.526cm" svg:y2="8.255cm">
              <text:p/>
            </draw:line>
            <draw:line draw:style-name="gr3" draw:text-style-name="P1" draw:layer="layout" svg:x1="25.146cm" svg:y1="10.795cm" svg:x2="25.146cm" svg:y2="8.255cm">
              <text:p/>
            </draw:line>
            <draw:line draw:style-name="gr3" draw:text-style-name="P1" draw:layer="layout" svg:x1="21.336cm" svg:y1="10.795cm" svg:x2="21.336cm" svg:y2="8.255cm">
              <text:p/>
            </draw:line>
          </draw:g>
          <draw:path draw:style-name="gr13" draw:text-style-name="P1" draw:layer="layout" svg:width="2.862cm" svg:height="2.481cm" svg:x="22.106cm" svg:y="8.288cm" svg:viewBox="0 0 2863 2482" svg:d="M627 958c-140 0-254 114-254 254s114 254 254 254 254-114 254-254-114-254-254-254zM377 512l404 104 199-107-308-165c-42 45-104 74-173 74-125 0-226-94-226-209s101-209 226-209c37 0 72 8 103 23v-2l643 346 33-18v35 285 4l-90 48 431 112 596-322v19l452-38v27l196-108v435l-196-32v27l-452 38v26l-486 262v95l486 262v30l452 35v39l196-32v434l-196-108v17l-452-35v14l-31-17h-5v-2l-568-306v-1l-508 131 175 94v4 283 39l-36-20-360 193c-21 95-112 166-220 166-124 0-225-94-225-210s101-209 225-209c41 0 79 10 112 28l204-109-283-153-318 82v-246h-226v-316h-1c-83 0-150-62-150-140s67-139 150-139h1v-279h226z">
            <text:p/>
          </draw:path>
          <draw:path draw:style-name="gr13" draw:text-style-name="P1" draw:layer="layout" svg:width="2.862cm" svg:height="2.481cm" svg:x="17.705cm" svg:y="8.288cm" svg:viewBox="0 0 2863 2482" svg:d="M2228 958c-140 0-254 114-254 254s114 254 254 254 254-114 254-254-114-254-254-254zM2486 512v279h226v279h1c83 0 150 62 150 139s-67 140-150 140h-1v316h-226v246l-318-82-283 152 204 110c33-18 71-28 112-28 124 0 225 94 225 209s-101 210-225 210c-108 0-199-71-220-166l-360-194-36 20v-39-283-4l174-93-507-131v1l-568 307v1h-3l-33 18v-15l-452 36v-26l-196 108v-434l196 32v-30l452-36v-29l486-262v-95l-486-262v-27l-452-37v-28l-196 32v-435l196 108v-26l452 37v-18l596 321 430-111-89-48v-4-285-35l33 17 643-346v2c31-15 66-23 103-23 125 0 226 94 226 209s-101 209-226 209c-69 0-131-29-173-74l-308 166 199 106z">
            <text:p/>
          </draw:path>
        </draw:g>
        <draw:g>
          <draw:g>
            <draw:rect draw:style-name="gr1" draw:text-style-name="P1" draw:layer="layout" svg:width="2.54cm" svg:height="10.668cm" draw:transform="rotate (-1.57079632679579) translate (26.67cm 5.715cm)">
              <text:p/>
            </draw:rect>
            <draw:line draw:style-name="gr2" draw:text-style-name="P1" draw:layer="layout" svg:x1="16.764cm" svg:y1="5.715cm" svg:x2="16.764cm" svg:y2="6.985cm">
              <text:p/>
            </draw:line>
            <draw:line draw:style-name="gr2" draw:text-style-name="P1" draw:layer="layout" svg:x1="25.908cm" svg:y1="6.985cm" svg:x2="25.908cm" svg:y2="8.255cm">
              <text:p/>
            </draw:line>
            <draw:line draw:style-name="gr3" draw:text-style-name="P1" draw:layer="layout" svg:x1="17.526cm" svg:y1="8.255cm" svg:x2="17.526cm" svg:y2="5.715cm">
              <text:p/>
            </draw:line>
            <draw:line draw:style-name="gr3" draw:text-style-name="P1" draw:layer="layout" svg:x1="25.146cm" svg:y1="8.255cm" svg:x2="25.146cm" svg:y2="5.715cm">
              <text:p/>
            </draw:line>
            <draw:line draw:style-name="gr3" draw:text-style-name="P1" draw:layer="layout" svg:x1="21.336cm" svg:y1="8.255cm" svg:x2="21.336cm" svg:y2="5.715cm">
              <text:p/>
            </draw:line>
          </draw:g>
          <draw:path draw:style-name="gr14" draw:text-style-name="P1" draw:layer="layout" svg:width="2.862cm" svg:height="2.481cm" svg:x="22.106cm" svg:y="5.748cm" svg:viewBox="0 0 2863 2482" svg:d="M627 958c-140 0-254 114-254 254s114 254 254 254 254-114 254-254-114-254-254-254zM377 512l404 104 199-107-308-165c-42 45-104 74-173 74-125 0-226-94-226-209s101-209 226-209c37 0 72 8 103 23v-2l643 346 33-18v35 285 4l-90 48 431 112 596-322v19l452-38v27l196-108v435l-196-32v27l-452 38v26l-486 262v95l486 262v30l452 35v39l196-32v434l-196-108v17l-452-35v14l-31-17h-5v-2l-568-306v-1l-508 131 175 94v4 283 39l-36-20-360 193c-21 95-112 166-220 166-124 0-225-94-225-210s101-209 225-209c41 0 79 10 112 28l204-109-283-153-318 82v-246h-226v-316h-1c-83 0-150-62-150-140s67-139 150-139h1v-279h226z">
            <text:p/>
          </draw:path>
          <draw:path draw:style-name="gr14" draw:text-style-name="P1" draw:layer="layout" svg:width="2.862cm" svg:height="2.481cm" svg:x="17.705cm" svg:y="5.748cm" svg:viewBox="0 0 2863 2482" svg:d="M2228 958c-140 0-254 114-254 254s114 254 254 254 254-114 254-254-114-254-254-254zM2486 512v279h226v279h1c83 0 150 62 150 139s-67 140-150 140h-1v316h-226v246l-318-82-283 152 204 110c33-18 71-28 112-28 124 0 225 94 225 209s-101 210-225 210c-108 0-199-71-220-166l-360-194-36 20v-39-283-4l174-93-507-131v1l-568 307v1h-3l-33 18v-15l-452 36v-26l-196 108v-434l196 32v-30l452-36v-29l486-262v-95l-486-262v-27l-452-37v-28l-196 32v-435l196 108v-26l452 37v-18l596 321 430-111-89-48v-4-285-35l33 17 643-346v2c31-15 66-23 103-23 125 0 226 94 226 209s-101 209-226 209c-69 0-131-29-173-74l-308 166 199 106z">
            <text:p/>
          </draw:path>
        </draw:g>
        <draw:g>
          <draw:g>
            <draw:rect draw:style-name="gr1" draw:text-style-name="P1" draw:layer="layout" svg:width="2.54cm" svg:height="10.668cm" draw:transform="rotate (-1.57079632679579) translate (26.67cm 3.175cm)">
              <text:p/>
            </draw:rect>
            <draw:line draw:style-name="gr2" draw:text-style-name="P1" draw:layer="layout" svg:x1="16.764cm" svg:y1="3.175cm" svg:x2="16.764cm" svg:y2="4.445cm">
              <text:p/>
            </draw:line>
            <draw:line draw:style-name="gr2" draw:text-style-name="P1" draw:layer="layout" svg:x1="25.908cm" svg:y1="4.445cm" svg:x2="25.908cm" svg:y2="5.715cm">
              <text:p/>
            </draw:line>
            <draw:line draw:style-name="gr3" draw:text-style-name="P1" draw:layer="layout" svg:x1="17.526cm" svg:y1="5.715cm" svg:x2="17.526cm" svg:y2="3.175cm">
              <text:p/>
            </draw:line>
            <draw:line draw:style-name="gr3" draw:text-style-name="P1" draw:layer="layout" svg:x1="25.146cm" svg:y1="5.715cm" svg:x2="25.146cm" svg:y2="3.175cm">
              <text:p/>
            </draw:line>
            <draw:line draw:style-name="gr3" draw:text-style-name="P1" draw:layer="layout" svg:x1="21.336cm" svg:y1="5.715cm" svg:x2="21.336cm" svg:y2="3.175cm">
              <text:p/>
            </draw:line>
          </draw:g>
          <draw:path draw:style-name="gr15" draw:text-style-name="P1" draw:layer="layout" svg:width="2.862cm" svg:height="2.481cm" svg:x="22.106cm" svg:y="3.208cm" svg:viewBox="0 0 2863 2482" svg:d="M627 958c-140 0-254 114-254 254s114 254 254 254 254-114 254-254-114-254-254-254zM377 512l404 104 199-107-308-165c-42 45-104 74-173 74-125 0-226-94-226-209s101-209 226-209c37 0 72 8 103 23v-2l643 346 33-18v35 285 4l-90 48 431 112 596-322v19l452-38v27l196-108v435l-196-32v27l-452 38v26l-486 262v95l486 262v30l452 35v39l196-32v434l-196-108v17l-452-35v14l-31-17h-5v-2l-568-306v-1l-508 131 175 94v4 283 39l-36-20-360 193c-21 95-112 166-220 166-124 0-225-94-225-210s101-209 225-209c41 0 79 10 112 28l204-109-283-153-318 82v-246h-226v-316h-1c-83 0-150-62-150-140s67-139 150-139h1v-279h226z">
            <text:p/>
          </draw:path>
          <draw:path draw:style-name="gr15" draw:text-style-name="P1" draw:layer="layout" svg:width="2.862cm" svg:height="2.481cm" svg:x="17.705cm" svg:y="3.208cm" svg:viewBox="0 0 2863 2482" svg:d="M2228 958c-140 0-254 114-254 254s114 254 254 254 254-114 254-254-114-254-254-254zM2486 512v279h226v279h1c83 0 150 62 150 139s-67 140-150 140h-1v316h-226v246l-318-82-283 152 204 110c33-18 71-28 112-28 124 0 225 94 225 209s-101 210-225 210c-108 0-199-71-220-166l-360-194-36 20v-39-283-4l174-93-507-131v1l-568 307v1h-3l-33 18v-15l-452 36v-26l-196 108v-434l196 32v-30l452-36v-29l486-262v-95l-486-262v-27l-452-37v-28l-196 32v-435l196 108v-26l452 37v-18l596 321 430-111-89-48v-4-285-35l33 17 643-346v2c31-15 66-23 103-23 125 0 226 94 226 209s-101 209-226 209c-69 0-131-29-173-74l-308 166 199 106z">
            <text:p/>
          </draw:path>
        </draw:g>
        <draw:g>
          <draw:g>
            <draw:rect draw:style-name="gr1" draw:text-style-name="P1" draw:layer="layout" svg:width="1.269cm" svg:height="5.588cm" draw:transform="rotate (3.1415926535892) translate (6.349cm 18.415cm)">
              <text:p/>
            </draw:rect>
            <draw:line draw:style-name="gr2" draw:text-style-name="P1" draw:layer="layout" svg:x1="6.35cm" svg:y1="13.335cm" svg:x2="5.715cm" svg:y2="13.335cm">
              <text:p/>
            </draw:line>
            <draw:line draw:style-name="gr2" draw:text-style-name="P1" draw:layer="layout" svg:x1="5.715cm" svg:y1="17.907cm" svg:x2="5.08cm" svg:y2="17.907cm">
              <text:p/>
            </draw:line>
            <draw:line draw:style-name="gr3" draw:text-style-name="P1" draw:layer="layout" svg:x1="5.08cm" svg:y1="13.843cm" svg:x2="6.349cm" svg:y2="13.843cm">
              <text:p/>
            </draw:line>
            <draw:line draw:style-name="gr3" draw:text-style-name="P1" draw:layer="layout" svg:x1="5.08cm" svg:y1="17.399cm" svg:x2="6.349cm" svg:y2="17.399cm">
              <text:p/>
            </draw:line>
            <draw:line draw:style-name="gr3" draw:text-style-name="P1" draw:layer="layout" svg:x1="5.08cm" svg:y1="15.621cm" svg:x2="6.349cm" svg:y2="15.621cm">
              <text:p/>
            </draw:line>
          </draw:g>
          <draw:path draw:style-name="gr8" draw:text-style-name="P1" draw:layer="layout" svg:width="1.058cm" svg:height="1.224cm" svg:x="5.222cm" svg:y="14.043cm" svg:viewBox="0 0 1059 1225" svg:d="M235 0l-45 90h6l243 307 27-35 11 13 267-193 206-182h109l-206 182h8l-293 309 60 76-127 160 3 18 71-88h1 89 20l-10 13 116 146h36l40 67h157l-69 342h-331l-5-23h-186l-3-22h-142v-91h-288v-113h288v-45h92l-21-115h24l22-121-101-128 80-101-297-376h13l-46-90zM491 883h65 108 13l34-56-81-102-92 115h-39z">
            <text:p/>
          </draw:path>
          <draw:path draw:style-name="gr8" draw:text-style-name="P1" draw:layer="layout" svg:width="1.058cm" svg:height="1.223cm" svg:x="5.223cm" svg:y="15.943cm" svg:viewBox="0 0 1059 1224" svg:d="M235 1224h-181l46-90h-13l288-364-89-113 116-146-19-103h-24l21-114h-92v-45h-288v-113h288v-91h160l3-23h187l4-22h331l69 342h-193l-40 66h-18l-116 146 10 13h-20-89-1l-71-88-6 36 112 142-52 66 303 319h-8l206 182h-109l-206-182-279-202-17 22-18-23-234 295h-6zM702 408h-2l-40-66h-86v-1h-83l8 43h39l92 115z">
            <text:p/>
          </draw:path>
        </draw:g>
      </draw:page>
      <draw:page draw:name="Turrets, runners" draw:style-name="dp1" draw:master-page-name="Default">
        <office:forms form:automatic-focus="false" form:apply-design-mode="false"/>
        <draw:g>
          <draw:g>
            <draw:rect draw:style-name="gr1" draw:text-style-name="P1" draw:layer="Photo" svg:width="2.032cm" svg:height="7.62cm" svg:x="1.016cm" svg:y="5.715cm">
              <text:p/>
            </draw:rect>
            <draw:line draw:style-name="gr2" draw:text-style-name="P1" draw:layer="Photo" svg:x1="1.016cm" svg:y1="12.827cm" svg:x2="2.032cm" svg:y2="12.827cm">
              <text:p/>
            </draw:line>
            <draw:line draw:style-name="gr2" draw:text-style-name="P1" draw:layer="Photo" svg:x1="2.032cm" svg:y1="6.223cm" svg:x2="3.048cm" svg:y2="6.223cm">
              <text:p/>
            </draw:line>
            <draw:line draw:style-name="gr3" draw:text-style-name="P1" draw:layer="Photo" svg:x1="3.048cm" svg:y1="12.319cm" svg:x2="1.016cm" svg:y2="12.319cm">
              <text:p/>
            </draw:line>
            <draw:line draw:style-name="gr3" draw:text-style-name="P1" draw:layer="Photo" svg:x1="3.048cm" svg:y1="6.731cm" svg:x2="1.016cm" svg:y2="6.731cm">
              <text:p/>
            </draw:line>
            <draw:line draw:style-name="gr3" draw:text-style-name="P1" draw:layer="Photo" svg:x1="3.048cm" svg:y1="9.525cm" svg:x2="1.016cm" svg:y2="9.525cm">
              <text:p/>
            </draw:line>
          </draw:g>
          <draw:rect draw:style-name="gr16" draw:text-style-name="P1" draw:layer="Photo" svg:width="2.032cm" svg:height="2.794cm" svg:x="1.016cm" svg:y="9.531cm">
            <text:p/>
          </draw:rect>
          <draw:path draw:style-name="gr4" draw:text-style-name="P1" draw:layer="Photo" svg:width="1.777cm" svg:height="1.825cm" svg:x="1.116cm" svg:y="10.393cm" svg:viewBox="0 0 1778 1826" svg:d="M1149 369c-103 0-186-83-186-184s83-185 186-185 185 83 185 185-83 184-185 184zM395 864c-47 0-86-39-86-86 0-35 20-65 49-79l162-280h2l11-24h464 217 6l-2 5 221 315h249c1 0 2 0 4 0 47 0 86 39 86 87s-39 86-86 86c-7 0-14-1-20-2v2h-112-209-8l-161-229-141 303h-2l441 864h-241l-396-776-30 350c1 7 2 15 2 23 0 56-43 103-98 110l-3 7h-714l96-207h511l32-371h-13l184-395h-202l-114 197h-14c1 4 1 9 1 14 0 47-39 86-86 86z">
            <text:p/>
          </draw:path>
          <draw:custom-shape draw:style-name="gr17" draw:text-style-name="P1" draw:layer="Photo" svg:width="0.394cm" svg:height="0.069cm" draw:transform="rotate (0.1745329251994) translate (2.111cm 10.455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" draw:layer="Photo" svg:width="0.328cm" svg:height="0.165cm" draw:transform="rotate (0.1745329251994) translate (2.053cm 10.368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rect draw:style-name="gr16" draw:text-style-name="P1" draw:layer="Photo" svg:width="2.032cm" svg:height="2.794cm" draw:transform="rotate (3.1415926535892) translate (3.048cm 9.525cm)">
            <text:p/>
          </draw:rect>
          <draw:path draw:style-name="gr4" draw:text-style-name="P1" draw:layer="Photo" svg:width="1.777cm" svg:height="1.825cm" svg:x="1.116cm" svg:y="6.837cm" svg:viewBox="0 0 1778 1826" svg:d="M1149 1457c-103 0-186 83-186 184s83 185 186 185 185-83 185-185-83-184-185-184zM395 962c-47 0-86 39-86 86 0 35 20 65 49 79l162 280h2l11 24h464 217 6l-2-5 221-315h249c1 0 2 0 4 0 47 0 86-39 86-87s-39-86-86-86c-7 0-14 1-20 2v-2h-112-209-8l-161 229-141-303h-2l441-864h-241l-396 776-30-350c1-7 2-15 2-23 0-56-43-103-98-110l-3-7h-714l96 207h511l32 371h-13l184 395h-202l-114-197h-14c1-4 1-9 1-14 0-47-39-86-86-86z">
            <text:p/>
          </draw:path>
          <draw:custom-shape draw:style-name="gr17" draw:text-style-name="P1" draw:layer="Photo" svg:width="0.394cm" svg:height="0.069cm" draw:transform="rotate (0.1745329251994) translate (2.111cm 8.601cm)">
            <text:p/>
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" draw:layer="Photo" svg:width="0.328cm" svg:height="0.168cm" draw:transform="rotate (0.1745329251994) translate (2.053cm 8.578cm)">
            <text:p/>
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rect draw:style-name="gr1" draw:text-style-name="P1" draw:layer="Photo" svg:width="2.032cm" svg:height="7.62cm" svg:x="3.048cm" svg:y="5.715cm">
              <text:p/>
            </draw:rect>
            <draw:line draw:style-name="gr2" draw:text-style-name="P1" draw:layer="Photo" svg:x1="3.048cm" svg:y1="12.827cm" svg:x2="4.064cm" svg:y2="12.827cm">
              <text:p/>
            </draw:line>
            <draw:line draw:style-name="gr2" draw:text-style-name="P1" draw:layer="Photo" svg:x1="4.064cm" svg:y1="6.223cm" svg:x2="5.08cm" svg:y2="6.223cm">
              <text:p/>
            </draw:line>
            <draw:line draw:style-name="gr3" draw:text-style-name="P1" draw:layer="Photo" svg:x1="5.08cm" svg:y1="12.319cm" svg:x2="3.048cm" svg:y2="12.319cm">
              <text:p/>
            </draw:line>
            <draw:line draw:style-name="gr3" draw:text-style-name="P1" draw:layer="Photo" svg:x1="5.08cm" svg:y1="6.731cm" svg:x2="3.048cm" svg:y2="6.731cm">
              <text:p/>
            </draw:line>
            <draw:line draw:style-name="gr3" draw:text-style-name="P1" draw:layer="Photo" svg:x1="5.08cm" svg:y1="9.525cm" svg:x2="3.048cm" svg:y2="9.525cm">
              <text:p/>
            </draw:line>
          </draw:g>
          <draw:rect draw:style-name="gr18" draw:text-style-name="P1" draw:layer="Photo" svg:width="2.032cm" svg:height="2.794cm" svg:x="3.048cm" svg:y="9.525cm">
            <text:p/>
          </draw:rect>
          <draw:rect draw:style-name="gr18" draw:text-style-name="P1" draw:layer="Photo" svg:width="2.032cm" svg:height="2.794cm" draw:transform="rotate (3.1415926535892) translate (5.08cm 9.525cm)">
            <text:p/>
          </draw:rect>
          <draw:path draw:style-name="gr4" draw:text-style-name="P1" draw:layer="Photo" svg:width="1.777cm" svg:height="1.825cm" svg:x="3.148cm" svg:y="6.811cm" svg:viewBox="0 0 1778 1826" svg:d="M1149 1457c-103 0-186 83-186 184s83 185 186 185 185-83 185-185-83-184-185-184zM395 962c-47 0-86 39-86 86 0 35 20 65 49 79l162 280h2l11 24h464 217 6l-2-5 221-315h249c1 0 2 0 4 0 47 0 86-39 86-87s-39-86-86-86c-7 0-14 1-20 2v-2h-112-209-8l-161 229-141-303h-2l441-864h-241l-396 776-30-350c1-7 2-15 2-23 0-56-43-103-98-110l-3-7h-714l96 207h511l32 371h-13l184 395h-202l-114-197h-14c1-4 1-9 1-14 0-47-39-86-86-86z">
            <text:p/>
          </draw:path>
          <draw:custom-shape draw:style-name="gr17" draw:text-style-name="P1" draw:layer="Photo" svg:width="0.615cm" svg:height="0.599cm" draw:transform="rotate (-0.349065850399987) translate (3.99cm 6.868cm)">
            <text:p/>
            <draw:enhanced-geometry svg:viewBox="0 0 21600 21600" draw:mirror-vertical="true" draw:glue-points="10800 0 5400 10800 0 21600 10800 21600 21600 21600 16200 10800" draw:text-areas="1900 12700 12700 19700" draw:type="right-triangle" draw:enhanced-path="M 0 0 L 21600 21600 0 21600 0 0 Z N"/>
          </draw:custom-shape>
          <draw:custom-shape draw:style-name="gr19" draw:text-style-name="P1" draw:layer="Photo" svg:width="0.418cm" svg:height="0.323cm" svg:x="4.027cm" svg:y="8.469cm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17" draw:text-style-name="P1" draw:layer="Photo" svg:width="0.46cm" svg:height="0.165cm" svg:x="3.933cm" svg:y="8.435cm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" draw:layer="Photo" svg:width="0.46cm" svg:height="0.169cm" draw:transform="rotate (-0.785398163398487) translate (4.326cm 8.392cm)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" draw:layer="Photo" svg:width="0.442cm" svg:height="0.399cm" svg:x="3.708cm" svg:y="8.421cm">
            <text:p/>
            <draw:enhanced-geometry svg:viewBox="0 0 21600 21600" draw:mirror-vertical="true" draw:type="block-arc" draw:modifiers="-175.606295513144 10000.4957928766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g>
            <draw:path draw:style-name="gr4" draw:text-style-name="P1" draw:layer="Photo" svg:width="1.777cm" svg:height="1.825cm" svg:x="3.175cm" svg:y="10.366cm" svg:viewBox="0 0 1778 1826" svg:d="M1149 369c-103 0-186-83-186-184s83-185 186-185 185 83 185 185-83 184-185 184zM395 864c-47 0-86-39-86-86 0-35 20-65 49-79l162-280h2l11-24h464 217 6l-2 5 221 315h249c1 0 2 0 4 0 47 0 86 39 86 87s-39 86-86 86c-7 0-14-1-20-2v2h-112-209-8l-161-229-141 303h-2l441 864h-241l-396-776-30 350c1 7 2 15 2 23 0 56-43 103-98 110l-3 7h-714l96-207h511l32-371h-13l184-395h-202l-114 197h-14c1 4 1 9 1 14 0 47-39 86-86 86z">
              <text:p/>
            </draw:path>
            <draw:custom-shape draw:style-name="gr17" draw:text-style-name="P1" draw:layer="Photo" svg:width="0.615cm" svg:height="0.599cm" draw:transform="rotate (-0.349065850399987) translate (4.017cm 11.325cm)">
              <text:p/>
    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    </draw:custom-shape>
            <draw:custom-shape draw:style-name="gr19" draw:text-style-name="P1" draw:layer="Photo" svg:width="0.418cm" svg:height="0.323cm" svg:x="4.054cm" svg:y="10.174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" draw:layer="Photo" svg:width="0.46cm" svg:height="0.165cm" svg:x="3.96cm" svg:y="10.36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7" draw:text-style-name="P1" draw:layer="Photo" svg:width="0.46cm" svg:height="0.169cm" draw:transform="rotate (-0.785398163398487) translate (4.353cm 10.129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7" draw:text-style-name="P1" draw:layer="Photo" svg:width="0.442cm" svg:height="0.399cm" svg:x="3.735cm" svg:y="10.146cm">
              <text:p/>
              <draw:enhanced-geometry svg:viewBox="0 0 21600 21600" draw:type="block-arc" draw:modifiers="-175.606295513144 10000.4957928766" draw:enhanced-path="B 0 0 21600 21600 ?f4 ?f3 ?f2 ?f3 W ?f5 ?f5 ?f6 ?f6 ?f2 ?f3 ?f4 ?f3 Z N">
                <draw:equation draw:name="f0" draw:formula="10800*cos($0 *(pi/180))"/>
                <draw:equation draw:name="f1" draw:formula="10800*sin($0 *(pi/180))"/>
                <draw:equation draw:name="f2" draw:formula="?f0 +10800"/>
                <draw:equation draw:name="f3" draw:formula="?f1 +10800"/>
                <draw:equation draw:name="f4" draw:formula="21600-?f2 "/>
                <draw:equation draw:name="f5" draw:formula="10800-$1 "/>
                <draw:equation draw:name="f6" draw:formula="10800+$1 "/>
                <draw:equation draw:name="f7" draw:formula="?f5 *cos($0 *(pi/180))"/>
                <draw:equation draw:name="f8" draw:formula="?f5 *sin($0 *(pi/180))"/>
                <draw:handle draw:handle-position="$1 $0" draw:handle-polar="10800 10800" draw:handle-radius-range-minimum="0" draw:handle-radius-range-maximum="10800"/>
              </draw:enhanced-geometry>
            </draw:custom-shape>
          </draw:g>
        </draw:g>
        <draw:g>
          <draw:g>
            <draw:rect draw:style-name="gr1" draw:text-style-name="P1" draw:layer="Photo" svg:width="2.032cm" svg:height="7.62cm" svg:x="5.08cm" svg:y="5.715cm">
              <text:p/>
            </draw:rect>
            <draw:line draw:style-name="gr2" draw:text-style-name="P1" draw:layer="Photo" svg:x1="5.08cm" svg:y1="12.827cm" svg:x2="6.096cm" svg:y2="12.827cm">
              <text:p/>
            </draw:line>
            <draw:line draw:style-name="gr2" draw:text-style-name="P1" draw:layer="Photo" svg:x1="6.096cm" svg:y1="6.223cm" svg:x2="7.112cm" svg:y2="6.223cm">
              <text:p/>
            </draw:line>
            <draw:line draw:style-name="gr3" draw:text-style-name="P1" draw:layer="Photo" svg:x1="7.112cm" svg:y1="12.319cm" svg:x2="5.08cm" svg:y2="12.319cm">
              <text:p/>
            </draw:line>
            <draw:line draw:style-name="gr3" draw:text-style-name="P1" draw:layer="Photo" svg:x1="7.112cm" svg:y1="6.731cm" svg:x2="5.08cm" svg:y2="6.731cm">
              <text:p/>
            </draw:line>
            <draw:line draw:style-name="gr3" draw:text-style-name="P1" draw:layer="Photo" svg:x1="7.112cm" svg:y1="9.525cm" svg:x2="5.08cm" svg:y2="9.525cm">
              <text:p/>
            </draw:line>
          </draw:g>
          <draw:rect draw:style-name="gr20" draw:text-style-name="P1" draw:layer="Photo" svg:width="2.032cm" svg:height="2.794cm" svg:x="5.08cm" svg:y="9.525cm">
            <text:p/>
          </draw:rect>
          <draw:path draw:style-name="gr4" draw:text-style-name="P1" draw:layer="Photo" svg:width="0.37cm" svg:height="0.368cm" svg:x="6.111cm" svg:y="10.413cm" svg:viewBox="0 0 371 369" svg:d="M186 369c-103 0-186-83-186-184s83-185 186-185 185 83 185 185-83 184-185 184z">
            <text:p/>
          </draw:path>
          <draw:path draw:style-name="gr4" draw:text-style-name="P1" draw:layer="Photo" svg:width="1.777cm" svg:height="1.43cm" svg:x="5.148cm" svg:y="10.808cm" svg:viewBox="0 0 1778 1431" svg:d="M395 469c-47 0-86-39-86-86 0-35 20-65 49-79l162-280h2l11-24h464 217 6l-2 5 221 315h249c1 0 2 0 4 0 47 0 86 39 86 87s-39 86-86 86c-7 0-14-1-20-2v2h-112-209-8l-161-229-141 303h-2l441 864h-241l-396-776-30 350c1 7 2 15 2 23 0 56-43 103-98 110l-3 7h-714l96-207h511l32-371h-13l184-395h-202l-114 197h-14c1 4 1 9 1 14 0 47-39 86-86 86z">
            <text:p/>
          </draw:path>
          <draw:custom-shape draw:style-name="gr19" draw:text-style-name="P1" draw:layer="Photo" svg:width="0.286cm" svg:height="0.268cm" draw:transform="rotate (0.1745329251994) translate (6.089cm 10.251cm)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1" draw:layer="Photo" svg:width="0.54cm" svg:height="0.04cm" draw:transform="rotate (0.1745329251994) translate (6cm 10.51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" draw:layer="Photo" svg:width="0.027cm" svg:height="1.031cm" draw:transform="rotate (-0.349065850399987) translate (6.896cm 11.053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rect draw:style-name="gr20" draw:text-style-name="P1" draw:layer="Photo" svg:width="2.032cm" svg:height="2.794cm" draw:transform="rotate (3.1415926535892) translate (7.112cm 9.525cm)">
              <text:p/>
            </draw:rect>
            <draw:path draw:style-name="gr4" draw:text-style-name="P1" draw:layer="Photo" svg:width="0.37cm" svg:height="0.368cm" svg:x="6.111cm" svg:y="8.268cm" svg:viewBox="0 0 371 369" svg:d="M186 0c-103 0-186 83-186 184s83 185 186 185 185-83 185-185-83-184-185-184z">
              <text:p/>
            </draw:path>
            <draw:path draw:style-name="gr4" draw:text-style-name="P1" draw:layer="Photo" svg:width="1.777cm" svg:height="1.43cm" svg:x="5.148cm" svg:y="6.811cm" svg:viewBox="0 0 1778 1431" svg:d="M395 962c-47 0-86 39-86 86 0 35 20 65 49 79l162 280h2l11 24h464 217 6l-2-5 221-315h249c1 0 2 0 4 0 47 0 86-39 86-87s-39-86-86-86c-7 0-14 1-20 2v-2h-112-209-8l-161 229-141-303h-2l441-864h-241l-396 776-30-350c1-7 2-15 2-23 0-56-43-103-98-110l-3-7h-714l96 207h511l32 371h-13l184 395h-202l-114-197h-14c1-4 1-9 1-14 0-47-39-86-86-86z">
              <text:p/>
            </draw:path>
            <draw:custom-shape draw:style-name="gr19" draw:text-style-name="P1" draw:layer="Photo" svg:width="0.286cm" svg:height="0.268cm" draw:transform="rotate (0.1745329251994) translate (6.089cm 8.585cm)">
              <text:p/>
              <draw:enhanced-geometry svg:viewBox="0 0 21600 21600" draw:mirror-vertical="true" draw:type="rectangle" draw:enhanced-path="M 0 0 L 21600 0 21600 21600 0 21600 0 0 Z N"/>
            </draw:custom-shape>
            <draw:custom-shape draw:style-name="gr17" draw:text-style-name="P1" draw:layer="Photo" svg:width="0.54cm" svg:height="0.049cm" draw:transform="rotate (0.1745329251994) translate (6cm 8.577cm)">
              <text:p/>
  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7" draw:text-style-name="P1" draw:layer="Photo" svg:width="0.027cm" svg:height="1.031cm" draw:transform="rotate (-0.349065850399987) translate (6.896cm 6.979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</draw:g>
        </draw:g>
        <draw:g>
          <draw:g>
            <draw:rect draw:style-name="gr1" draw:text-style-name="P1" draw:layer="Photo" svg:width="2.032cm" svg:height="7.62cm" svg:x="7.112cm" svg:y="5.715cm">
              <text:p/>
            </draw:rect>
            <draw:line draw:style-name="gr2" draw:text-style-name="P1" draw:layer="Photo" svg:x1="7.112cm" svg:y1="12.827cm" svg:x2="8.128cm" svg:y2="12.827cm">
              <text:p/>
            </draw:line>
            <draw:line draw:style-name="gr2" draw:text-style-name="P1" draw:layer="Photo" svg:x1="8.128cm" svg:y1="6.223cm" svg:x2="9.144cm" svg:y2="6.223cm">
              <text:p/>
            </draw:line>
            <draw:line draw:style-name="gr3" draw:text-style-name="P1" draw:layer="Photo" svg:x1="9.144cm" svg:y1="12.319cm" svg:x2="7.112cm" svg:y2="12.319cm">
              <text:p/>
            </draw:line>
            <draw:line draw:style-name="gr3" draw:text-style-name="P1" draw:layer="Photo" svg:x1="9.144cm" svg:y1="6.731cm" svg:x2="7.112cm" svg:y2="6.731cm">
              <text:p/>
            </draw:line>
            <draw:line draw:style-name="gr3" draw:text-style-name="P1" draw:layer="Photo" svg:x1="9.144cm" svg:y1="9.525cm" svg:x2="7.112cm" svg:y2="9.525cm">
              <text:p/>
            </draw:line>
          </draw:g>
          <draw:frame draw:style-name="gr21" draw:text-style-name="P1" draw:layer="Photo" svg:width="0.635cm" svg:height="0.61cm" svg:x="7.989cm" svg:y="10.144cm">
            <draw:image xlink:href="Pictures/10000000000001360000012C240A687C.jpg" xlink:type="simple" xlink:show="embed" xlink:actuate="onLoad">
              <text:p/>
            </draw:image>
          </draw:frame>
          <draw:g>
            <draw:rect draw:style-name="gr22" draw:text-style-name="P1" draw:layer="Photo" svg:width="2.032cm" svg:height="2.794cm" svg:x="7.112cm" svg:y="9.525cm">
              <text:p/>
            </draw:rect>
            <draw:path draw:style-name="gr4" draw:text-style-name="P1" draw:layer="Photo" svg:width="1.777cm" svg:height="1.825cm" svg:x="7.18cm" svg:y="10.393cm" svg:viewBox="0 0 1778 1826" svg:d="M1149 369c-103 0-186-83-186-184s83-185 186-185 185 83 185 185-83 184-185 184zM395 864c-47 0-86-39-86-86 0-35 20-65 49-79l162-280h2l11-24h464 217 6l-2 5 221 315h249c1 0 2 0 4 0 47 0 86 39 86 87s-39 86-86 86c-7 0-14-1-20-2v2h-112-209-8l-161-229-141 303h-2l441 864h-241l-396-776-30 350c1 7 2 15 2 23 0 56-43 103-98 110l-3 7h-714l96-207h511l32-371h-13l184-395h-202l-114 197h-14c1 4 1 9 1 14 0 47-39 86-86 86z">
              <text:p/>
            </draw:path>
            <draw:custom-shape draw:style-name="gr23" draw:text-style-name="P1" draw:layer="Photo" svg:width="0.458cm" svg:height="0.558cm" draw:transform="rotate (-0.261799387800286) translate (8.136cm 10.116cm)">
              <text:p/>
              <draw:enhanced-geometry draw:mirror-vertical="true" draw:mirror-horizontal="false" draw:glue-point-type="segments" draw:type="mso-spt100" draw:modifiers="179.69685055632 0" draw:enhanced-path="V 0 0 21600 21600 ?f5 ?f7 ?f1 ?f3 L 10800 10800 Z N">
                <draw:equation draw:name="f0" draw:formula="10800*cos($0 *(pi/180))"/>
                <draw:equation draw:name="f1" draw:formula="?f0 +10800"/>
                <draw:equation draw:name="f2" draw:formula="10800*sin($0 *(pi/180))"/>
                <draw:equation draw:name="f3" draw:formula="?f2 +10800"/>
                <draw:equation draw:name="f4" draw:formula="10800*cos($1 *(pi/180))"/>
                <draw:equation draw:name="f5" draw:formula="?f4 +10800"/>
                <draw:equation draw:name="f6" draw:formula="10800*sin($1 *(pi/180))"/>
                <draw:equation draw:name="f7" draw:formula="?f6 +10800"/>
                <draw:handle draw:handle-position="10800 $0" draw:handle-polar="10800 10800" draw:handle-radius-range-minimum="10800" draw:handle-radius-range-maximum="10800"/>
                <draw:handle draw:handle-position="10800 $1" draw:handle-polar="10800 10800" draw:handle-radius-range-minimum="10800" draw:handle-radius-range-maximum="10800"/>
              </draw:enhanced-geometry>
            </draw:custom-shape>
            <draw:custom-shape draw:style-name="gr24" draw:text-style-name="P1" draw:layer="Photo" svg:width="0.143cm" svg:height="0.443cm" draw:transform="rotate (-0.0872664626008864) translate (7.747cm 11.342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4" draw:text-style-name="P1" draw:layer="Photo" svg:width="0.143cm" svg:height="0.496cm" draw:transform="rotate (0.4363323129985) translate (8.156cm 11.385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4" draw:text-style-name="P1" draw:layer="Photo" svg:width="0.238cm" svg:height="0.206cm" svg:x="8.389cm" svg:y="10.269cm">
              <text:p/>
    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    </draw:custom-shape>
            <draw:custom-shape draw:style-name="gr24" draw:text-style-name="P1" draw:layer="Photo" svg:width="0.26cm" svg:height="0.322cm" draw:transform="rotate (-0.349065850399987) translate (7.995cm 10.293cm)">
              <text:p/>
              <draw:enhanced-geometry svg:viewBox="0 0 21600 21600" draw:mirror-horizontal="true" draw:mirror-vertical="false" draw:glue-points="10800 0 5400 10800 0 21600 10800 21600 21600 21600 16200 10800" draw:text-areas="1900 12700 12700 19700" draw:type="right-triangle" draw:enhanced-path="M 0 0 L 21600 21600 0 21600 0 0 Z N"/>
            </draw:custom-shape>
            <draw:custom-shape draw:style-name="gr24" draw:text-style-name="P1" draw:layer="Photo" svg:width="0.143cm" svg:height="0.492cm" draw:transform="rotate (0.4363323129985) translate (7.981cm 11.46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4" draw:text-style-name="P1" draw:layer="Photo" svg:width="0.143cm" svg:height="0.501cm" draw:transform="rotate (-0.0872664626008864) translate (7.928cm 11.389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rect draw:style-name="gr22" draw:text-style-name="P1" draw:layer="Photo" svg:width="2.032cm" svg:height="2.794cm" draw:transform="rotate (3.1415926535892) translate (9.144cm 9.525cm)">
              <text:p/>
            </draw:rect>
            <draw:path draw:style-name="gr4" draw:text-style-name="P1" draw:layer="Photo" svg:width="1.777cm" svg:height="1.825cm" svg:x="7.18cm" svg:y="6.831cm" svg:viewBox="0 0 1778 1826" svg:d="M1149 1457c-103 0-186 83-186 184s83 185 186 185 185-83 185-185-83-184-185-184zM395 962c-47 0-86 39-86 86 0 35 20 65 49 79l162 280h2l11 24h464 217 6l-2-5 221-315h249c1 0 2 0 4 0 47 0 86-39 86-87s-39-86-86-86c-7 0-14 1-20 2v-2h-112-209-8l-161 229-141-303h-2l441-864h-241l-396 776-30-350c1-7 2-15 2-23 0-56-43-103-98-110l-3-7h-714l96 207h511l32 371h-13l184 395h-202l-114-197h-14c1-4 1-9 1-14 0-47-39-86-86-86z">
              <text:p/>
            </draw:path>
            <draw:custom-shape draw:style-name="gr23" draw:text-style-name="P1" draw:layer="Photo" svg:width="0.458cm" svg:height="0.561cm" draw:transform="rotate (-0.261799387800286) translate (8.136cm 8.27cm)">
              <text:p/>
              <draw:enhanced-geometry draw:mirror-vertical="false" draw:mirror-horizontal="false" draw:glue-point-type="segments" draw:type="mso-spt100" draw:modifiers="179.69685055632 0" draw:enhanced-path="V 0 0 21600 21600 ?f5 ?f7 ?f1 ?f3 L 10800 10800 Z N">
                <draw:equation draw:name="f0" draw:formula="10800*cos($0 *(pi/180))"/>
                <draw:equation draw:name="f1" draw:formula="?f0 +10800"/>
                <draw:equation draw:name="f2" draw:formula="10800*sin($0 *(pi/180))"/>
                <draw:equation draw:name="f3" draw:formula="?f2 +10800"/>
                <draw:equation draw:name="f4" draw:formula="10800*cos($1 *(pi/180))"/>
                <draw:equation draw:name="f5" draw:formula="?f4 +10800"/>
                <draw:equation draw:name="f6" draw:formula="10800*sin($1 *(pi/180))"/>
                <draw:equation draw:name="f7" draw:formula="?f6 +10800"/>
                <draw:handle draw:handle-position="10800 $0" draw:handle-polar="10800 10800" draw:handle-radius-range-minimum="10800" draw:handle-radius-range-maximum="10800"/>
                <draw:handle draw:handle-position="10800 $1" draw:handle-polar="10800 10800" draw:handle-radius-range-minimum="10800" draw:handle-radius-range-maximum="10800"/>
              </draw:enhanced-geometry>
            </draw:custom-shape>
            <draw:custom-shape draw:style-name="gr17" draw:text-style-name="P1" draw:layer="Photo" svg:width="0.143cm" svg:height="0.462cm" draw:transform="rotate (-0.0872664626008864) translate (7.747cm 7.236cm)">
              <text:p/>
  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7" draw:text-style-name="P1" draw:layer="Photo" svg:width="0.143cm" svg:height="0.494cm" draw:transform="rotate (0.4363323129985) translate (8.156cm 7.275cm)">
              <text:p/>
  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7" draw:text-style-name="P1" draw:layer="Photo" svg:width="0.238cm" svg:height="0.206cm" svg:x="8.389cm" svg:y="8.575cm">
              <text:p/>
              <draw:enhanced-geometry svg:viewBox="0 0 21600 21600" draw:mirror-vertical="true" draw:glue-points="10800 0 5400 10800 0 21600 10800 21600 21600 21600 16200 10800" draw:text-areas="1900 12700 12700 19700" draw:type="right-triangle" draw:enhanced-path="M 0 0 L 21600 21600 0 21600 0 0 Z N"/>
            </draw:custom-shape>
            <draw:custom-shape draw:style-name="gr17" draw:text-style-name="P1" draw:layer="Photo" svg:width="0.26cm" svg:height="0.322cm" draw:transform="rotate (-0.349065850399987) translate (7.995cm 8.363cm)">
              <text:p/>
              <draw:enhanced-geometry svg:viewBox="0 0 21600 21600" draw:mirror-horizontal="true" draw:mirror-vertical="true" draw:glue-points="10800 0 5400 10800 0 21600 10800 21600 21600 21600 16200 10800" draw:text-areas="1900 12700 12700 19700" draw:type="right-triangle" draw:enhanced-path="M 0 0 L 21600 21600 0 21600 0 0 Z N"/>
            </draw:custom-shape>
            <draw:custom-shape draw:style-name="gr17" draw:text-style-name="P1" draw:layer="Photo" svg:width="0.143cm" svg:height="0.491cm" draw:transform="rotate (0.4363323129985) translate (7.981cm 7.168cm)">
              <text:p/>
  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7" draw:text-style-name="P1" draw:layer="Photo" svg:width="0.143cm" svg:height="0.516cm" draw:transform="rotate (-0.0872664626008864) translate (7.928cm 7.135cm)">
              <text:p/>
  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g>
          <draw:g>
            <draw:rect draw:style-name="gr1" draw:text-style-name="P1" draw:layer="layout" svg:width="2.032cm" svg:height="7.62cm" svg:x="1.016cm" svg:y="13.335cm">
              <text:p/>
            </draw:rect>
            <draw:line draw:style-name="gr2" draw:text-style-name="P1" draw:layer="layout" svg:x1="1.016cm" svg:y1="20.447cm" svg:x2="2.032cm" svg:y2="20.447cm">
              <text:p/>
            </draw:line>
            <draw:line draw:style-name="gr2" draw:text-style-name="P1" draw:layer="layout" svg:x1="2.032cm" svg:y1="13.843cm" svg:x2="3.048cm" svg:y2="13.843cm">
              <text:p/>
            </draw:line>
            <draw:line draw:style-name="gr3" draw:text-style-name="P1" draw:layer="layout" svg:x1="3.048cm" svg:y1="19.939cm" svg:x2="1.016cm" svg:y2="19.939cm">
              <text:p/>
            </draw:line>
            <draw:line draw:style-name="gr3" draw:text-style-name="P1" draw:layer="layout" svg:x1="3.048cm" svg:y1="14.351cm" svg:x2="1.016cm" svg:y2="14.351cm">
              <text:p/>
            </draw:line>
            <draw:line draw:style-name="gr3" draw:text-style-name="P1" draw:layer="layout" svg:x1="3.048cm" svg:y1="17.145cm" svg:x2="1.016cm" svg:y2="17.145cm">
              <text:p/>
            </draw:line>
          </draw:g>
          <draw:polygon draw:style-name="gr25" draw:text-style-name="P1" draw:layer="layout" svg:width="0.488cm" svg:height="1.245cm" svg:x="1.788cm" svg:y="17.252cm" svg:viewBox="0 0 489 1246" draw:points="286,16 489,0 233,412 392,412 258,639 409,644 0,1246 231,757 71,763 188,543 44,543">
            <text:p/>
          </draw:polygon>
          <draw:g>
            <draw:polygon draw:style-name="gr26" draw:text-style-name="P1" draw:layer="layout" svg:width="0.952cm" svg:height="1.119cm" svg:x="1.556cm" svg:y="18.713cm" svg:viewBox="0 0 953 1120" draw:points="0,1120 0,1006 90,1006 90,920 197,920 197,840 286,840 374,516 283,180 197,180 197,100 90,100 90,2 859,0 863,0 863,100 757,100 757,180 672,180 580,516 669,840 757,840 757,920 863,920 863,1006 953,1006 953,1120">
              <text:p/>
            </draw:polygon>
            <draw:custom-shape draw:style-name="gr26" draw:text-style-name="P1" draw:layer="layout" svg:width="0.295cm" svg:height="0.295cm" svg:x="1.885cm" svg:y="18.57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6" draw:text-style-name="P1" draw:layer="layout" svg:width="0.104cm" svg:height="0.104cm" svg:x="2.353cm" svg:y="18.71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6" draw:text-style-name="P1" draw:layer="layout" svg:width="0.104cm" svg:height="0.104cm" svg:x="1.602cm" svg:y="18.71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polygon draw:style-name="gr25" draw:text-style-name="P1" draw:layer="layout" svg:width="0.488cm" svg:height="1.245cm" svg:x="1.787cm" svg:y="15.792cm" svg:viewBox="0 0 489 1246" draw:points="203,1230 0,1246 256,834 97,834 231,607 80,602 489,0 258,489 418,483 301,703 445,703">
            <text:p/>
          </draw:polygon>
          <draw:g>
            <draw:polygon draw:style-name="gr26" draw:text-style-name="P1" draw:layer="layout" svg:width="0.952cm" svg:height="1.119cm" svg:x="1.555cm" svg:y="14.457cm" svg:viewBox="0 0 953 1120" draw:points="953,0 953,114 863,114 863,200 756,200 756,280 667,280 579,604 670,940 756,940 756,1020 863,1020 863,1118 94,1120 90,1120 90,1020 196,1020 196,940 281,940 373,604 284,280 196,280 196,200 90,200 90,114 0,114 0,0">
              <text:p/>
            </draw:polygon>
            <draw:custom-shape draw:style-name="gr26" draw:text-style-name="P1" draw:layer="layout" svg:width="0.295cm" svg:height="0.295cm" svg:x="1.855cm" svg:y="15.387cm">
              <text:p/>
              <draw:enhanced-geometry svg:viewBox="0 0 21600 21600" draw:mirror-vertical="true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6" draw:text-style-name="P1" draw:layer="layout" svg:width="0.104cm" svg:height="0.104cm" svg:x="1.607cm" svg:y="15.474cm">
              <text:p/>
              <draw:enhanced-geometry svg:viewBox="0 0 21600 21600" draw:mirror-vertical="true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6" draw:text-style-name="P1" draw:layer="layout" svg:width="0.104cm" svg:height="0.104cm" svg:x="2.358cm" svg:y="15.474cm">
              <text:p/>
              <draw:enhanced-geometry svg:viewBox="0 0 21600 21600" draw:mirror-vertical="true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g>
          <draw:g>
            <draw:rect draw:style-name="gr1" draw:text-style-name="P1" draw:layer="layout" svg:width="2.032cm" svg:height="7.62cm" svg:x="7.112cm" svg:y="13.335cm">
              <text:p/>
            </draw:rect>
            <draw:line draw:style-name="gr2" draw:text-style-name="P1" draw:layer="layout" svg:x1="7.112cm" svg:y1="20.447cm" svg:x2="8.128cm" svg:y2="20.447cm">
              <text:p/>
            </draw:line>
            <draw:line draw:style-name="gr2" draw:text-style-name="P1" draw:layer="layout" svg:x1="8.128cm" svg:y1="13.843cm" svg:x2="9.144cm" svg:y2="13.843cm">
              <text:p/>
            </draw:line>
            <draw:line draw:style-name="gr3" draw:text-style-name="P1" draw:layer="layout" svg:x1="9.144cm" svg:y1="19.939cm" svg:x2="7.112cm" svg:y2="19.939cm">
              <text:p/>
            </draw:line>
            <draw:line draw:style-name="gr3" draw:text-style-name="P1" draw:layer="layout" svg:x1="9.144cm" svg:y1="14.351cm" svg:x2="7.112cm" svg:y2="14.351cm">
              <text:p/>
            </draw:line>
            <draw:line draw:style-name="gr3" draw:text-style-name="P1" draw:layer="layout" svg:x1="9.144cm" svg:y1="17.145cm" svg:x2="7.112cm" svg:y2="17.145cm">
              <text:p/>
            </draw:line>
          </draw:g>
          <draw:g>
            <draw:polygon draw:style-name="gr26" draw:text-style-name="P1" draw:layer="layout" svg:width="0.952cm" svg:height="1.119cm" svg:x="7.652cm" svg:y="18.713cm" svg:viewBox="0 0 953 1120" draw:points="0,1120 0,1006 90,1006 90,920 197,920 197,840 286,840 374,516 283,180 197,180 197,100 90,100 90,2 859,0 863,0 863,100 757,100 757,180 672,180 580,516 669,840 757,840 757,920 863,920 863,1006 953,1006 953,1120">
              <text:p/>
            </draw:polygon>
            <draw:custom-shape draw:style-name="gr26" draw:text-style-name="P1" draw:layer="layout" svg:width="0.295cm" svg:height="0.295cm" svg:x="7.981cm" svg:y="18.57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6" draw:text-style-name="P1" draw:layer="layout" svg:width="0.104cm" svg:height="0.104cm" svg:x="8.449cm" svg:y="18.71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6" draw:text-style-name="P1" draw:layer="layout" svg:width="0.104cm" svg:height="0.104cm" svg:x="7.698cm" svg:y="18.71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path draw:style-name="gr27" draw:text-style-name="P1" draw:layer="layout" svg:width="0.761cm" svg:height="0.761cm" svg:x="7.747cm" svg:y="17.399cm" svg:viewBox="0 0 762 762" svg:d="M381 0c216 0 381 165 381 381s-165 381-381 381-381-165-381-381 165-381 381-381zM310 595v-143h-143v-142h143v-143h142v143h143v142h-143v143z">
            <text:p/>
          </draw:path>
          <draw:g>
            <draw:polygon draw:style-name="gr26" draw:text-style-name="P1" draw:layer="layout" svg:width="0.952cm" svg:height="1.119cm" svg:x="7.652cm" svg:y="14.457cm" svg:viewBox="0 0 953 1120" draw:points="0,0 0,114 90,114 90,200 197,200 197,280 286,280 374,604 283,940 197,940 197,1020 90,1020 90,1118 859,1120 863,1120 863,1020 757,1020 757,940 672,940 580,604 669,280 757,280 757,200 863,200 863,114 953,114 953,0">
              <text:p/>
            </draw:polygon>
            <draw:custom-shape draw:style-name="gr26" draw:text-style-name="P1" draw:layer="layout" svg:width="0.295cm" svg:height="0.295cm" svg:x="7.981cm" svg:y="15.387cm">
              <text:p/>
  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6" draw:text-style-name="P1" draw:layer="layout" svg:width="0.104cm" svg:height="0.104cm" svg:x="8.449cm" svg:y="15.474cm">
              <text:p/>
  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6" draw:text-style-name="P1" draw:layer="layout" svg:width="0.104cm" svg:height="0.104cm" svg:x="7.698cm" svg:y="15.474cm">
              <text:p/>
  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path draw:style-name="gr27" draw:text-style-name="P1" draw:layer="layout" svg:width="0.761cm" svg:height="0.761cm" svg:x="7.747cm" svg:y="16.129cm" svg:viewBox="0 0 762 762" svg:d="M381 762c216 0 381-165 381-381s-165-381-381-381-381 165-381 381 165 381 381 381zM310 167v143h-143v142h143v143h142v-143h143v-142h-143v-143z">
            <text:p/>
          </draw:path>
        </draw:g>
        <draw:g>
          <draw:custom-shape draw:style-name="gr28" draw:text-style-name="P1" draw:layer="layout" svg:width="2.032cm" svg:height="2.794cm" svg:x="13.208cm" svg:y="17.145cm">
            <text:p/>
            <draw:enhanced-geometry svg:viewBox="0 0 21600 21600" draw:type="rectangle" draw:enhanced-path="M 0 0 L 21600 0 21600 21600 0 21600 0 0 Z N"/>
          </draw:custom-shape>
          <draw:g>
            <draw:rect draw:style-name="gr1" draw:text-style-name="P1" draw:layer="layout" svg:width="2.032cm" svg:height="7.62cm" svg:x="13.208cm" svg:y="13.335cm">
              <text:p/>
            </draw:rect>
            <draw:line draw:style-name="gr2" draw:text-style-name="P1" draw:layer="layout" svg:x1="13.208cm" svg:y1="20.447cm" svg:x2="14.224cm" svg:y2="20.447cm">
              <text:p/>
            </draw:line>
            <draw:line draw:style-name="gr2" draw:text-style-name="P1" draw:layer="layout" svg:x1="14.224cm" svg:y1="13.843cm" svg:x2="15.24cm" svg:y2="13.843cm">
              <text:p/>
            </draw:line>
            <draw:line draw:style-name="gr3" draw:text-style-name="P1" draw:layer="layout" svg:x1="15.24cm" svg:y1="19.939cm" svg:x2="13.208cm" svg:y2="19.939cm">
              <text:p/>
            </draw:line>
            <draw:line draw:style-name="gr3" draw:text-style-name="P1" draw:layer="layout" svg:x1="15.24cm" svg:y1="14.351cm" svg:x2="13.208cm" svg:y2="14.351cm">
              <text:p/>
            </draw:line>
            <draw:line draw:style-name="gr3" draw:text-style-name="P1" draw:layer="layout" svg:x1="15.24cm" svg:y1="17.145cm" svg:x2="13.208cm" svg:y2="17.145cm">
              <text:p/>
            </draw:line>
          </draw:g>
          <draw:g>
            <draw:polygon draw:style-name="gr26" draw:text-style-name="P1" draw:layer="layout" svg:width="0.952cm" svg:height="1.119cm" svg:x="13.748cm" svg:y="18.713cm" svg:viewBox="0 0 953 1120" draw:points="0,1120 0,1006 90,1006 90,920 197,920 197,840 286,840 374,516 283,180 197,180 197,100 90,100 90,2 859,0 863,0 863,100 757,100 757,180 672,180 580,516 669,840 757,840 757,920 863,920 863,1006 953,1006 953,1120">
              <text:p/>
            </draw:polygon>
            <draw:custom-shape draw:style-name="gr26" draw:text-style-name="P1" draw:layer="layout" svg:width="0.295cm" svg:height="0.295cm" svg:x="14.077cm" svg:y="18.57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6" draw:text-style-name="P1" draw:layer="layout" svg:width="0.104cm" svg:height="0.104cm" svg:x="14.545cm" svg:y="18.71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6" draw:text-style-name="P1" draw:layer="layout" svg:width="0.104cm" svg:height="0.104cm" svg:x="13.794cm" svg:y="18.71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29" draw:text-style-name="P1" draw:layer="layout" svg:width="0.254cm" svg:height="1.016cm" svg:x="13.462cm" svg:y="17.3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1" draw:layer="layout" svg:width="0.254cm" svg:height="1.016cm" svg:x="14.732cm" svg:y="17.3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31" draw:text-style-name="P1" draw:layer="layout" svg:width="0.507cm" svg:height="0.382cm" svg:x="13.97cm" svg:y="17.716cm" svg:viewBox="0 0 508 383" svg:d="M4 248h500v6 6h-484l114 114-5 5-4 4-125-125 4-4zM4 123h484l-114-114 5-5 4-4 125 125-4 4v6h-500v-6z">
            <text:p/>
          </draw:path>
          <draw:g>
            <draw:polygon draw:style-name="gr26" draw:text-style-name="P1" draw:layer="layout" svg:width="0.952cm" svg:height="1.119cm" svg:x="13.747cm" svg:y="14.457cm" svg:viewBox="0 0 953 1120" draw:points="953,0 953,114 863,114 863,200 756,200 756,280 667,280 579,604 670,940 756,940 756,1020 863,1020 863,1118 94,1120 90,1120 90,1020 196,1020 196,940 281,940 373,604 284,280 196,280 196,200 90,200 90,114 0,114 0,0">
              <text:p/>
            </draw:polygon>
            <draw:custom-shape draw:style-name="gr26" draw:text-style-name="P1" draw:layer="layout" svg:width="0.295cm" svg:height="0.295cm" svg:x="14.047cm" svg:y="15.387cm">
              <text:p/>
              <draw:enhanced-geometry svg:viewBox="0 0 21600 21600" draw:mirror-vertical="true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6" draw:text-style-name="P1" draw:layer="layout" svg:width="0.104cm" svg:height="0.104cm" svg:x="13.799cm" svg:y="15.474cm">
              <text:p/>
              <draw:enhanced-geometry svg:viewBox="0 0 21600 21600" draw:mirror-vertical="true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6" draw:text-style-name="P1" draw:layer="layout" svg:width="0.104cm" svg:height="0.104cm" svg:x="14.55cm" svg:y="15.474cm">
              <text:p/>
              <draw:enhanced-geometry svg:viewBox="0 0 21600 21600" draw:mirror-vertical="true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29" draw:text-style-name="P1" draw:layer="layout" svg:width="0.254cm" svg:height="1.016cm" svg:x="14.732cm" svg:y="15.875cm">
            <text:p/>
            <draw:enhanced-geometry svg:viewBox="0 0 21600 21600" draw:mirror-vertical="true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1" draw:layer="layout" svg:width="0.254cm" svg:height="1.016cm" svg:x="13.462cm" svg:y="15.875cm">
            <text:p/>
            <draw:enhanced-geometry svg:viewBox="0 0 21600 21600" draw:mirror-vertical="true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31" draw:text-style-name="P1" draw:layer="layout" svg:width="0.507cm" svg:height="0.382cm" svg:x="13.97cm" svg:y="16.191cm" svg:viewBox="0 0 508 383" svg:d="M504 135h-500v-6-6h484l-114-114 5-5 4-4 125 125-4 4zM504 260h-484l114 114-5 5-4 4-125-125 4-4v-6h500v6z">
            <text:p/>
          </draw:path>
        </draw:g>
        <draw:g>
          <draw:g>
            <draw:rect draw:style-name="gr1" draw:text-style-name="P1" draw:layer="layout" svg:width="2.032cm" svg:height="7.62cm" svg:x="3.048cm" svg:y="13.335cm">
              <text:p/>
            </draw:rect>
            <draw:line draw:style-name="gr2" draw:text-style-name="P1" draw:layer="layout" svg:x1="3.048cm" svg:y1="20.447cm" svg:x2="4.064cm" svg:y2="20.447cm">
              <text:p/>
            </draw:line>
            <draw:line draw:style-name="gr2" draw:text-style-name="P1" draw:layer="layout" svg:x1="4.064cm" svg:y1="13.843cm" svg:x2="5.08cm" svg:y2="13.843cm">
              <text:p/>
            </draw:line>
            <draw:line draw:style-name="gr3" draw:text-style-name="P1" draw:layer="layout" svg:x1="5.08cm" svg:y1="19.939cm" svg:x2="3.048cm" svg:y2="19.939cm">
              <text:p/>
            </draw:line>
            <draw:line draw:style-name="gr3" draw:text-style-name="P1" draw:layer="layout" svg:x1="5.08cm" svg:y1="14.351cm" svg:x2="3.048cm" svg:y2="14.351cm">
              <text:p/>
            </draw:line>
            <draw:line draw:style-name="gr3" draw:text-style-name="P1" draw:layer="layout" svg:x1="5.08cm" svg:y1="17.145cm" svg:x2="3.048cm" svg:y2="17.145cm">
              <text:p/>
            </draw:line>
          </draw:g>
          <draw:polygon draw:style-name="gr25" draw:text-style-name="P1" draw:layer="layout" svg:width="0.488cm" svg:height="1.245cm" svg:x="3.82cm" svg:y="17.252cm" svg:viewBox="0 0 489 1246" draw:points="286,16 489,0 233,412 392,412 258,639 409,644 0,1246 231,757 71,763 188,543 44,543">
            <text:p/>
          </draw:polygon>
          <draw:g>
            <draw:polygon draw:style-name="gr26" draw:text-style-name="P1" draw:layer="layout" svg:width="0.952cm" svg:height="1.119cm" svg:x="3.588cm" svg:y="18.713cm" svg:viewBox="0 0 953 1120" draw:points="0,1120 0,1006 90,1006 90,920 197,920 197,840 286,840 374,516 283,180 197,180 197,100 90,100 90,2 859,0 863,0 863,100 757,100 757,180 672,180 580,516 669,840 757,840 757,920 863,920 863,1006 953,1006 953,1120">
              <text:p/>
            </draw:polygon>
            <draw:custom-shape draw:style-name="gr26" draw:text-style-name="P1" draw:layer="layout" svg:width="0.295cm" svg:height="0.295cm" svg:x="3.917cm" svg:y="18.57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6" draw:text-style-name="P1" draw:layer="layout" svg:width="0.104cm" svg:height="0.104cm" svg:x="4.385cm" svg:y="18.71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6" draw:text-style-name="P1" draw:layer="layout" svg:width="0.104cm" svg:height="0.104cm" svg:x="3.634cm" svg:y="18.71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polygon draw:style-name="gr25" draw:text-style-name="P1" draw:layer="layout" svg:width="0.488cm" svg:height="1.245cm" svg:x="3.819cm" svg:y="15.792cm" svg:viewBox="0 0 489 1246" draw:points="203,1230 0,1246 256,834 97,834 231,607 80,602 489,0 258,489 418,483 301,703 445,703">
            <text:p/>
          </draw:polygon>
          <draw:g>
            <draw:polygon draw:style-name="gr26" draw:text-style-name="P1" draw:layer="layout" svg:width="0.952cm" svg:height="1.119cm" svg:x="3.587cm" svg:y="14.457cm" svg:viewBox="0 0 953 1120" draw:points="953,0 953,114 863,114 863,200 756,200 756,280 667,280 579,604 670,940 756,940 756,1020 863,1020 863,1118 94,1120 90,1120 90,1020 196,1020 196,940 281,940 373,604 284,280 196,280 196,200 90,200 90,114 0,114 0,0">
              <text:p/>
            </draw:polygon>
            <draw:custom-shape draw:style-name="gr26" draw:text-style-name="P1" draw:layer="layout" svg:width="0.295cm" svg:height="0.295cm" svg:x="3.887cm" svg:y="15.387cm">
              <text:p/>
              <draw:enhanced-geometry svg:viewBox="0 0 21600 21600" draw:mirror-vertical="true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6" draw:text-style-name="P1" draw:layer="layout" svg:width="0.104cm" svg:height="0.104cm" svg:x="3.639cm" svg:y="15.474cm">
              <text:p/>
              <draw:enhanced-geometry svg:viewBox="0 0 21600 21600" draw:mirror-vertical="true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6" draw:text-style-name="P1" draw:layer="layout" svg:width="0.104cm" svg:height="0.104cm" svg:x="4.39cm" svg:y="15.474cm">
              <text:p/>
              <draw:enhanced-geometry svg:viewBox="0 0 21600 21600" draw:mirror-vertical="true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g>
          <draw:g>
            <draw:rect draw:style-name="gr1" draw:text-style-name="P1" draw:layer="layout" svg:width="2.032cm" svg:height="7.62cm" svg:x="5.08cm" svg:y="13.335cm">
              <text:p/>
            </draw:rect>
            <draw:line draw:style-name="gr2" draw:text-style-name="P1" draw:layer="layout" svg:x1="5.08cm" svg:y1="20.447cm" svg:x2="6.096cm" svg:y2="20.447cm">
              <text:p/>
            </draw:line>
            <draw:line draw:style-name="gr2" draw:text-style-name="P1" draw:layer="layout" svg:x1="6.096cm" svg:y1="13.843cm" svg:x2="7.112cm" svg:y2="13.843cm">
              <text:p/>
            </draw:line>
            <draw:line draw:style-name="gr3" draw:text-style-name="P1" draw:layer="layout" svg:x1="7.112cm" svg:y1="19.939cm" svg:x2="5.08cm" svg:y2="19.939cm">
              <text:p/>
            </draw:line>
            <draw:line draw:style-name="gr3" draw:text-style-name="P1" draw:layer="layout" svg:x1="7.112cm" svg:y1="14.351cm" svg:x2="5.08cm" svg:y2="14.351cm">
              <text:p/>
            </draw:line>
            <draw:line draw:style-name="gr3" draw:text-style-name="P1" draw:layer="layout" svg:x1="7.112cm" svg:y1="17.145cm" svg:x2="5.08cm" svg:y2="17.145cm">
              <text:p/>
            </draw:line>
          </draw:g>
          <draw:polygon draw:style-name="gr25" draw:text-style-name="P1" draw:layer="layout" svg:width="0.488cm" svg:height="1.245cm" svg:x="5.852cm" svg:y="17.252cm" svg:viewBox="0 0 489 1246" draw:points="286,16 489,0 233,412 392,412 258,639 409,644 0,1246 231,757 71,763 188,543 44,543">
            <text:p/>
          </draw:polygon>
          <draw:g>
            <draw:polygon draw:style-name="gr26" draw:text-style-name="P1" draw:layer="layout" svg:width="0.952cm" svg:height="1.119cm" svg:x="5.62cm" svg:y="18.713cm" svg:viewBox="0 0 953 1120" draw:points="0,1120 0,1006 90,1006 90,920 197,920 197,840 286,840 374,516 283,180 197,180 197,100 90,100 90,2 859,0 863,0 863,100 757,100 757,180 672,180 580,516 669,840 757,840 757,920 863,920 863,1006 953,1006 953,1120">
              <text:p/>
            </draw:polygon>
            <draw:custom-shape draw:style-name="gr26" draw:text-style-name="P1" draw:layer="layout" svg:width="0.295cm" svg:height="0.295cm" svg:x="5.949cm" svg:y="18.57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6" draw:text-style-name="P1" draw:layer="layout" svg:width="0.104cm" svg:height="0.104cm" svg:x="6.417cm" svg:y="18.71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6" draw:text-style-name="P1" draw:layer="layout" svg:width="0.104cm" svg:height="0.104cm" svg:x="5.666cm" svg:y="18.71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polygon draw:style-name="gr25" draw:text-style-name="P1" draw:layer="layout" svg:width="0.488cm" svg:height="1.245cm" svg:x="5.851cm" svg:y="15.792cm" svg:viewBox="0 0 489 1246" draw:points="203,1230 0,1246 256,834 97,834 231,607 80,602 489,0 258,489 418,483 301,703 445,703">
            <text:p/>
          </draw:polygon>
          <draw:g>
            <draw:polygon draw:style-name="gr26" draw:text-style-name="P1" draw:layer="layout" svg:width="0.952cm" svg:height="1.119cm" svg:x="5.619cm" svg:y="14.457cm" svg:viewBox="0 0 953 1120" draw:points="953,0 953,114 863,114 863,200 756,200 756,280 667,280 579,604 670,940 756,940 756,1020 863,1020 863,1118 94,1120 90,1120 90,1020 196,1020 196,940 281,940 373,604 284,280 196,280 196,200 90,200 90,114 0,114 0,0">
              <text:p/>
            </draw:polygon>
            <draw:custom-shape draw:style-name="gr26" draw:text-style-name="P1" draw:layer="layout" svg:width="0.295cm" svg:height="0.295cm" svg:x="5.919cm" svg:y="15.387cm">
              <text:p/>
              <draw:enhanced-geometry svg:viewBox="0 0 21600 21600" draw:mirror-vertical="true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6" draw:text-style-name="P1" draw:layer="layout" svg:width="0.104cm" svg:height="0.104cm" svg:x="5.671cm" svg:y="15.474cm">
              <text:p/>
              <draw:enhanced-geometry svg:viewBox="0 0 21600 21600" draw:mirror-vertical="true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6" draw:text-style-name="P1" draw:layer="layout" svg:width="0.104cm" svg:height="0.104cm" svg:x="6.422cm" svg:y="15.474cm">
              <text:p/>
              <draw:enhanced-geometry svg:viewBox="0 0 21600 21600" draw:mirror-vertical="true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g>
          <draw:g>
            <draw:rect draw:style-name="gr1" draw:text-style-name="P1" draw:layer="layout" svg:width="2.032cm" svg:height="7.62cm" svg:x="9.144cm" svg:y="13.335cm">
              <text:p/>
            </draw:rect>
            <draw:line draw:style-name="gr2" draw:text-style-name="P1" draw:layer="layout" svg:x1="9.144cm" svg:y1="20.447cm" svg:x2="10.16cm" svg:y2="20.447cm">
              <text:p/>
            </draw:line>
            <draw:line draw:style-name="gr2" draw:text-style-name="P1" draw:layer="layout" svg:x1="10.16cm" svg:y1="13.843cm" svg:x2="11.176cm" svg:y2="13.843cm">
              <text:p/>
            </draw:line>
            <draw:line draw:style-name="gr3" draw:text-style-name="P1" draw:layer="layout" svg:x1="11.176cm" svg:y1="19.939cm" svg:x2="9.144cm" svg:y2="19.939cm">
              <text:p/>
            </draw:line>
            <draw:line draw:style-name="gr3" draw:text-style-name="P1" draw:layer="layout" svg:x1="11.176cm" svg:y1="14.351cm" svg:x2="9.144cm" svg:y2="14.351cm">
              <text:p/>
            </draw:line>
            <draw:line draw:style-name="gr3" draw:text-style-name="P1" draw:layer="layout" svg:x1="11.176cm" svg:y1="17.145cm" svg:x2="9.144cm" svg:y2="17.145cm">
              <text:p/>
            </draw:line>
          </draw:g>
          <draw:g>
            <draw:polygon draw:style-name="gr26" draw:text-style-name="P1" draw:layer="layout" svg:width="0.952cm" svg:height="1.119cm" svg:x="9.684cm" svg:y="18.713cm" svg:viewBox="0 0 953 1120" draw:points="0,1120 0,1006 90,1006 90,920 197,920 197,840 286,840 374,516 283,180 197,180 197,100 90,100 90,2 859,0 863,0 863,100 757,100 757,180 672,180 580,516 669,840 757,840 757,920 863,920 863,1006 953,1006 953,1120">
              <text:p/>
            </draw:polygon>
            <draw:custom-shape draw:style-name="gr26" draw:text-style-name="P1" draw:layer="layout" svg:width="0.295cm" svg:height="0.295cm" svg:x="10.013cm" svg:y="18.57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6" draw:text-style-name="P1" draw:layer="layout" svg:width="0.104cm" svg:height="0.104cm" svg:x="10.481cm" svg:y="18.71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6" draw:text-style-name="P1" draw:layer="layout" svg:width="0.104cm" svg:height="0.104cm" svg:x="9.73cm" svg:y="18.71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path draw:style-name="gr27" draw:text-style-name="P1" draw:layer="layout" svg:width="0.761cm" svg:height="0.761cm" svg:x="9.779cm" svg:y="17.399cm" svg:viewBox="0 0 762 762" svg:d="M381 0c216 0 381 165 381 381s-165 381-381 381-381-165-381-381 165-381 381-381zM310 595v-143h-143v-142h143v-143h142v143h143v142h-143v143z">
            <text:p/>
          </draw:path>
          <draw:g>
            <draw:polygon draw:style-name="gr26" draw:text-style-name="P1" draw:layer="layout" svg:width="0.952cm" svg:height="1.119cm" svg:x="9.684cm" svg:y="14.457cm" svg:viewBox="0 0 953 1120" draw:points="0,0 0,114 90,114 90,200 197,200 197,280 286,280 374,604 283,940 197,940 197,1020 90,1020 90,1118 859,1120 863,1120 863,1020 757,1020 757,940 672,940 580,604 669,280 757,280 757,200 863,200 863,114 953,114 953,0">
              <text:p/>
            </draw:polygon>
            <draw:custom-shape draw:style-name="gr26" draw:text-style-name="P1" draw:layer="layout" svg:width="0.295cm" svg:height="0.295cm" svg:x="10.013cm" svg:y="15.387cm">
              <text:p/>
  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6" draw:text-style-name="P1" draw:layer="layout" svg:width="0.104cm" svg:height="0.104cm" svg:x="10.481cm" svg:y="15.474cm">
              <text:p/>
  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6" draw:text-style-name="P1" draw:layer="layout" svg:width="0.104cm" svg:height="0.104cm" svg:x="9.73cm" svg:y="15.474cm">
              <text:p/>
  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path draw:style-name="gr27" draw:text-style-name="P1" draw:layer="layout" svg:width="0.761cm" svg:height="0.761cm" svg:x="9.779cm" svg:y="16.129cm" svg:viewBox="0 0 762 762" svg:d="M381 762c216 0 381-165 381-381s-165-381-381-381-381 165-381 381 165 381 381 381zM310 167v143h-143v142h143v143h142v-143h143v-142h-143v-143z">
            <text:p/>
          </draw:path>
        </draw:g>
        <draw:g>
          <draw:g>
            <draw:rect draw:style-name="gr1" draw:text-style-name="P1" draw:layer="layout" svg:width="2.032cm" svg:height="7.62cm" svg:x="11.176cm" svg:y="13.335cm">
              <text:p/>
            </draw:rect>
            <draw:line draw:style-name="gr2" draw:text-style-name="P1" draw:layer="layout" svg:x1="11.176cm" svg:y1="20.447cm" svg:x2="12.192cm" svg:y2="20.447cm">
              <text:p/>
            </draw:line>
            <draw:line draw:style-name="gr2" draw:text-style-name="P1" draw:layer="layout" svg:x1="12.192cm" svg:y1="13.843cm" svg:x2="13.208cm" svg:y2="13.843cm">
              <text:p/>
            </draw:line>
            <draw:line draw:style-name="gr3" draw:text-style-name="P1" draw:layer="layout" svg:x1="13.208cm" svg:y1="19.939cm" svg:x2="11.176cm" svg:y2="19.939cm">
              <text:p/>
            </draw:line>
            <draw:line draw:style-name="gr3" draw:text-style-name="P1" draw:layer="layout" svg:x1="13.208cm" svg:y1="14.351cm" svg:x2="11.176cm" svg:y2="14.351cm">
              <text:p/>
            </draw:line>
            <draw:line draw:style-name="gr3" draw:text-style-name="P1" draw:layer="layout" svg:x1="13.208cm" svg:y1="17.145cm" svg:x2="11.176cm" svg:y2="17.145cm">
              <text:p/>
            </draw:line>
          </draw:g>
          <draw:g>
            <draw:polygon draw:style-name="gr26" draw:text-style-name="P1" draw:layer="layout" svg:width="0.952cm" svg:height="1.119cm" svg:x="11.716cm" svg:y="18.713cm" svg:viewBox="0 0 953 1120" draw:points="0,1120 0,1006 90,1006 90,920 197,920 197,840 286,840 374,516 283,180 197,180 197,100 90,100 90,2 859,0 863,0 863,100 757,100 757,180 672,180 580,516 669,840 757,840 757,920 863,920 863,1006 953,1006 953,1120">
              <text:p/>
            </draw:polygon>
            <draw:custom-shape draw:style-name="gr26" draw:text-style-name="P1" draw:layer="layout" svg:width="0.295cm" svg:height="0.295cm" svg:x="12.045cm" svg:y="18.57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6" draw:text-style-name="P1" draw:layer="layout" svg:width="0.104cm" svg:height="0.104cm" svg:x="12.513cm" svg:y="18.71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6" draw:text-style-name="P1" draw:layer="layout" svg:width="0.104cm" svg:height="0.104cm" svg:x="11.762cm" svg:y="18.71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path draw:style-name="gr27" draw:text-style-name="P1" draw:layer="layout" svg:width="0.761cm" svg:height="0.761cm" svg:x="11.811cm" svg:y="17.399cm" svg:viewBox="0 0 762 762" svg:d="M381 0c216 0 381 165 381 381s-165 381-381 381-381-165-381-381 165-381 381-381zM310 595v-143h-143v-142h143v-143h142v143h143v142h-143v143z">
            <text:p/>
          </draw:path>
          <draw:g>
            <draw:polygon draw:style-name="gr26" draw:text-style-name="P1" draw:layer="layout" svg:width="0.952cm" svg:height="1.119cm" svg:x="11.716cm" svg:y="14.457cm" svg:viewBox="0 0 953 1120" draw:points="0,0 0,114 90,114 90,200 197,200 197,280 286,280 374,604 283,940 197,940 197,1020 90,1020 90,1118 859,1120 863,1120 863,1020 757,1020 757,940 672,940 580,604 669,280 757,280 757,200 863,200 863,114 953,114 953,0">
              <text:p/>
            </draw:polygon>
            <draw:custom-shape draw:style-name="gr26" draw:text-style-name="P1" draw:layer="layout" svg:width="0.295cm" svg:height="0.295cm" svg:x="12.045cm" svg:y="15.387cm">
              <text:p/>
  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6" draw:text-style-name="P1" draw:layer="layout" svg:width="0.104cm" svg:height="0.104cm" svg:x="12.513cm" svg:y="15.474cm">
              <text:p/>
  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6" draw:text-style-name="P1" draw:layer="layout" svg:width="0.104cm" svg:height="0.104cm" svg:x="11.762cm" svg:y="15.474cm">
              <text:p/>
  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path draw:style-name="gr27" draw:text-style-name="P1" draw:layer="layout" svg:width="0.761cm" svg:height="0.761cm" svg:x="11.811cm" svg:y="16.129cm" svg:viewBox="0 0 762 762" svg:d="M381 762c216 0 381-165 381-381s-165-381-381-381-381 165-381 381 165 381 381 381zM310 167v143h-143v142h143v143h142v-143h143v-142h-143v-143z">
            <text:p/>
          </draw:path>
        </draw:g>
        <draw:g>
          <draw:g>
            <draw:rect draw:style-name="gr1" draw:text-style-name="P1" draw:layer="layout" svg:width="2.032cm" svg:height="7.62cm" svg:x="13.208cm" svg:y="5.715cm">
              <text:p/>
            </draw:rect>
            <draw:line draw:style-name="gr2" draw:text-style-name="P1" draw:layer="layout" svg:x1="13.208cm" svg:y1="12.827cm" svg:x2="14.224cm" svg:y2="12.827cm">
              <text:p/>
            </draw:line>
            <draw:line draw:style-name="gr2" draw:text-style-name="P1" draw:layer="layout" svg:x1="14.224cm" svg:y1="6.223cm" svg:x2="15.24cm" svg:y2="6.223cm">
              <text:p/>
            </draw:line>
            <draw:line draw:style-name="gr3" draw:text-style-name="P1" draw:layer="layout" svg:x1="15.24cm" svg:y1="12.319cm" svg:x2="13.208cm" svg:y2="12.319cm">
              <text:p/>
            </draw:line>
            <draw:line draw:style-name="gr3" draw:text-style-name="P1" draw:layer="layout" svg:x1="15.24cm" svg:y1="6.731cm" svg:x2="13.208cm" svg:y2="6.731cm">
              <text:p/>
            </draw:line>
            <draw:line draw:style-name="gr3" draw:text-style-name="P1" draw:layer="layout" svg:x1="15.24cm" svg:y1="9.525cm" svg:x2="13.208cm" svg:y2="9.525cm">
              <text:p/>
            </draw:line>
          </draw:g>
          <draw:g>
            <draw:polygon draw:style-name="gr26" draw:text-style-name="P1" draw:layer="layout" svg:width="0.952cm" svg:height="1.119cm" svg:x="13.748cm" svg:y="11.093cm" svg:viewBox="0 0 953 1120" draw:points="0,1120 0,1006 90,1006 90,920 197,920 197,840 286,840 374,516 283,180 197,180 197,100 90,100 90,2 859,0 863,0 863,100 757,100 757,180 672,180 580,516 669,840 757,840 757,920 863,920 863,1006 953,1006 953,1120">
              <text:p/>
            </draw:polygon>
            <draw:custom-shape draw:style-name="gr26" draw:text-style-name="P1" draw:layer="layout" svg:width="0.295cm" svg:height="0.295cm" svg:x="14.077cm" svg:y="10.95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6" draw:text-style-name="P1" draw:layer="layout" svg:width="0.104cm" svg:height="0.104cm" svg:x="14.545cm" svg:y="11.09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6" draw:text-style-name="P1" draw:layer="layout" svg:width="0.104cm" svg:height="0.104cm" svg:x="13.794cm" svg:y="11.09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polygon draw:style-name="gr26" draw:text-style-name="P1" draw:layer="layout" svg:width="0.952cm" svg:height="1.119cm" svg:x="13.747cm" svg:y="6.837cm" svg:viewBox="0 0 953 1120" draw:points="953,0 953,114 863,114 863,200 756,200 756,280 667,280 579,604 670,940 756,940 756,1020 863,1020 863,1118 94,1120 90,1120 90,1020 196,1020 196,940 281,940 373,604 284,280 196,280 196,200 90,200 90,114 0,114 0,0">
              <text:p/>
            </draw:polygon>
            <draw:custom-shape draw:style-name="gr26" draw:text-style-name="P1" draw:layer="layout" svg:width="0.295cm" svg:height="0.295cm" svg:x="14.047cm" svg:y="7.767cm">
              <text:p/>
              <draw:enhanced-geometry svg:viewBox="0 0 21600 21600" draw:mirror-vertical="true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6" draw:text-style-name="P1" draw:layer="layout" svg:width="0.104cm" svg:height="0.104cm" svg:x="13.799cm" svg:y="7.854cm">
              <text:p/>
              <draw:enhanced-geometry svg:viewBox="0 0 21600 21600" draw:mirror-vertical="true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6" draw:text-style-name="P1" draw:layer="layout" svg:width="0.104cm" svg:height="0.104cm" svg:x="14.55cm" svg:y="7.854cm">
              <text:p/>
              <draw:enhanced-geometry svg:viewBox="0 0 21600 21600" draw:mirror-vertical="true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path draw:style-name="gr32" draw:text-style-name="P1" draw:layer="layout" svg:width="0.507cm" svg:height="1.015cm" svg:x="13.97cm" svg:y="9.779cm" svg:viewBox="0 0 508 1016" svg:d="M254 0l254 678h-8c5 21 8 44 8 67 0 154-110 271-254 271s-254-117-254-271c0-23 3-46 7-67h-7z">
            <text:p/>
          </draw:path>
          <draw:path draw:style-name="gr32" draw:text-style-name="P1" draw:layer="layout" svg:width="0.507cm" svg:height="1.015cm" svg:x="13.97cm" svg:y="8.255cm" svg:viewBox="0 0 508 1016" svg:d="M254 1016l-254-678h8c-5-21-8-44-8-67 0-154 110-271 254-271s254 117 254 271c0 23-3 46-7 67h7z">
            <text:p/>
          </draw:path>
        </draw:g>
        <draw:g>
          <draw:g>
            <draw:rect draw:style-name="gr1" draw:text-style-name="P1" draw:layer="layout" svg:width="2.032cm" svg:height="7.62cm" svg:x="9.144cm" svg:y="5.715cm">
              <text:p/>
            </draw:rect>
            <draw:line draw:style-name="gr2" draw:text-style-name="P1" draw:layer="layout" svg:x1="9.144cm" svg:y1="12.827cm" svg:x2="10.16cm" svg:y2="12.827cm">
              <text:p/>
            </draw:line>
            <draw:line draw:style-name="gr2" draw:text-style-name="P1" draw:layer="layout" svg:x1="10.16cm" svg:y1="6.223cm" svg:x2="11.176cm" svg:y2="6.223cm">
              <text:p/>
            </draw:line>
            <draw:line draw:style-name="gr3" draw:text-style-name="P1" draw:layer="layout" svg:x1="11.176cm" svg:y1="12.319cm" svg:x2="9.144cm" svg:y2="12.319cm">
              <text:p/>
            </draw:line>
            <draw:line draw:style-name="gr3" draw:text-style-name="P1" draw:layer="layout" svg:x1="11.176cm" svg:y1="6.731cm" svg:x2="9.144cm" svg:y2="6.731cm">
              <text:p/>
            </draw:line>
            <draw:line draw:style-name="gr3" draw:text-style-name="P1" draw:layer="layout" svg:x1="11.176cm" svg:y1="9.525cm" svg:x2="9.144cm" svg:y2="9.525cm">
              <text:p/>
            </draw:line>
          </draw:g>
          <draw:rect draw:style-name="gr33" draw:text-style-name="P1" draw:layer="layout" svg:width="2.032cm" svg:height="2.794cm" svg:x="9.144cm" svg:y="9.525cm">
            <text:p/>
          </draw:rect>
          <draw:g>
            <draw:path draw:style-name="gr4" draw:text-style-name="P1" draw:layer="layout" svg:width="1.777cm" svg:height="1.825cm" svg:x="9.244cm" svg:y="10.393cm" svg:viewBox="0 0 1778 1826" svg:d="M1149 369c-103 0-186-83-186-184s83-185 186-185 185 83 185 185-83 184-185 184zM395 864c-47 0-86-39-86-86 0-35 20-65 49-79l162-280h2l11-24h464 217 6l-2 5 221 315h249c1 0 2 0 4 0 47 0 86 39 86 87s-39 86-86 86c-7 0-14-1-20-2v2h-112-209-8l-161-229-141 303h-2l441 864h-241l-396-776-30 350c1 7 2 15 2 23 0 56-43 103-98 110l-3 7h-714l96-207h511l32-371h-13l184-395h-202l-114 197h-14c1 4 1 9 1 14 0 47-39 86-86 86z">
              <text:p/>
            </draw:path>
            <draw:custom-shape draw:style-name="gr17" draw:text-style-name="P1" draw:layer="layout" svg:width="0.54cm" svg:height="0.04cm" draw:transform="rotate (0.1745329251994) translate (10.099cm 10.495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9" draw:text-style-name="P1" draw:layer="layout" svg:width="0.305cm" svg:height="0.246cm" draw:transform="rotate (0.1745329251994) translate (10.182cm 10.294cm)">
              <text:p/>
              <draw:enhanced-geometry svg:viewBox="0 0 21600 21600" draw:path-stretchpoint-x="10800" draw:path-stretchpoint-y="10800" draw:text-areas="?f3 ?f4 ?f5 ?f6" draw:type="round-rectangle" draw:modifiers="6733.6032388664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7" draw:text-style-name="P1" draw:layer="layout" svg:width="0.123cm" svg:height="0.123cm" svg:x="10.512cm" svg:y="10.48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rect draw:style-name="gr33" draw:text-style-name="P1" draw:layer="layout" svg:width="2.032cm" svg:height="2.794cm" draw:transform="rotate (3.1415926535892) translate (11.176cm 9.525cm)">
            <text:p/>
          </draw:rect>
          <draw:g>
            <draw:path draw:style-name="gr4" draw:text-style-name="P1" draw:layer="layout" svg:width="1.777cm" svg:height="1.825cm" svg:x="9.244cm" svg:y="6.831cm" svg:viewBox="0 0 1778 1826" svg:d="M1149 1457c-103 0-186 83-186 184s83 185 186 185 185-83 185-185-83-184-185-184zM395 962c-47 0-86 39-86 86 0 35 20 65 49 79l162 280h2l11 24h464 217 6l-2-5 221-315h249c1 0 2 0 4 0 47 0 86-39 86-87s-39-86-86-86c-7 0-14 1-20 2v-2h-112-209-8l-161 229-141-303h-2l441-864h-241l-396 776-30-350c1-7 2-15 2-23 0-56-43-103-98-110l-3-7h-714l96 207h511l32 371h-13l184 395h-202l-114-197h-14c1-4 1-9 1-14 0-47-39-86-86-86z">
              <text:p/>
            </draw:path>
            <draw:custom-shape draw:style-name="gr17" draw:text-style-name="P1" draw:layer="layout" svg:width="0.54cm" svg:height="0.043cm" draw:transform="rotate (0.1745329251994) translate (10.099cm 8.605cm)">
              <text:p/>
  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9" draw:text-style-name="P1" draw:layer="layout" svg:width="0.305cm" svg:height="0.246cm" draw:transform="rotate (0.1745329251994) translate (10.182cm 8.562cm)">
              <text:p/>
              <draw:enhanced-geometry svg:viewBox="0 0 21600 21600" draw:mirror-vertical="true" draw:path-stretchpoint-x="10800" draw:path-stretchpoint-y="10800" draw:text-areas="?f3 ?f4 ?f5 ?f6" draw:type="round-rectangle" draw:modifiers="6733.6032388664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7" draw:text-style-name="P1" draw:layer="layout" svg:width="0.123cm" svg:height="0.123cm" svg:x="10.512cm" svg:y="8.441cm">
              <text:p/>
  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g>
          <draw:g>
            <draw:rect draw:style-name="gr1" draw:text-style-name="P1" draw:layer="layout" svg:width="2.54cm" svg:height="10.668cm" draw:transform="rotate (-1.57079632679579) translate (16.002cm 0.635cm)">
              <text:p/>
            </draw:rect>
            <draw:line draw:style-name="gr2" draw:text-style-name="P1" draw:layer="layout" svg:x1="6.096cm" svg:y1="0.635cm" svg:x2="6.096cm" svg:y2="1.905cm">
              <text:p/>
            </draw:line>
            <draw:line draw:style-name="gr2" draw:text-style-name="P1" draw:layer="layout" svg:x1="15.24cm" svg:y1="1.905cm" svg:x2="15.24cm" svg:y2="3.175cm">
              <text:p/>
            </draw:line>
            <draw:line draw:style-name="gr3" draw:text-style-name="P1" draw:layer="layout" svg:x1="6.858cm" svg:y1="3.175cm" svg:x2="6.858cm" svg:y2="0.635cm">
              <text:p/>
            </draw:line>
            <draw:line draw:style-name="gr3" draw:text-style-name="P1" draw:layer="layout" svg:x1="14.478cm" svg:y1="3.175cm" svg:x2="14.478cm" svg:y2="0.635cm">
              <text:p/>
            </draw:line>
            <draw:line draw:style-name="gr3" draw:text-style-name="P1" draw:layer="layout" svg:x1="10.668cm" svg:y1="3.175cm" svg:x2="10.668cm" svg:y2="0.635cm">
              <text:p/>
            </draw:line>
          </draw:g>
          <draw:path draw:style-name="gr8" draw:text-style-name="P1" draw:layer="layout" svg:width="2.862cm" svg:height="2.481cm" svg:x="11.438cm" svg:y="0.668cm" svg:viewBox="0 0 2863 2482" svg:d="M627 958c-140 0-254 114-254 254s114 254 254 254 254-114 254-254-114-254-254-254zM377 512l404 104 199-107-308-165c-42 45-104 74-173 74-125 0-226-94-226-209s101-209 226-209c37 0 72 8 103 23v-2l643 346 33-18v35 285 4l-90 48 431 112 596-322v19l452-38v27l196-108v435l-196-32v27l-452 38v26l-486 262v95l486 262v30l452 35v39l196-32v434l-196-108v17l-452-35v14l-31-17h-5v-2l-568-306v-1l-508 131 175 94v4 283 39l-36-20-360 193c-21 95-112 166-220 166-124 0-225-94-225-210s101-209 225-209c41 0 79 10 112 28l204-109-283-153-318 82v-246h-226v-316h-1c-83 0-150-62-150-140s67-139 150-139h1v-279h226z">
            <text:p/>
          </draw:path>
          <draw:path draw:style-name="gr8" draw:text-style-name="P1" draw:layer="layout" svg:width="2.862cm" svg:height="2.481cm" svg:x="7.037cm" svg:y="0.668cm" svg:viewBox="0 0 2863 2482" svg:d="M2228 958c-140 0-254 114-254 254s114 254 254 254 254-114 254-254-114-254-254-254zM2486 512v279h226v279h1c83 0 150 62 150 139s-67 140-150 140h-1v316h-226v246l-318-82-283 152 204 110c33-18 71-28 112-28 124 0 225 94 225 209s-101 210-225 210c-108 0-199-71-220-166l-360-194-36 20v-39-283-4l174-93-507-131v1l-568 307v1h-3l-33 18v-15l-452 36v-26l-196 108v-434l196 32v-30l452-36v-29l486-262v-95l-486-262v-27l-452-37v-28l-196 32v-435l196 108v-26l452 37v-18l596 321 430-111-89-48v-4-285-35l33 17 643-346v2c31-15 66-23 103-23 125 0 226 94 226 209s-101 209-226 209c-69 0-131-29-173-74l-308 166 199 106z">
            <text:p/>
          </draw:path>
        </draw:g>
        <draw:g>
          <draw:g>
            <draw:rect draw:style-name="gr1" draw:text-style-name="P1" draw:layer="layout" svg:width="2.54cm" svg:height="10.668cm" draw:transform="rotate (-1.57079632679579) translate (26.67cm 13.335cm)">
              <text:p/>
            </draw:rect>
            <draw:line draw:style-name="gr2" draw:text-style-name="P1" draw:layer="layout" svg:x1="16.764cm" svg:y1="13.335cm" svg:x2="16.764cm" svg:y2="14.605cm">
              <text:p/>
            </draw:line>
            <draw:line draw:style-name="gr2" draw:text-style-name="P1" draw:layer="layout" svg:x1="25.908cm" svg:y1="14.605cm" svg:x2="25.908cm" svg:y2="15.875cm">
              <text:p/>
            </draw:line>
            <draw:line draw:style-name="gr3" draw:text-style-name="P1" draw:layer="layout" svg:x1="17.526cm" svg:y1="15.875cm" svg:x2="17.526cm" svg:y2="13.335cm">
              <text:p/>
            </draw:line>
            <draw:line draw:style-name="gr3" draw:text-style-name="P1" draw:layer="layout" svg:x1="25.146cm" svg:y1="15.875cm" svg:x2="25.146cm" svg:y2="13.335cm">
              <text:p/>
            </draw:line>
            <draw:line draw:style-name="gr3" draw:text-style-name="P1" draw:layer="layout" svg:x1="21.336cm" svg:y1="15.875cm" svg:x2="21.336cm" svg:y2="13.335cm">
              <text:p/>
            </draw:line>
          </draw:g>
          <draw:path draw:style-name="gr9" draw:text-style-name="P1" draw:layer="layout" svg:width="2.862cm" svg:height="2.481cm" svg:x="22.106cm" svg:y="13.368cm" svg:viewBox="0 0 2863 2482" svg:d="M627 958c-140 0-254 114-254 254s114 254 254 254 254-114 254-254-114-254-254-254zM377 512l404 104 199-107-308-165c-42 45-104 74-173 74-125 0-226-94-226-209s101-209 226-209c37 0 72 8 103 23v-2l643 346 33-18v35 285 4l-90 48 431 112 596-322v19l452-38v27l196-108v435l-196-32v27l-452 38v26l-486 262v95l486 262v30l452 35v39l196-32v434l-196-108v17l-452-35v14l-31-17h-5v-2l-568-306v-1l-508 131 175 94v4 283 39l-36-20-360 193c-21 95-112 166-220 166-124 0-225-94-225-210s101-209 225-209c41 0 79 10 112 28l204-109-283-153-318 82v-246h-226v-316h-1c-83 0-150-62-150-140s67-139 150-139h1v-279h226z">
            <text:p/>
          </draw:path>
          <draw:path draw:style-name="gr9" draw:text-style-name="P1" draw:layer="layout" svg:width="2.862cm" svg:height="2.481cm" svg:x="17.705cm" svg:y="13.368cm" svg:viewBox="0 0 2863 2482" svg:d="M2228 958c-140 0-254 114-254 254s114 254 254 254 254-114 254-254-114-254-254-254zM2486 512v279h226v279h1c83 0 150 62 150 139s-67 140-150 140h-1v316h-226v246l-318-82-283 152 204 110c33-18 71-28 112-28 124 0 225 94 225 209s-101 210-225 210c-108 0-199-71-220-166l-360-194-36 20v-39-283-4l174-93-507-131v1l-568 307v1h-3l-33 18v-15l-452 36v-26l-196 108v-434l196 32v-30l452-36v-29l486-262v-95l-486-262v-27l-452-37v-28l-196 32v-435l196 108v-26l452 37v-18l596 321 430-111-89-48v-4-285-35l33 17 643-346v2c31-15 66-23 103-23 125 0 226 94 226 209s-101 209-226 209c-69 0-131-29-173-74l-308 166 199 106z">
            <text:p/>
          </draw:path>
        </draw:g>
        <draw:g>
          <draw:g>
            <draw:rect draw:style-name="gr1" draw:text-style-name="P1" draw:layer="layout" svg:width="2.54cm" svg:height="10.668cm" draw:transform="rotate (-1.57079632679579) translate (26.67cm 15.875cm)">
              <text:p/>
            </draw:rect>
            <draw:line draw:style-name="gr2" draw:text-style-name="P1" draw:layer="layout" svg:x1="16.764cm" svg:y1="15.875cm" svg:x2="16.764cm" svg:y2="17.145cm">
              <text:p/>
            </draw:line>
            <draw:line draw:style-name="gr2" draw:text-style-name="P1" draw:layer="layout" svg:x1="25.908cm" svg:y1="17.145cm" svg:x2="25.908cm" svg:y2="18.415cm">
              <text:p/>
            </draw:line>
            <draw:line draw:style-name="gr3" draw:text-style-name="P1" draw:layer="layout" svg:x1="17.526cm" svg:y1="18.415cm" svg:x2="17.526cm" svg:y2="15.875cm">
              <text:p/>
            </draw:line>
            <draw:line draw:style-name="gr3" draw:text-style-name="P1" draw:layer="layout" svg:x1="25.146cm" svg:y1="18.415cm" svg:x2="25.146cm" svg:y2="15.875cm">
              <text:p/>
            </draw:line>
            <draw:line draw:style-name="gr3" draw:text-style-name="P1" draw:layer="layout" svg:x1="21.336cm" svg:y1="18.415cm" svg:x2="21.336cm" svg:y2="15.875cm">
              <text:p/>
            </draw:line>
          </draw:g>
          <draw:path draw:style-name="gr10" draw:text-style-name="P1" draw:layer="layout" svg:width="2.862cm" svg:height="2.481cm" svg:x="22.106cm" svg:y="15.908cm" svg:viewBox="0 0 2863 2482" svg:d="M627 958c-140 0-254 114-254 254s114 254 254 254 254-114 254-254-114-254-254-254zM377 512l404 104 199-107-308-165c-42 45-104 74-173 74-125 0-226-94-226-209s101-209 226-209c37 0 72 8 103 23v-2l643 346 33-18v35 285 4l-90 48 431 112 596-322v19l452-38v27l196-108v435l-196-32v27l-452 38v26l-486 262v95l486 262v30l452 35v39l196-32v434l-196-108v17l-452-35v14l-31-17h-5v-2l-568-306v-1l-508 131 175 94v4 283 39l-36-20-360 193c-21 95-112 166-220 166-124 0-225-94-225-210s101-209 225-209c41 0 79 10 112 28l204-109-283-153-318 82v-246h-226v-316h-1c-83 0-150-62-150-140s67-139 150-139h1v-279h226z">
            <text:p/>
          </draw:path>
          <draw:path draw:style-name="gr10" draw:text-style-name="P1" draw:layer="layout" svg:width="2.862cm" svg:height="2.481cm" svg:x="17.705cm" svg:y="15.908cm" svg:viewBox="0 0 2863 2482" svg:d="M2228 958c-140 0-254 114-254 254s114 254 254 254 254-114 254-254-114-254-254-254zM2486 512v279h226v279h1c83 0 150 62 150 139s-67 140-150 140h-1v316h-226v246l-318-82-283 152 204 110c33-18 71-28 112-28 124 0 225 94 225 209s-101 210-225 210c-108 0-199-71-220-166l-360-194-36 20v-39-283-4l174-93-507-131v1l-568 307v1h-3l-33 18v-15l-452 36v-26l-196 108v-434l196 32v-30l452-36v-29l486-262v-95l-486-262v-27l-452-37v-28l-196 32v-435l196 108v-26l452 37v-18l596 321 430-111-89-48v-4-285-35l33 17 643-346v2c31-15 66-23 103-23 125 0 226 94 226 209s-101 209-226 209c-69 0-131-29-173-74l-308 166 199 106z">
            <text:p/>
          </draw:path>
        </draw:g>
        <draw:g>
          <draw:g>
            <draw:rect draw:style-name="gr1" draw:text-style-name="P1" draw:layer="layout" svg:width="2.54cm" svg:height="10.668cm" draw:transform="rotate (-1.57079632679579) translate (26.67cm 18.415cm)">
              <text:p/>
            </draw:rect>
            <draw:line draw:style-name="gr2" draw:text-style-name="P1" draw:layer="layout" svg:x1="16.764cm" svg:y1="18.415cm" svg:x2="16.764cm" svg:y2="19.685cm">
              <text:p/>
            </draw:line>
            <draw:line draw:style-name="gr2" draw:text-style-name="P1" draw:layer="layout" svg:x1="25.908cm" svg:y1="19.685cm" svg:x2="25.908cm" svg:y2="20.955cm">
              <text:p/>
            </draw:line>
            <draw:line draw:style-name="gr3" draw:text-style-name="P1" draw:layer="layout" svg:x1="17.526cm" svg:y1="20.955cm" svg:x2="17.526cm" svg:y2="18.415cm">
              <text:p/>
            </draw:line>
            <draw:line draw:style-name="gr3" draw:text-style-name="P1" draw:layer="layout" svg:x1="25.146cm" svg:y1="20.955cm" svg:x2="25.146cm" svg:y2="18.415cm">
              <text:p/>
            </draw:line>
            <draw:line draw:style-name="gr3" draw:text-style-name="P1" draw:layer="layout" svg:x1="21.336cm" svg:y1="20.955cm" svg:x2="21.336cm" svg:y2="18.415cm">
              <text:p/>
            </draw:line>
          </draw:g>
          <draw:path draw:style-name="gr11" draw:text-style-name="P1" draw:layer="layout" svg:width="2.862cm" svg:height="2.481cm" svg:x="22.106cm" svg:y="18.448cm" svg:viewBox="0 0 2863 2482" svg:d="M627 958c-140 0-254 114-254 254s114 254 254 254 254-114 254-254-114-254-254-254zM377 512l404 104 199-107-308-165c-42 45-104 74-173 74-125 0-226-94-226-209s101-209 226-209c37 0 72 8 103 23v-2l643 346 33-18v35 285 4l-90 48 431 112 596-322v19l452-38v27l196-108v435l-196-32v27l-452 38v26l-486 262v95l486 262v30l452 35v39l196-32v434l-196-108v17l-452-35v14l-31-17h-5v-2l-568-306v-1l-508 131 175 94v4 283 39l-36-20-360 193c-21 95-112 166-220 166-124 0-225-94-225-210s101-209 225-209c41 0 79 10 112 28l204-109-283-153-318 82v-246h-226v-316h-1c-83 0-150-62-150-140s67-139 150-139h1v-279h226z">
            <text:p/>
          </draw:path>
          <draw:path draw:style-name="gr11" draw:text-style-name="P1" draw:layer="layout" svg:width="2.862cm" svg:height="2.481cm" svg:x="17.705cm" svg:y="18.448cm" svg:viewBox="0 0 2863 2482" svg:d="M2228 958c-140 0-254 114-254 254s114 254 254 254 254-114 254-254-114-254-254-254zM2486 512v279h226v279h1c83 0 150 62 150 139s-67 140-150 140h-1v316h-226v246l-318-82-283 152 204 110c33-18 71-28 112-28 124 0 225 94 225 209s-101 210-225 210c-108 0-199-71-220-166l-360-194-36 20v-39-283-4l174-93-507-131v1l-568 307v1h-3l-33 18v-15l-452 36v-26l-196 108v-434l196 32v-30l452-36v-29l486-262v-95l-486-262v-27l-452-37v-28l-196 32v-435l196 108v-26l452 37v-18l596 321 430-111-89-48v-4-285-35l33 17 643-346v2c31-15 66-23 103-23 125 0 226 94 226 209s-101 209-226 209c-69 0-131-29-173-74l-308 166 199 106z">
            <text:p/>
          </draw:path>
        </draw:g>
        <draw:g>
          <draw:g>
            <draw:rect draw:style-name="gr1" draw:text-style-name="P1" draw:layer="layout" svg:width="2.54cm" svg:height="10.668cm" draw:transform="rotate (-1.57079632679579) translate (26.67cm 10.795cm)">
              <text:p/>
            </draw:rect>
            <draw:line draw:style-name="gr2" draw:text-style-name="P1" draw:layer="layout" svg:x1="16.764cm" svg:y1="10.795cm" svg:x2="16.764cm" svg:y2="12.065cm">
              <text:p/>
            </draw:line>
            <draw:line draw:style-name="gr2" draw:text-style-name="P1" draw:layer="layout" svg:x1="25.908cm" svg:y1="12.065cm" svg:x2="25.908cm" svg:y2="13.335cm">
              <text:p/>
            </draw:line>
            <draw:line draw:style-name="gr3" draw:text-style-name="P1" draw:layer="layout" svg:x1="17.526cm" svg:y1="13.335cm" svg:x2="17.526cm" svg:y2="10.795cm">
              <text:p/>
            </draw:line>
            <draw:line draw:style-name="gr3" draw:text-style-name="P1" draw:layer="layout" svg:x1="25.146cm" svg:y1="13.335cm" svg:x2="25.146cm" svg:y2="10.795cm">
              <text:p/>
            </draw:line>
            <draw:line draw:style-name="gr3" draw:text-style-name="P1" draw:layer="layout" svg:x1="21.336cm" svg:y1="13.335cm" svg:x2="21.336cm" svg:y2="10.795cm">
              <text:p/>
            </draw:line>
          </draw:g>
          <draw:path draw:style-name="gr12" draw:text-style-name="P1" draw:layer="layout" svg:width="2.862cm" svg:height="2.481cm" svg:x="22.106cm" svg:y="10.828cm" svg:viewBox="0 0 2863 2482" svg:d="M627 958c-140 0-254 114-254 254s114 254 254 254 254-114 254-254-114-254-254-254zM377 512l404 104 199-107-308-165c-42 45-104 74-173 74-125 0-226-94-226-209s101-209 226-209c37 0 72 8 103 23v-2l643 346 33-18v35 285 4l-90 48 431 112 596-322v19l452-38v27l196-108v435l-196-32v27l-452 38v26l-486 262v95l486 262v30l452 35v39l196-32v434l-196-108v17l-452-35v14l-31-17h-5v-2l-568-306v-1l-508 131 175 94v4 283 39l-36-20-360 193c-21 95-112 166-220 166-124 0-225-94-225-210s101-209 225-209c41 0 79 10 112 28l204-109-283-153-318 82v-246h-226v-316h-1c-83 0-150-62-150-140s67-139 150-139h1v-279h226z">
            <text:p/>
          </draw:path>
          <draw:path draw:style-name="gr12" draw:text-style-name="P1" draw:layer="layout" svg:width="2.862cm" svg:height="2.481cm" svg:x="17.705cm" svg:y="10.828cm" svg:viewBox="0 0 2863 2482" svg:d="M2228 958c-140 0-254 114-254 254s114 254 254 254 254-114 254-254-114-254-254-254zM2486 512v279h226v279h1c83 0 150 62 150 139s-67 140-150 140h-1v316h-226v246l-318-82-283 152 204 110c33-18 71-28 112-28 124 0 225 94 225 209s-101 210-225 210c-108 0-199-71-220-166l-360-194-36 20v-39-283-4l174-93-507-131v1l-568 307v1h-3l-33 18v-15l-452 36v-26l-196 108v-434l196 32v-30l452-36v-29l486-262v-95l-486-262v-27l-452-37v-28l-196 32v-435l196 108v-26l452 37v-18l596 321 430-111-89-48v-4-285-35l33 17 643-346v2c31-15 66-23 103-23 125 0 226 94 226 209s-101 209-226 209c-69 0-131-29-173-74l-308 166 199 106z">
            <text:p/>
          </draw:path>
        </draw:g>
        <draw:g>
          <draw:g>
            <draw:rect draw:style-name="gr1" draw:text-style-name="P1" draw:layer="layout" svg:width="2.54cm" svg:height="10.668cm" draw:transform="rotate (-1.57079632679579) translate (26.67cm 8.255cm)">
              <text:p/>
            </draw:rect>
            <draw:line draw:style-name="gr2" draw:text-style-name="P1" draw:layer="layout" svg:x1="16.764cm" svg:y1="8.255cm" svg:x2="16.764cm" svg:y2="9.525cm">
              <text:p/>
            </draw:line>
            <draw:line draw:style-name="gr2" draw:text-style-name="P1" draw:layer="layout" svg:x1="25.908cm" svg:y1="9.525cm" svg:x2="25.908cm" svg:y2="10.795cm">
              <text:p/>
            </draw:line>
            <draw:line draw:style-name="gr3" draw:text-style-name="P1" draw:layer="layout" svg:x1="17.526cm" svg:y1="10.795cm" svg:x2="17.526cm" svg:y2="8.255cm">
              <text:p/>
            </draw:line>
            <draw:line draw:style-name="gr3" draw:text-style-name="P1" draw:layer="layout" svg:x1="25.146cm" svg:y1="10.795cm" svg:x2="25.146cm" svg:y2="8.255cm">
              <text:p/>
            </draw:line>
            <draw:line draw:style-name="gr3" draw:text-style-name="P1" draw:layer="layout" svg:x1="21.336cm" svg:y1="10.795cm" svg:x2="21.336cm" svg:y2="8.255cm">
              <text:p/>
            </draw:line>
          </draw:g>
          <draw:path draw:style-name="gr13" draw:text-style-name="P1" draw:layer="layout" svg:width="2.862cm" svg:height="2.481cm" svg:x="22.106cm" svg:y="8.288cm" svg:viewBox="0 0 2863 2482" svg:d="M627 958c-140 0-254 114-254 254s114 254 254 254 254-114 254-254-114-254-254-254zM377 512l404 104 199-107-308-165c-42 45-104 74-173 74-125 0-226-94-226-209s101-209 226-209c37 0 72 8 103 23v-2l643 346 33-18v35 285 4l-90 48 431 112 596-322v19l452-38v27l196-108v435l-196-32v27l-452 38v26l-486 262v95l486 262v30l452 35v39l196-32v434l-196-108v17l-452-35v14l-31-17h-5v-2l-568-306v-1l-508 131 175 94v4 283 39l-36-20-360 193c-21 95-112 166-220 166-124 0-225-94-225-210s101-209 225-209c41 0 79 10 112 28l204-109-283-153-318 82v-246h-226v-316h-1c-83 0-150-62-150-140s67-139 150-139h1v-279h226z">
            <text:p/>
          </draw:path>
          <draw:path draw:style-name="gr13" draw:text-style-name="P1" draw:layer="layout" svg:width="2.862cm" svg:height="2.481cm" svg:x="17.705cm" svg:y="8.288cm" svg:viewBox="0 0 2863 2482" svg:d="M2228 958c-140 0-254 114-254 254s114 254 254 254 254-114 254-254-114-254-254-254zM2486 512v279h226v279h1c83 0 150 62 150 139s-67 140-150 140h-1v316h-226v246l-318-82-283 152 204 110c33-18 71-28 112-28 124 0 225 94 225 209s-101 210-225 210c-108 0-199-71-220-166l-360-194-36 20v-39-283-4l174-93-507-131v1l-568 307v1h-3l-33 18v-15l-452 36v-26l-196 108v-434l196 32v-30l452-36v-29l486-262v-95l-486-262v-27l-452-37v-28l-196 32v-435l196 108v-26l452 37v-18l596 321 430-111-89-48v-4-285-35l33 17 643-346v2c31-15 66-23 103-23 125 0 226 94 226 209s-101 209-226 209c-69 0-131-29-173-74l-308 166 199 106z">
            <text:p/>
          </draw:path>
        </draw:g>
        <draw:g>
          <draw:g>
            <draw:rect draw:style-name="gr1" draw:text-style-name="P1" draw:layer="layout" svg:width="2.54cm" svg:height="10.668cm" draw:transform="rotate (-1.57079632679579) translate (26.67cm 5.715cm)">
              <text:p/>
            </draw:rect>
            <draw:line draw:style-name="gr2" draw:text-style-name="P1" draw:layer="layout" svg:x1="16.764cm" svg:y1="5.715cm" svg:x2="16.764cm" svg:y2="6.985cm">
              <text:p/>
            </draw:line>
            <draw:line draw:style-name="gr2" draw:text-style-name="P1" draw:layer="layout" svg:x1="25.908cm" svg:y1="6.985cm" svg:x2="25.908cm" svg:y2="8.255cm">
              <text:p/>
            </draw:line>
            <draw:line draw:style-name="gr3" draw:text-style-name="P1" draw:layer="layout" svg:x1="17.526cm" svg:y1="8.255cm" svg:x2="17.526cm" svg:y2="5.715cm">
              <text:p/>
            </draw:line>
            <draw:line draw:style-name="gr3" draw:text-style-name="P1" draw:layer="layout" svg:x1="25.146cm" svg:y1="8.255cm" svg:x2="25.146cm" svg:y2="5.715cm">
              <text:p/>
            </draw:line>
            <draw:line draw:style-name="gr3" draw:text-style-name="P1" draw:layer="layout" svg:x1="21.336cm" svg:y1="8.255cm" svg:x2="21.336cm" svg:y2="5.715cm">
              <text:p/>
            </draw:line>
          </draw:g>
          <draw:path draw:style-name="gr14" draw:text-style-name="P1" draw:layer="layout" svg:width="2.862cm" svg:height="2.481cm" svg:x="22.106cm" svg:y="5.748cm" svg:viewBox="0 0 2863 2482" svg:d="M627 958c-140 0-254 114-254 254s114 254 254 254 254-114 254-254-114-254-254-254zM377 512l404 104 199-107-308-165c-42 45-104 74-173 74-125 0-226-94-226-209s101-209 226-209c37 0 72 8 103 23v-2l643 346 33-18v35 285 4l-90 48 431 112 596-322v19l452-38v27l196-108v435l-196-32v27l-452 38v26l-486 262v95l486 262v30l452 35v39l196-32v434l-196-108v17l-452-35v14l-31-17h-5v-2l-568-306v-1l-508 131 175 94v4 283 39l-36-20-360 193c-21 95-112 166-220 166-124 0-225-94-225-210s101-209 225-209c41 0 79 10 112 28l204-109-283-153-318 82v-246h-226v-316h-1c-83 0-150-62-150-140s67-139 150-139h1v-279h226z">
            <text:p/>
          </draw:path>
          <draw:path draw:style-name="gr14" draw:text-style-name="P1" draw:layer="layout" svg:width="2.862cm" svg:height="2.481cm" svg:x="17.705cm" svg:y="5.748cm" svg:viewBox="0 0 2863 2482" svg:d="M2228 958c-140 0-254 114-254 254s114 254 254 254 254-114 254-254-114-254-254-254zM2486 512v279h226v279h1c83 0 150 62 150 139s-67 140-150 140h-1v316h-226v246l-318-82-283 152 204 110c33-18 71-28 112-28 124 0 225 94 225 209s-101 210-225 210c-108 0-199-71-220-166l-360-194-36 20v-39-283-4l174-93-507-131v1l-568 307v1h-3l-33 18v-15l-452 36v-26l-196 108v-434l196 32v-30l452-36v-29l486-262v-95l-486-262v-27l-452-37v-28l-196 32v-435l196 108v-26l452 37v-18l596 321 430-111-89-48v-4-285-35l33 17 643-346v2c31-15 66-23 103-23 125 0 226 94 226 209s-101 209-226 209c-69 0-131-29-173-74l-308 166 199 106z">
            <text:p/>
          </draw:path>
        </draw:g>
        <draw:g>
          <draw:g>
            <draw:rect draw:style-name="gr1" draw:text-style-name="P1" draw:layer="layout" svg:width="2.54cm" svg:height="10.668cm" draw:transform="rotate (-1.57079632679579) translate (26.67cm 3.175cm)">
              <text:p/>
            </draw:rect>
            <draw:line draw:style-name="gr2" draw:text-style-name="P1" draw:layer="layout" svg:x1="16.764cm" svg:y1="3.175cm" svg:x2="16.764cm" svg:y2="4.445cm">
              <text:p/>
            </draw:line>
            <draw:line draw:style-name="gr2" draw:text-style-name="P1" draw:layer="layout" svg:x1="25.908cm" svg:y1="4.445cm" svg:x2="25.908cm" svg:y2="5.715cm">
              <text:p/>
            </draw:line>
            <draw:line draw:style-name="gr3" draw:text-style-name="P1" draw:layer="layout" svg:x1="17.526cm" svg:y1="5.715cm" svg:x2="17.526cm" svg:y2="3.175cm">
              <text:p/>
            </draw:line>
            <draw:line draw:style-name="gr3" draw:text-style-name="P1" draw:layer="layout" svg:x1="25.146cm" svg:y1="5.715cm" svg:x2="25.146cm" svg:y2="3.175cm">
              <text:p/>
            </draw:line>
            <draw:line draw:style-name="gr3" draw:text-style-name="P1" draw:layer="layout" svg:x1="21.336cm" svg:y1="5.715cm" svg:x2="21.336cm" svg:y2="3.175cm">
              <text:p/>
            </draw:line>
          </draw:g>
          <draw:path draw:style-name="gr15" draw:text-style-name="P1" draw:layer="layout" svg:width="2.862cm" svg:height="2.481cm" svg:x="22.106cm" svg:y="3.208cm" svg:viewBox="0 0 2863 2482" svg:d="M627 958c-140 0-254 114-254 254s114 254 254 254 254-114 254-254-114-254-254-254zM377 512l404 104 199-107-308-165c-42 45-104 74-173 74-125 0-226-94-226-209s101-209 226-209c37 0 72 8 103 23v-2l643 346 33-18v35 285 4l-90 48 431 112 596-322v19l452-38v27l196-108v435l-196-32v27l-452 38v26l-486 262v95l486 262v30l452 35v39l196-32v434l-196-108v17l-452-35v14l-31-17h-5v-2l-568-306v-1l-508 131 175 94v4 283 39l-36-20-360 193c-21 95-112 166-220 166-124 0-225-94-225-210s101-209 225-209c41 0 79 10 112 28l204-109-283-153-318 82v-246h-226v-316h-1c-83 0-150-62-150-140s67-139 150-139h1v-279h226z">
            <text:p/>
          </draw:path>
          <draw:path draw:style-name="gr15" draw:text-style-name="P1" draw:layer="layout" svg:width="2.862cm" svg:height="2.481cm" svg:x="17.705cm" svg:y="3.208cm" svg:viewBox="0 0 2863 2482" svg:d="M2228 958c-140 0-254 114-254 254s114 254 254 254 254-114 254-254-114-254-254-254zM2486 512v279h226v279h1c83 0 150 62 150 139s-67 140-150 140h-1v316h-226v246l-318-82-283 152 204 110c33-18 71-28 112-28 124 0 225 94 225 209s-101 210-225 210c-108 0-199-71-220-166l-360-194-36 20v-39-283-4l174-93-507-131v1l-568 307v1h-3l-33 18v-15l-452 36v-26l-196 108v-434l196 32v-30l452-36v-29l486-262v-95l-486-262v-27l-452-37v-28l-196 32v-435l196 108v-26l452 37v-18l596 321 430-111-89-48v-4-285-35l33 17 643-346v2c31-15 66-23 103-23 125 0 226 94 226 209s-101 209-226 209c-69 0-131-29-173-74l-308 166 199 106z">
            <text:p/>
          </draw:path>
        </draw:g>
        <draw:g>
          <draw:g>
            <draw:rect draw:style-name="gr1" draw:text-style-name="P1" draw:layer="layout" svg:width="2.54cm" svg:height="10.668cm" draw:transform="rotate (-1.57079632679579) translate (26.67cm 0.635cm)">
              <text:p/>
            </draw:rect>
            <draw:line draw:style-name="gr2" draw:text-style-name="P1" draw:layer="layout" svg:x1="16.764cm" svg:y1="0.635cm" svg:x2="16.764cm" svg:y2="1.905cm">
              <text:p/>
            </draw:line>
            <draw:line draw:style-name="gr2" draw:text-style-name="P1" draw:layer="layout" svg:x1="25.908cm" svg:y1="1.905cm" svg:x2="25.908cm" svg:y2="3.175cm">
              <text:p/>
            </draw:line>
            <draw:line draw:style-name="gr3" draw:text-style-name="P1" draw:layer="layout" svg:x1="17.526cm" svg:y1="3.175cm" svg:x2="17.526cm" svg:y2="0.635cm">
              <text:p/>
            </draw:line>
            <draw:line draw:style-name="gr3" draw:text-style-name="P1" draw:layer="layout" svg:x1="25.146cm" svg:y1="3.175cm" svg:x2="25.146cm" svg:y2="0.635cm">
              <text:p/>
            </draw:line>
            <draw:line draw:style-name="gr3" draw:text-style-name="P1" draw:layer="layout" svg:x1="21.336cm" svg:y1="3.175cm" svg:x2="21.336cm" svg:y2="0.635cm">
              <text:p/>
            </draw:line>
          </draw:g>
          <draw:path draw:style-name="gr34" draw:text-style-name="P1" draw:layer="layout" svg:width="2.862cm" svg:height="2.481cm" svg:x="22.106cm" svg:y="0.668cm" svg:viewBox="0 0 2863 2482" svg:d="M627 958c-140 0-254 114-254 254s114 254 254 254 254-114 254-254-114-254-254-254zM377 512l404 104 199-107-308-165c-42 45-104 74-173 74-125 0-226-94-226-209s101-209 226-209c37 0 72 8 103 23v-2l643 346 33-18v35 285 4l-90 48 431 112 596-322v19l452-38v27l196-108v435l-196-32v27l-452 38v26l-486 262v95l486 262v30l452 35v39l196-32v434l-196-108v17l-452-35v14l-31-17h-5v-2l-568-306v-1l-508 131 175 94v4 283 39l-36-20-360 193c-21 95-112 166-220 166-124 0-225-94-225-210s101-209 225-209c41 0 79 10 112 28l204-109-283-153-318 82v-246h-226v-316h-1c-83 0-150-62-150-140s67-139 150-139h1v-279h226z">
            <text:p/>
          </draw:path>
          <draw:path draw:style-name="gr34" draw:text-style-name="P1" draw:layer="layout" svg:width="2.862cm" svg:height="2.481cm" svg:x="17.705cm" svg:y="0.668cm" svg:viewBox="0 0 2863 2482" svg:d="M2228 958c-140 0-254 114-254 254s114 254 254 254 254-114 254-254-114-254-254-254zM2486 512v279h226v279h1c83 0 150 62 150 139s-67 140-150 140h-1v316h-226v246l-318-82-283 152 204 110c33-18 71-28 112-28 124 0 225 94 225 209s-101 210-225 210c-108 0-199-71-220-166l-360-194-36 20v-39-283-4l174-93-507-131v1l-568 307v1h-3l-33 18v-15l-452 36v-26l-196 108v-434l196 32v-30l452-36v-29l486-262v-95l-486-262v-27l-452-37v-28l-196 32v-435l196 108v-26l452 37v-18l596 321 430-111-89-48v-4-285-35l33 17 643-346v2c31-15 66-23 103-23 125 0 226 94 226 209s-101 209-226 209c-69 0-131-29-173-74l-308 166 199 106z">
            <text:p/>
          </draw:path>
        </draw:g>
        <draw:g>
          <draw:g>
            <draw:rect draw:style-name="gr1" draw:text-style-name="P1" draw:layer="layout" svg:width="2.032cm" svg:height="7.62cm" svg:x="11.176cm" svg:y="5.715cm">
              <text:p/>
            </draw:rect>
            <draw:line draw:style-name="gr2" draw:text-style-name="P1" draw:layer="layout" svg:x1="11.176cm" svg:y1="12.827cm" svg:x2="12.192cm" svg:y2="12.827cm">
              <text:p/>
            </draw:line>
            <draw:line draw:style-name="gr2" draw:text-style-name="P1" draw:layer="layout" svg:x1="12.192cm" svg:y1="6.223cm" svg:x2="13.208cm" svg:y2="6.223cm">
              <text:p/>
            </draw:line>
            <draw:line draw:style-name="gr3" draw:text-style-name="P1" draw:layer="layout" svg:x1="13.208cm" svg:y1="12.319cm" svg:x2="11.176cm" svg:y2="12.319cm">
              <text:p/>
            </draw:line>
            <draw:line draw:style-name="gr3" draw:text-style-name="P1" draw:layer="layout" svg:x1="13.208cm" svg:y1="6.731cm" svg:x2="11.176cm" svg:y2="6.731cm">
              <text:p/>
            </draw:line>
            <draw:line draw:style-name="gr3" draw:text-style-name="P1" draw:layer="layout" svg:x1="13.208cm" svg:y1="9.525cm" svg:x2="11.176cm" svg:y2="9.525cm">
              <text:p/>
            </draw:line>
          </draw:g>
          <draw:rect draw:style-name="gr35" draw:text-style-name="P1" draw:layer="layout" svg:width="2.032cm" svg:height="2.794cm" svg:x="11.176cm" svg:y="9.525cm">
            <text:p/>
          </draw:rect>
          <draw:path draw:style-name="gr4" draw:text-style-name="P1" draw:layer="layout" svg:width="0.37cm" svg:height="0.368cm" svg:x="12.207cm" svg:y="10.413cm" svg:viewBox="0 0 371 369" svg:d="M186 369c-103 0-186-83-186-184s83-185 186-185 185 83 185 185-83 184-185 184z">
            <text:p/>
          </draw:path>
          <draw:path draw:style-name="gr4" draw:text-style-name="P1" draw:layer="layout" svg:width="1.777cm" svg:height="1.43cm" svg:x="11.244cm" svg:y="10.808cm" svg:viewBox="0 0 1778 1431" svg:d="M395 469c-47 0-86-39-86-86 0-35 20-65 49-79l162-280h2l11-24h464 217 6l-2 5 221 315h249c1 0 2 0 4 0 47 0 86 39 86 87s-39 86-86 86c-7 0-14-1-20-2v2h-112-209-8l-161-229-141 303h-2l441 864h-241l-396-776-30 350c1 7 2 15 2 23 0 56-43 103-98 110l-3 7h-714l96-207h511l32-371h-13l184-395h-202l-114 197h-14c1 4 1 9 1 14 0 47-39 86-86 86z">
            <text:p/>
          </draw:path>
          <draw:rect draw:style-name="gr35" draw:text-style-name="P1" draw:layer="layout" svg:width="2.032cm" svg:height="2.794cm" draw:transform="rotate (3.1415926535892) translate (13.208cm 9.525cm)">
            <text:p/>
          </draw:rect>
          <draw:path draw:style-name="gr4" draw:text-style-name="P1" draw:layer="layout" svg:width="0.37cm" svg:height="0.368cm" svg:x="12.207cm" svg:y="8.268cm" svg:viewBox="0 0 371 369" svg:d="M186 0c-103 0-186 83-186 184s83 185 186 185 185-83 185-185-83-184-185-184z">
            <text:p/>
          </draw:path>
          <draw:path draw:style-name="gr4" draw:text-style-name="P1" draw:layer="layout" svg:width="1.777cm" svg:height="1.43cm" svg:x="11.244cm" svg:y="6.811cm" svg:viewBox="0 0 1778 1431" svg:d="M395 962c-47 0-86 39-86 86 0 35 20 65 49 79l162 280h2l11 24h464 217 6l-2-5 221-315h249c1 0 2 0 4 0 47 0 86-39 86-87s-39-86-86-86c-7 0-14 1-20 2v-2h-112-209-8l-161 229-141-303h-2l441-864h-241l-396 776-30-350c1-7 2-15 2-23 0-56-43-103-98-110l-3-7h-714l96 207h511l32 371h-13l184 395h-202l-114-197h-14c1-4 1-9 1-14 0-47-39-86-86-86z">
            <text:p/>
          </draw:path>
        </draw:g>
      </draw:page>
      <draw:page draw:name="Unused" draw:style-name="dp1" draw:master-page-name="Default">
        <office:forms form:automatic-focus="false" form:apply-design-mode="false"/>
        <draw:rect draw:style-name="gr36" draw:text-style-name="P1" draw:layer="layout" svg:width="-1.016cm" svg:height="-1.016cm" svg:x="2.032cm" svg:y="3.683cm">
          <text:p/>
        </draw:rect>
        <draw:circle draw:style-name="gr37" draw:text-style-name="P1" draw:layer="layout" svg:width="-0.289cm" svg:height="-0.289cm" svg:x="1.886cm" svg:y="3.537cm">
          <text:p/>
        </draw:circle>
        <draw:ellipse draw:style-name="gr37" draw:text-style-name="P1" draw:layer="layout" svg:width="-0.291cm" svg:height="-0.289cm" svg:x="1.451cm" svg:y="3.537cm">
          <text:p/>
        </draw:ellipse>
        <draw:custom-shape draw:style-name="gr38" draw:text-style-name="P1" draw:layer="layout" svg:width="-0.29cm" svg:height="-0.495cm" svg:x="1.669cm" svg:y="3.205cm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39" draw:text-style-name="P1" draw:layer="layout" svg:x1="1.523cm" svg:y1="3.205cm" svg:x2="1.523cm" svg:y2="2.712cm">
          <text:p/>
        </draw:line>
        <draw:rect draw:style-name="gr36" draw:text-style-name="P1" draw:layer="layout" svg:width="1.016cm" svg:height="1.016cm" svg:x="1.016cm" svg:y="3.683cm">
          <text:p/>
        </draw:rect>
        <draw:circle draw:style-name="gr37" draw:text-style-name="P1" draw:layer="layout" svg:width="0.289cm" svg:height="0.289cm" svg:x="1.597cm" svg:y="3.829cm">
          <text:p/>
        </draw:circle>
        <draw:ellipse draw:style-name="gr37" draw:text-style-name="P1" draw:layer="layout" svg:width="0.291cm" svg:height="0.289cm" svg:x="1.16cm" svg:y="3.829cm">
          <text:p/>
        </draw:ellipse>
        <draw:custom-shape draw:style-name="gr38" draw:text-style-name="P1" draw:layer="layout" svg:width="-0.29cm" svg:height="-0.495cm" svg:x="1.669cm" svg:y="4.637cm">
          <text:p/>
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39" draw:text-style-name="P1" draw:layer="layout" svg:x1="1.523cm" svg:y1="4.161cm" svg:x2="1.523cm" svg:y2="4.654cm">
          <text:p/>
        </draw:line>
        <draw:rect draw:style-name="gr36" draw:text-style-name="P1" draw:layer="layout" svg:width="-1.016cm" svg:height="-1.016cm" svg:x="2.032cm" svg:y="1.651cm">
          <text:p/>
        </draw:rect>
        <draw:circle draw:style-name="gr37" draw:text-style-name="P1" draw:layer="layout" svg:width="-0.289cm" svg:height="-0.289cm" svg:x="1.886cm" svg:y="1.505cm">
          <text:p/>
        </draw:circle>
        <draw:ellipse draw:style-name="gr37" draw:text-style-name="P1" draw:layer="layout" svg:width="-0.291cm" svg:height="-0.289cm" svg:x="1.451cm" svg:y="1.505cm">
          <text:p/>
        </draw:ellipse>
        <draw:custom-shape draw:style-name="gr38" draw:text-style-name="P1" draw:layer="layout" svg:width="-0.29cm" svg:height="-0.495cm" svg:x="1.669cm" svg:y="1.173cm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39" draw:text-style-name="P1" draw:layer="layout" svg:x1="1.523cm" svg:y1="1.173cm" svg:x2="1.523cm" svg:y2="0.68cm">
          <text:p/>
        </draw:line>
        <draw:rect draw:style-name="gr36" draw:text-style-name="P1" draw:layer="layout" svg:width="1.016cm" svg:height="1.016cm" svg:x="1.016cm" svg:y="1.651cm">
          <text:p/>
        </draw:rect>
        <draw:circle draw:style-name="gr37" draw:text-style-name="P1" draw:layer="layout" svg:width="0.289cm" svg:height="0.289cm" svg:x="1.597cm" svg:y="1.797cm">
          <text:p/>
        </draw:circle>
        <draw:ellipse draw:style-name="gr37" draw:text-style-name="P1" draw:layer="layout" svg:width="0.291cm" svg:height="0.289cm" svg:x="1.16cm" svg:y="1.797cm">
          <text:p/>
        </draw:ellipse>
        <draw:custom-shape draw:style-name="gr38" draw:text-style-name="P1" draw:layer="layout" svg:width="-0.29cm" svg:height="-0.495cm" svg:x="1.669cm" svg:y="2.605cm">
          <text:p/>
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39" draw:text-style-name="P1" draw:layer="layout" svg:x1="1.523cm" svg:y1="2.129cm" svg:x2="1.523cm" svg:y2="2.622cm">
          <text:p/>
        </draw:line>
        <draw:rect draw:style-name="gr36" draw:text-style-name="P1" draw:layer="layout" svg:width="-1.016cm" svg:height="-1.016cm" svg:x="3.048cm" svg:y="3.683cm">
          <text:p/>
        </draw:rect>
        <draw:circle draw:style-name="gr37" draw:text-style-name="P1" draw:layer="layout" svg:width="-0.289cm" svg:height="-0.289cm" svg:x="2.902cm" svg:y="3.537cm">
          <text:p/>
        </draw:circle>
        <draw:ellipse draw:style-name="gr37" draw:text-style-name="P1" draw:layer="layout" svg:width="-0.291cm" svg:height="-0.289cm" svg:x="2.467cm" svg:y="3.537cm">
          <text:p/>
        </draw:ellipse>
        <draw:custom-shape draw:style-name="gr38" draw:text-style-name="P1" draw:layer="layout" svg:width="-0.29cm" svg:height="-0.495cm" svg:x="2.685cm" svg:y="3.205cm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39" draw:text-style-name="P1" draw:layer="layout" svg:x1="2.539cm" svg:y1="3.205cm" svg:x2="2.539cm" svg:y2="2.712cm">
          <text:p/>
        </draw:line>
        <draw:rect draw:style-name="gr36" draw:text-style-name="P1" draw:layer="layout" svg:width="1.016cm" svg:height="1.016cm" svg:x="2.032cm" svg:y="3.683cm">
          <text:p/>
        </draw:rect>
        <draw:circle draw:style-name="gr37" draw:text-style-name="P1" draw:layer="layout" svg:width="0.289cm" svg:height="0.289cm" svg:x="2.613cm" svg:y="3.829cm">
          <text:p/>
        </draw:circle>
        <draw:ellipse draw:style-name="gr37" draw:text-style-name="P1" draw:layer="layout" svg:width="0.291cm" svg:height="0.289cm" svg:x="2.176cm" svg:y="3.829cm">
          <text:p/>
        </draw:ellipse>
        <draw:custom-shape draw:style-name="gr38" draw:text-style-name="P1" draw:layer="layout" svg:width="-0.29cm" svg:height="-0.495cm" svg:x="2.685cm" svg:y="4.637cm">
          <text:p/>
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39" draw:text-style-name="P1" draw:layer="layout" svg:x1="2.539cm" svg:y1="4.161cm" svg:x2="2.539cm" svg:y2="4.654cm">
          <text:p/>
        </draw:line>
        <draw:rect draw:style-name="gr36" draw:text-style-name="P1" draw:layer="layout" svg:width="-1.016cm" svg:height="-1.016cm" svg:x="3.048cm" svg:y="1.651cm">
          <text:p/>
        </draw:rect>
        <draw:circle draw:style-name="gr37" draw:text-style-name="P1" draw:layer="layout" svg:width="-0.289cm" svg:height="-0.289cm" svg:x="2.902cm" svg:y="1.505cm">
          <text:p/>
        </draw:circle>
        <draw:ellipse draw:style-name="gr37" draw:text-style-name="P1" draw:layer="layout" svg:width="-0.291cm" svg:height="-0.289cm" svg:x="2.467cm" svg:y="1.505cm">
          <text:p/>
        </draw:ellipse>
        <draw:custom-shape draw:style-name="gr38" draw:text-style-name="P1" draw:layer="layout" svg:width="-0.29cm" svg:height="-0.495cm" svg:x="2.685cm" svg:y="1.173cm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39" draw:text-style-name="P1" draw:layer="layout" svg:x1="2.539cm" svg:y1="1.173cm" svg:x2="2.539cm" svg:y2="0.68cm">
          <text:p/>
        </draw:line>
        <draw:rect draw:style-name="gr36" draw:text-style-name="P1" draw:layer="layout" svg:width="1.016cm" svg:height="1.016cm" svg:x="2.032cm" svg:y="1.651cm">
          <text:p/>
        </draw:rect>
        <draw:circle draw:style-name="gr37" draw:text-style-name="P1" draw:layer="layout" svg:width="0.289cm" svg:height="0.289cm" svg:x="2.613cm" svg:y="1.797cm">
          <text:p/>
        </draw:circle>
        <draw:ellipse draw:style-name="gr37" draw:text-style-name="P1" draw:layer="layout" svg:width="0.291cm" svg:height="0.289cm" svg:x="2.176cm" svg:y="1.797cm">
          <text:p/>
        </draw:ellipse>
        <draw:custom-shape draw:style-name="gr38" draw:text-style-name="P1" draw:layer="layout" svg:width="-0.29cm" svg:height="-0.495cm" svg:x="2.685cm" svg:y="2.605cm">
          <text:p/>
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39" draw:text-style-name="P1" draw:layer="layout" svg:x1="2.539cm" svg:y1="2.129cm" svg:x2="2.539cm" svg:y2="2.622cm">
          <text:p/>
        </draw:line>
        <draw:rect draw:style-name="gr36" draw:text-style-name="P1" draw:layer="layout" svg:width="-1.016cm" svg:height="-1.016cm" svg:x="4.064cm" svg:y="3.683cm">
          <text:p/>
        </draw:rect>
        <draw:circle draw:style-name="gr37" draw:text-style-name="P1" draw:layer="layout" svg:width="-0.289cm" svg:height="-0.289cm" svg:x="3.918cm" svg:y="3.537cm">
          <text:p/>
        </draw:circle>
        <draw:ellipse draw:style-name="gr37" draw:text-style-name="P1" draw:layer="layout" svg:width="-0.291cm" svg:height="-0.289cm" svg:x="3.483cm" svg:y="3.537cm">
          <text:p/>
        </draw:ellipse>
        <draw:custom-shape draw:style-name="gr38" draw:text-style-name="P1" draw:layer="layout" svg:width="-0.29cm" svg:height="-0.495cm" svg:x="3.701cm" svg:y="3.205cm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39" draw:text-style-name="P1" draw:layer="layout" svg:x1="3.555cm" svg:y1="3.205cm" svg:x2="3.555cm" svg:y2="2.712cm">
          <text:p/>
        </draw:line>
        <draw:rect draw:style-name="gr36" draw:text-style-name="P1" draw:layer="layout" svg:width="1.016cm" svg:height="1.016cm" svg:x="3.048cm" svg:y="3.683cm">
          <text:p/>
        </draw:rect>
        <draw:circle draw:style-name="gr37" draw:text-style-name="P1" draw:layer="layout" svg:width="0.289cm" svg:height="0.289cm" svg:x="3.629cm" svg:y="3.829cm">
          <text:p/>
        </draw:circle>
        <draw:ellipse draw:style-name="gr37" draw:text-style-name="P1" draw:layer="layout" svg:width="0.291cm" svg:height="0.289cm" svg:x="3.192cm" svg:y="3.829cm">
          <text:p/>
        </draw:ellipse>
        <draw:custom-shape draw:style-name="gr38" draw:text-style-name="P1" draw:layer="layout" svg:width="-0.29cm" svg:height="-0.495cm" svg:x="3.701cm" svg:y="4.637cm">
          <text:p/>
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39" draw:text-style-name="P1" draw:layer="layout" svg:x1="3.555cm" svg:y1="4.161cm" svg:x2="3.555cm" svg:y2="4.654cm">
          <text:p/>
        </draw:line>
        <draw:rect draw:style-name="gr36" draw:text-style-name="P1" draw:layer="layout" svg:width="-1.016cm" svg:height="-1.016cm" svg:x="4.064cm" svg:y="1.651cm">
          <text:p/>
        </draw:rect>
        <draw:circle draw:style-name="gr37" draw:text-style-name="P1" draw:layer="layout" svg:width="-0.289cm" svg:height="-0.289cm" svg:x="3.918cm" svg:y="1.505cm">
          <text:p/>
        </draw:circle>
        <draw:ellipse draw:style-name="gr37" draw:text-style-name="P1" draw:layer="layout" svg:width="-0.291cm" svg:height="-0.289cm" svg:x="3.483cm" svg:y="1.505cm">
          <text:p/>
        </draw:ellipse>
        <draw:custom-shape draw:style-name="gr38" draw:text-style-name="P1" draw:layer="layout" svg:width="-0.29cm" svg:height="-0.495cm" svg:x="3.701cm" svg:y="1.173cm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39" draw:text-style-name="P1" draw:layer="layout" svg:x1="3.555cm" svg:y1="1.173cm" svg:x2="3.555cm" svg:y2="0.68cm">
          <text:p/>
        </draw:line>
        <draw:rect draw:style-name="gr36" draw:text-style-name="P1" draw:layer="layout" svg:width="1.016cm" svg:height="1.016cm" svg:x="3.048cm" svg:y="1.651cm">
          <text:p/>
        </draw:rect>
        <draw:circle draw:style-name="gr37" draw:text-style-name="P1" draw:layer="layout" svg:width="0.289cm" svg:height="0.289cm" svg:x="3.629cm" svg:y="1.797cm">
          <text:p/>
        </draw:circle>
        <draw:ellipse draw:style-name="gr37" draw:text-style-name="P1" draw:layer="layout" svg:width="0.291cm" svg:height="0.289cm" svg:x="3.192cm" svg:y="1.797cm">
          <text:p/>
        </draw:ellipse>
        <draw:custom-shape draw:style-name="gr38" draw:text-style-name="P1" draw:layer="layout" svg:width="-0.29cm" svg:height="-0.495cm" svg:x="3.701cm" svg:y="2.605cm">
          <text:p/>
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39" draw:text-style-name="P1" draw:layer="layout" svg:x1="3.555cm" svg:y1="2.129cm" svg:x2="3.555cm" svg:y2="2.622cm">
          <text:p/>
        </draw:line>
        <draw:rect draw:style-name="gr36" draw:text-style-name="P1" draw:layer="layout" svg:width="-1.016cm" svg:height="-1.016cm" svg:x="5.08cm" svg:y="3.683cm">
          <text:p/>
        </draw:rect>
        <draw:circle draw:style-name="gr37" draw:text-style-name="P1" draw:layer="layout" svg:width="-0.289cm" svg:height="-0.289cm" svg:x="4.934cm" svg:y="3.537cm">
          <text:p/>
        </draw:circle>
        <draw:ellipse draw:style-name="gr37" draw:text-style-name="P1" draw:layer="layout" svg:width="-0.291cm" svg:height="-0.289cm" svg:x="4.499cm" svg:y="3.537cm">
          <text:p/>
        </draw:ellipse>
        <draw:custom-shape draw:style-name="gr38" draw:text-style-name="P1" draw:layer="layout" svg:width="-0.29cm" svg:height="-0.495cm" svg:x="4.717cm" svg:y="3.205cm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39" draw:text-style-name="P1" draw:layer="layout" svg:x1="4.571cm" svg:y1="3.205cm" svg:x2="4.571cm" svg:y2="2.712cm">
          <text:p/>
        </draw:line>
        <draw:rect draw:style-name="gr36" draw:text-style-name="P1" draw:layer="layout" svg:width="1.016cm" svg:height="1.016cm" svg:x="4.064cm" svg:y="3.683cm">
          <text:p/>
        </draw:rect>
        <draw:circle draw:style-name="gr37" draw:text-style-name="P1" draw:layer="layout" svg:width="0.289cm" svg:height="0.289cm" svg:x="4.645cm" svg:y="3.829cm">
          <text:p/>
        </draw:circle>
        <draw:ellipse draw:style-name="gr37" draw:text-style-name="P1" draw:layer="layout" svg:width="0.291cm" svg:height="0.289cm" svg:x="4.208cm" svg:y="3.829cm">
          <text:p/>
        </draw:ellipse>
        <draw:custom-shape draw:style-name="gr38" draw:text-style-name="P1" draw:layer="layout" svg:width="-0.29cm" svg:height="-0.495cm" svg:x="4.717cm" svg:y="4.637cm">
          <text:p/>
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39" draw:text-style-name="P1" draw:layer="layout" svg:x1="4.571cm" svg:y1="4.161cm" svg:x2="4.571cm" svg:y2="4.654cm">
          <text:p/>
        </draw:line>
        <draw:rect draw:style-name="gr36" draw:text-style-name="P1" draw:layer="layout" svg:width="-1.016cm" svg:height="-1.016cm" svg:x="5.08cm" svg:y="1.651cm">
          <text:p/>
        </draw:rect>
        <draw:circle draw:style-name="gr37" draw:text-style-name="P1" draw:layer="layout" svg:width="-0.289cm" svg:height="-0.289cm" svg:x="4.934cm" svg:y="1.505cm">
          <text:p/>
        </draw:circle>
        <draw:ellipse draw:style-name="gr37" draw:text-style-name="P1" draw:layer="layout" svg:width="-0.291cm" svg:height="-0.289cm" svg:x="4.499cm" svg:y="1.505cm">
          <text:p/>
        </draw:ellipse>
        <draw:custom-shape draw:style-name="gr38" draw:text-style-name="P1" draw:layer="layout" svg:width="-0.29cm" svg:height="-0.495cm" svg:x="4.717cm" svg:y="1.173cm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39" draw:text-style-name="P1" draw:layer="layout" svg:x1="4.571cm" svg:y1="1.173cm" svg:x2="4.571cm" svg:y2="0.68cm">
          <text:p/>
        </draw:line>
        <draw:rect draw:style-name="gr36" draw:text-style-name="P1" draw:layer="layout" svg:width="1.016cm" svg:height="1.016cm" svg:x="4.064cm" svg:y="1.651cm">
          <text:p/>
        </draw:rect>
        <draw:circle draw:style-name="gr37" draw:text-style-name="P1" draw:layer="layout" svg:width="0.289cm" svg:height="0.289cm" svg:x="4.645cm" svg:y="1.797cm">
          <text:p/>
        </draw:circle>
        <draw:ellipse draw:style-name="gr37" draw:text-style-name="P1" draw:layer="layout" svg:width="0.291cm" svg:height="0.289cm" svg:x="4.208cm" svg:y="1.797cm">
          <text:p/>
        </draw:ellipse>
        <draw:custom-shape draw:style-name="gr38" draw:text-style-name="P1" draw:layer="layout" svg:width="-0.29cm" svg:height="-0.495cm" svg:x="4.717cm" svg:y="2.605cm">
          <text:p/>
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39" draw:text-style-name="P1" draw:layer="layout" svg:x1="4.571cm" svg:y1="2.129cm" svg:x2="4.571cm" svg:y2="2.622cm">
          <text:p/>
        </draw:line>
        <draw:rect draw:style-name="gr36" draw:text-style-name="P1" draw:layer="layout" svg:width="-1.016cm" svg:height="-1.016cm" svg:x="6.096cm" svg:y="3.683cm">
          <text:p/>
        </draw:rect>
        <draw:circle draw:style-name="gr37" draw:text-style-name="P1" draw:layer="layout" svg:width="-0.289cm" svg:height="-0.289cm" svg:x="5.95cm" svg:y="3.537cm">
          <text:p/>
        </draw:circle>
        <draw:ellipse draw:style-name="gr37" draw:text-style-name="P1" draw:layer="layout" svg:width="-0.291cm" svg:height="-0.289cm" svg:x="5.515cm" svg:y="3.537cm">
          <text:p/>
        </draw:ellipse>
        <draw:custom-shape draw:style-name="gr38" draw:text-style-name="P1" draw:layer="layout" svg:width="-0.29cm" svg:height="-0.495cm" svg:x="5.733cm" svg:y="3.205cm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39" draw:text-style-name="P1" draw:layer="layout" svg:x1="5.587cm" svg:y1="3.205cm" svg:x2="5.587cm" svg:y2="2.712cm">
          <text:p/>
        </draw:line>
        <draw:rect draw:style-name="gr36" draw:text-style-name="P1" draw:layer="layout" svg:width="1.016cm" svg:height="1.016cm" svg:x="5.08cm" svg:y="3.683cm">
          <text:p/>
        </draw:rect>
        <draw:circle draw:style-name="gr37" draw:text-style-name="P1" draw:layer="layout" svg:width="0.289cm" svg:height="0.289cm" svg:x="5.661cm" svg:y="3.829cm">
          <text:p/>
        </draw:circle>
        <draw:ellipse draw:style-name="gr37" draw:text-style-name="P1" draw:layer="layout" svg:width="0.291cm" svg:height="0.289cm" svg:x="5.224cm" svg:y="3.829cm">
          <text:p/>
        </draw:ellipse>
        <draw:custom-shape draw:style-name="gr38" draw:text-style-name="P1" draw:layer="layout" svg:width="-0.29cm" svg:height="-0.495cm" svg:x="5.733cm" svg:y="4.637cm">
          <text:p/>
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39" draw:text-style-name="P1" draw:layer="layout" svg:x1="5.587cm" svg:y1="4.161cm" svg:x2="5.587cm" svg:y2="4.654cm">
          <text:p/>
        </draw:line>
        <draw:rect draw:style-name="gr36" draw:text-style-name="P1" draw:layer="layout" svg:width="-1.016cm" svg:height="-1.016cm" svg:x="6.096cm" svg:y="1.651cm">
          <text:p/>
        </draw:rect>
        <draw:circle draw:style-name="gr37" draw:text-style-name="P1" draw:layer="layout" svg:width="-0.289cm" svg:height="-0.289cm" svg:x="5.95cm" svg:y="1.505cm">
          <text:p/>
        </draw:circle>
        <draw:ellipse draw:style-name="gr37" draw:text-style-name="P1" draw:layer="layout" svg:width="-0.291cm" svg:height="-0.289cm" svg:x="5.515cm" svg:y="1.505cm">
          <text:p/>
        </draw:ellipse>
        <draw:custom-shape draw:style-name="gr38" draw:text-style-name="P1" draw:layer="layout" svg:width="-0.29cm" svg:height="-0.495cm" svg:x="5.733cm" svg:y="1.173cm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39" draw:text-style-name="P1" draw:layer="layout" svg:x1="5.587cm" svg:y1="1.173cm" svg:x2="5.587cm" svg:y2="0.68cm">
          <text:p/>
        </draw:line>
        <draw:rect draw:style-name="gr36" draw:text-style-name="P1" draw:layer="layout" svg:width="1.016cm" svg:height="1.016cm" svg:x="5.08cm" svg:y="1.651cm">
          <text:p/>
        </draw:rect>
        <draw:circle draw:style-name="gr37" draw:text-style-name="P1" draw:layer="layout" svg:width="0.289cm" svg:height="0.289cm" svg:x="5.661cm" svg:y="1.797cm">
          <text:p/>
        </draw:circle>
        <draw:ellipse draw:style-name="gr37" draw:text-style-name="P1" draw:layer="layout" svg:width="0.291cm" svg:height="0.289cm" svg:x="5.224cm" svg:y="1.797cm">
          <text:p/>
        </draw:ellipse>
        <draw:custom-shape draw:style-name="gr38" draw:text-style-name="P1" draw:layer="layout" svg:width="-0.29cm" svg:height="-0.495cm" svg:x="5.733cm" svg:y="2.605cm">
          <text:p/>
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39" draw:text-style-name="P1" draw:layer="layout" svg:x1="5.587cm" svg:y1="2.129cm" svg:x2="5.587cm" svg:y2="2.622cm">
          <text:p/>
        </draw:line>
        <draw:rect draw:style-name="gr36" draw:text-style-name="P1" draw:layer="layout" svg:width="-1.016cm" svg:height="-1.016cm" svg:x="7.112cm" svg:y="3.683cm">
          <text:p/>
        </draw:rect>
        <draw:circle draw:style-name="gr37" draw:text-style-name="P1" draw:layer="layout" svg:width="-0.289cm" svg:height="-0.289cm" svg:x="6.966cm" svg:y="3.537cm">
          <text:p/>
        </draw:circle>
        <draw:ellipse draw:style-name="gr37" draw:text-style-name="P1" draw:layer="layout" svg:width="-0.291cm" svg:height="-0.289cm" svg:x="6.531cm" svg:y="3.537cm">
          <text:p/>
        </draw:ellipse>
        <draw:custom-shape draw:style-name="gr38" draw:text-style-name="P1" draw:layer="layout" svg:width="-0.29cm" svg:height="-0.495cm" svg:x="6.749cm" svg:y="3.205cm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39" draw:text-style-name="P1" draw:layer="layout" svg:x1="6.603cm" svg:y1="3.205cm" svg:x2="6.603cm" svg:y2="2.712cm">
          <text:p/>
        </draw:line>
        <draw:rect draw:style-name="gr36" draw:text-style-name="P1" draw:layer="layout" svg:width="1.016cm" svg:height="1.016cm" svg:x="6.096cm" svg:y="3.683cm">
          <text:p/>
        </draw:rect>
        <draw:circle draw:style-name="gr37" draw:text-style-name="P1" draw:layer="layout" svg:width="0.289cm" svg:height="0.289cm" svg:x="6.677cm" svg:y="3.829cm">
          <text:p/>
        </draw:circle>
        <draw:ellipse draw:style-name="gr37" draw:text-style-name="P1" draw:layer="layout" svg:width="0.291cm" svg:height="0.289cm" svg:x="6.24cm" svg:y="3.829cm">
          <text:p/>
        </draw:ellipse>
        <draw:custom-shape draw:style-name="gr38" draw:text-style-name="P1" draw:layer="layout" svg:width="-0.29cm" svg:height="-0.495cm" svg:x="6.749cm" svg:y="4.637cm">
          <text:p/>
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39" draw:text-style-name="P1" draw:layer="layout" svg:x1="6.603cm" svg:y1="4.161cm" svg:x2="6.603cm" svg:y2="4.654cm">
          <text:p/>
        </draw:line>
        <draw:rect draw:style-name="gr36" draw:text-style-name="P1" draw:layer="layout" svg:width="-1.016cm" svg:height="-1.016cm" svg:x="7.112cm" svg:y="1.651cm">
          <text:p/>
        </draw:rect>
        <draw:circle draw:style-name="gr37" draw:text-style-name="P1" draw:layer="layout" svg:width="-0.289cm" svg:height="-0.289cm" svg:x="6.966cm" svg:y="1.505cm">
          <text:p/>
        </draw:circle>
        <draw:ellipse draw:style-name="gr37" draw:text-style-name="P1" draw:layer="layout" svg:width="-0.291cm" svg:height="-0.289cm" svg:x="6.531cm" svg:y="1.505cm">
          <text:p/>
        </draw:ellipse>
        <draw:custom-shape draw:style-name="gr38" draw:text-style-name="P1" draw:layer="layout" svg:width="-0.29cm" svg:height="-0.495cm" svg:x="6.749cm" svg:y="1.173cm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39" draw:text-style-name="P1" draw:layer="layout" svg:x1="6.603cm" svg:y1="1.173cm" svg:x2="6.603cm" svg:y2="0.68cm">
          <text:p/>
        </draw:line>
        <draw:rect draw:style-name="gr36" draw:text-style-name="P1" draw:layer="layout" svg:width="1.016cm" svg:height="1.016cm" svg:x="6.096cm" svg:y="1.651cm">
          <text:p/>
        </draw:rect>
        <draw:circle draw:style-name="gr37" draw:text-style-name="P1" draw:layer="layout" svg:width="0.289cm" svg:height="0.289cm" svg:x="6.677cm" svg:y="1.797cm">
          <text:p/>
        </draw:circle>
        <draw:ellipse draw:style-name="gr37" draw:text-style-name="P1" draw:layer="layout" svg:width="0.291cm" svg:height="0.289cm" svg:x="6.24cm" svg:y="1.797cm">
          <text:p/>
        </draw:ellipse>
        <draw:custom-shape draw:style-name="gr38" draw:text-style-name="P1" draw:layer="layout" svg:width="-0.29cm" svg:height="-0.495cm" svg:x="6.749cm" svg:y="2.605cm">
          <text:p/>
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39" draw:text-style-name="P1" draw:layer="layout" svg:x1="6.603cm" svg:y1="2.129cm" svg:x2="6.603cm" svg:y2="2.622cm">
          <text:p/>
        </draw:line>
        <draw:rect draw:style-name="gr36" draw:text-style-name="P1" draw:layer="layout" svg:width="-1.016cm" svg:height="-1.016cm" svg:x="8.128cm" svg:y="3.683cm">
          <text:p/>
        </draw:rect>
        <draw:circle draw:style-name="gr37" draw:text-style-name="P1" draw:layer="layout" svg:width="-0.289cm" svg:height="-0.289cm" svg:x="7.982cm" svg:y="3.537cm">
          <text:p/>
        </draw:circle>
        <draw:ellipse draw:style-name="gr37" draw:text-style-name="P1" draw:layer="layout" svg:width="-0.291cm" svg:height="-0.289cm" svg:x="7.547cm" svg:y="3.537cm">
          <text:p/>
        </draw:ellipse>
        <draw:custom-shape draw:style-name="gr38" draw:text-style-name="P1" draw:layer="layout" svg:width="-0.29cm" svg:height="-0.495cm" svg:x="7.765cm" svg:y="3.205cm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39" draw:text-style-name="P1" draw:layer="layout" svg:x1="7.619cm" svg:y1="3.205cm" svg:x2="7.619cm" svg:y2="2.712cm">
          <text:p/>
        </draw:line>
        <draw:rect draw:style-name="gr36" draw:text-style-name="P1" draw:layer="layout" svg:width="1.016cm" svg:height="1.016cm" svg:x="7.112cm" svg:y="3.683cm">
          <text:p/>
        </draw:rect>
        <draw:circle draw:style-name="gr37" draw:text-style-name="P1" draw:layer="layout" svg:width="0.289cm" svg:height="0.289cm" svg:x="7.693cm" svg:y="3.829cm">
          <text:p/>
        </draw:circle>
        <draw:ellipse draw:style-name="gr37" draw:text-style-name="P1" draw:layer="layout" svg:width="0.291cm" svg:height="0.289cm" svg:x="7.256cm" svg:y="3.829cm">
          <text:p/>
        </draw:ellipse>
        <draw:custom-shape draw:style-name="gr38" draw:text-style-name="P1" draw:layer="layout" svg:width="-0.29cm" svg:height="-0.495cm" svg:x="7.765cm" svg:y="4.637cm">
          <text:p/>
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39" draw:text-style-name="P1" draw:layer="layout" svg:x1="7.619cm" svg:y1="4.161cm" svg:x2="7.619cm" svg:y2="4.654cm">
          <text:p/>
        </draw:line>
        <draw:rect draw:style-name="gr36" draw:text-style-name="P1" draw:layer="layout" svg:width="-1.016cm" svg:height="-1.016cm" svg:x="8.128cm" svg:y="1.651cm">
          <text:p/>
        </draw:rect>
        <draw:circle draw:style-name="gr37" draw:text-style-name="P1" draw:layer="layout" svg:width="-0.289cm" svg:height="-0.289cm" svg:x="7.982cm" svg:y="1.505cm">
          <text:p/>
        </draw:circle>
        <draw:ellipse draw:style-name="gr37" draw:text-style-name="P1" draw:layer="layout" svg:width="-0.291cm" svg:height="-0.289cm" svg:x="7.547cm" svg:y="1.505cm">
          <text:p/>
        </draw:ellipse>
        <draw:custom-shape draw:style-name="gr38" draw:text-style-name="P1" draw:layer="layout" svg:width="-0.29cm" svg:height="-0.495cm" svg:x="7.765cm" svg:y="1.173cm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39" draw:text-style-name="P1" draw:layer="layout" svg:x1="7.619cm" svg:y1="1.173cm" svg:x2="7.619cm" svg:y2="0.68cm">
          <text:p/>
        </draw:line>
        <draw:rect draw:style-name="gr36" draw:text-style-name="P1" draw:layer="layout" svg:width="1.016cm" svg:height="1.016cm" svg:x="7.112cm" svg:y="1.651cm">
          <text:p/>
        </draw:rect>
        <draw:circle draw:style-name="gr37" draw:text-style-name="P1" draw:layer="layout" svg:width="0.289cm" svg:height="0.289cm" svg:x="7.693cm" svg:y="1.797cm">
          <text:p/>
        </draw:circle>
        <draw:ellipse draw:style-name="gr37" draw:text-style-name="P1" draw:layer="layout" svg:width="0.291cm" svg:height="0.289cm" svg:x="7.256cm" svg:y="1.797cm">
          <text:p/>
        </draw:ellipse>
        <draw:custom-shape draw:style-name="gr38" draw:text-style-name="P1" draw:layer="layout" svg:width="-0.29cm" svg:height="-0.495cm" svg:x="7.765cm" svg:y="2.605cm">
          <text:p/>
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39" draw:text-style-name="P1" draw:layer="layout" svg:x1="7.619cm" svg:y1="2.129cm" svg:x2="7.619cm" svg:y2="2.622cm">
          <text:p/>
        </draw:line>
        <draw:rect draw:style-name="gr36" draw:text-style-name="P1" draw:layer="layout" svg:width="-1.016cm" svg:height="-1.016cm" svg:x="9.144cm" svg:y="3.683cm">
          <text:p/>
        </draw:rect>
        <draw:circle draw:style-name="gr37" draw:text-style-name="P1" draw:layer="layout" svg:width="-0.289cm" svg:height="-0.289cm" svg:x="8.998cm" svg:y="3.537cm">
          <text:p/>
        </draw:circle>
        <draw:ellipse draw:style-name="gr37" draw:text-style-name="P1" draw:layer="layout" svg:width="-0.291cm" svg:height="-0.289cm" svg:x="8.563cm" svg:y="3.537cm">
          <text:p/>
        </draw:ellipse>
        <draw:custom-shape draw:style-name="gr38" draw:text-style-name="P1" draw:layer="layout" svg:width="-0.29cm" svg:height="-0.495cm" svg:x="8.781cm" svg:y="3.205cm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39" draw:text-style-name="P1" draw:layer="layout" svg:x1="8.635cm" svg:y1="3.205cm" svg:x2="8.635cm" svg:y2="2.712cm">
          <text:p/>
        </draw:line>
        <draw:rect draw:style-name="gr36" draw:text-style-name="P1" draw:layer="layout" svg:width="1.016cm" svg:height="1.016cm" svg:x="8.128cm" svg:y="3.683cm">
          <text:p/>
        </draw:rect>
        <draw:circle draw:style-name="gr37" draw:text-style-name="P1" draw:layer="layout" svg:width="0.289cm" svg:height="0.289cm" svg:x="8.709cm" svg:y="3.829cm">
          <text:p/>
        </draw:circle>
        <draw:ellipse draw:style-name="gr37" draw:text-style-name="P1" draw:layer="layout" svg:width="0.291cm" svg:height="0.289cm" svg:x="8.272cm" svg:y="3.829cm">
          <text:p/>
        </draw:ellipse>
        <draw:custom-shape draw:style-name="gr38" draw:text-style-name="P1" draw:layer="layout" svg:width="-0.29cm" svg:height="-0.495cm" svg:x="8.781cm" svg:y="4.637cm">
          <text:p/>
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39" draw:text-style-name="P1" draw:layer="layout" svg:x1="8.635cm" svg:y1="4.161cm" svg:x2="8.635cm" svg:y2="4.654cm">
          <text:p/>
        </draw:line>
        <draw:rect draw:style-name="gr36" draw:text-style-name="P1" draw:layer="layout" svg:width="-1.016cm" svg:height="-1.016cm" svg:x="9.144cm" svg:y="1.651cm">
          <text:p/>
        </draw:rect>
        <draw:circle draw:style-name="gr37" draw:text-style-name="P1" draw:layer="layout" svg:width="-0.289cm" svg:height="-0.289cm" svg:x="8.998cm" svg:y="1.505cm">
          <text:p/>
        </draw:circle>
        <draw:ellipse draw:style-name="gr37" draw:text-style-name="P1" draw:layer="layout" svg:width="-0.291cm" svg:height="-0.289cm" svg:x="8.563cm" svg:y="1.505cm">
          <text:p/>
        </draw:ellipse>
        <draw:custom-shape draw:style-name="gr38" draw:text-style-name="P1" draw:layer="layout" svg:width="-0.29cm" svg:height="-0.495cm" svg:x="8.781cm" svg:y="1.173cm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39" draw:text-style-name="P1" draw:layer="layout" svg:x1="8.635cm" svg:y1="1.173cm" svg:x2="8.635cm" svg:y2="0.68cm">
          <text:p/>
        </draw:line>
        <draw:rect draw:style-name="gr36" draw:text-style-name="P1" draw:layer="layout" svg:width="1.016cm" svg:height="1.016cm" svg:x="8.128cm" svg:y="1.651cm">
          <text:p/>
        </draw:rect>
        <draw:circle draw:style-name="gr37" draw:text-style-name="P1" draw:layer="layout" svg:width="0.289cm" svg:height="0.289cm" svg:x="8.709cm" svg:y="1.797cm">
          <text:p/>
        </draw:circle>
        <draw:ellipse draw:style-name="gr37" draw:text-style-name="P1" draw:layer="layout" svg:width="0.291cm" svg:height="0.289cm" svg:x="8.272cm" svg:y="1.797cm">
          <text:p/>
        </draw:ellipse>
        <draw:custom-shape draw:style-name="gr38" draw:text-style-name="P1" draw:layer="layout" svg:width="-0.29cm" svg:height="-0.495cm" svg:x="8.781cm" svg:y="2.605cm">
          <text:p/>
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39" draw:text-style-name="P1" draw:layer="layout" svg:x1="8.635cm" svg:y1="2.129cm" svg:x2="8.635cm" svg:y2="2.622cm">
          <text:p/>
        </draw:line>
        <draw:rect draw:style-name="gr36" draw:text-style-name="P1" draw:layer="layout" svg:width="-1.016cm" svg:height="-1.016cm" svg:x="10.16cm" svg:y="3.683cm">
          <text:p/>
        </draw:rect>
        <draw:circle draw:style-name="gr37" draw:text-style-name="P1" draw:layer="layout" svg:width="-0.289cm" svg:height="-0.289cm" svg:x="10.014cm" svg:y="3.537cm">
          <text:p/>
        </draw:circle>
        <draw:ellipse draw:style-name="gr37" draw:text-style-name="P1" draw:layer="layout" svg:width="-0.291cm" svg:height="-0.289cm" svg:x="9.579cm" svg:y="3.537cm">
          <text:p/>
        </draw:ellipse>
        <draw:custom-shape draw:style-name="gr38" draw:text-style-name="P1" draw:layer="layout" svg:width="-0.29cm" svg:height="-0.495cm" svg:x="9.797cm" svg:y="3.205cm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39" draw:text-style-name="P1" draw:layer="layout" svg:x1="9.651cm" svg:y1="3.205cm" svg:x2="9.651cm" svg:y2="2.712cm">
          <text:p/>
        </draw:line>
        <draw:rect draw:style-name="gr36" draw:text-style-name="P1" draw:layer="layout" svg:width="1.016cm" svg:height="1.016cm" svg:x="9.144cm" svg:y="3.683cm">
          <text:p/>
        </draw:rect>
        <draw:circle draw:style-name="gr37" draw:text-style-name="P1" draw:layer="layout" svg:width="0.289cm" svg:height="0.289cm" svg:x="9.725cm" svg:y="3.829cm">
          <text:p/>
        </draw:circle>
        <draw:ellipse draw:style-name="gr37" draw:text-style-name="P1" draw:layer="layout" svg:width="0.291cm" svg:height="0.289cm" svg:x="9.288cm" svg:y="3.829cm">
          <text:p/>
        </draw:ellipse>
        <draw:custom-shape draw:style-name="gr38" draw:text-style-name="P1" draw:layer="layout" svg:width="-0.29cm" svg:height="-0.495cm" svg:x="9.797cm" svg:y="4.637cm">
          <text:p/>
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39" draw:text-style-name="P1" draw:layer="layout" svg:x1="9.651cm" svg:y1="4.161cm" svg:x2="9.651cm" svg:y2="4.654cm">
          <text:p/>
        </draw:line>
        <draw:rect draw:style-name="gr36" draw:text-style-name="P1" draw:layer="layout" svg:width="-1.016cm" svg:height="-1.016cm" svg:x="10.16cm" svg:y="1.651cm">
          <text:p/>
        </draw:rect>
        <draw:circle draw:style-name="gr37" draw:text-style-name="P1" draw:layer="layout" svg:width="-0.289cm" svg:height="-0.289cm" svg:x="10.014cm" svg:y="1.505cm">
          <text:p/>
        </draw:circle>
        <draw:ellipse draw:style-name="gr37" draw:text-style-name="P1" draw:layer="layout" svg:width="-0.291cm" svg:height="-0.289cm" svg:x="9.579cm" svg:y="1.505cm">
          <text:p/>
        </draw:ellipse>
        <draw:custom-shape draw:style-name="gr38" draw:text-style-name="P1" draw:layer="layout" svg:width="-0.29cm" svg:height="-0.495cm" svg:x="9.797cm" svg:y="1.173cm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39" draw:text-style-name="P1" draw:layer="layout" svg:x1="9.651cm" svg:y1="1.173cm" svg:x2="9.651cm" svg:y2="0.68cm">
          <text:p/>
        </draw:line>
        <draw:rect draw:style-name="gr36" draw:text-style-name="P1" draw:layer="layout" svg:width="1.016cm" svg:height="1.016cm" svg:x="9.144cm" svg:y="1.651cm">
          <text:p/>
        </draw:rect>
        <draw:circle draw:style-name="gr37" draw:text-style-name="P1" draw:layer="layout" svg:width="0.289cm" svg:height="0.289cm" svg:x="9.725cm" svg:y="1.797cm">
          <text:p/>
        </draw:circle>
        <draw:ellipse draw:style-name="gr37" draw:text-style-name="P1" draw:layer="layout" svg:width="0.291cm" svg:height="0.289cm" svg:x="9.288cm" svg:y="1.797cm">
          <text:p/>
        </draw:ellipse>
        <draw:custom-shape draw:style-name="gr38" draw:text-style-name="P1" draw:layer="layout" svg:width="-0.29cm" svg:height="-0.495cm" svg:x="9.797cm" svg:y="2.605cm">
          <text:p/>
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39" draw:text-style-name="P1" draw:layer="layout" svg:x1="9.651cm" svg:y1="2.129cm" svg:x2="9.651cm" svg:y2="2.622cm">
          <text:p/>
        </draw:line>
        <draw:rect draw:style-name="gr36" draw:text-style-name="P1" draw:layer="layout" svg:width="-1.016cm" svg:height="-1.016cm" svg:x="11.176cm" svg:y="3.683cm">
          <text:p/>
        </draw:rect>
        <draw:circle draw:style-name="gr37" draw:text-style-name="P1" draw:layer="layout" svg:width="-0.289cm" svg:height="-0.289cm" svg:x="11.03cm" svg:y="3.537cm">
          <text:p/>
        </draw:circle>
        <draw:ellipse draw:style-name="gr37" draw:text-style-name="P1" draw:layer="layout" svg:width="-0.291cm" svg:height="-0.289cm" svg:x="10.595cm" svg:y="3.537cm">
          <text:p/>
        </draw:ellipse>
        <draw:custom-shape draw:style-name="gr38" draw:text-style-name="P1" draw:layer="layout" svg:width="-0.29cm" svg:height="-0.495cm" svg:x="10.813cm" svg:y="3.205cm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39" draw:text-style-name="P1" draw:layer="layout" svg:x1="10.667cm" svg:y1="3.205cm" svg:x2="10.667cm" svg:y2="2.712cm">
          <text:p/>
        </draw:line>
        <draw:rect draw:style-name="gr36" draw:text-style-name="P1" draw:layer="layout" svg:width="1.016cm" svg:height="1.016cm" svg:x="10.16cm" svg:y="3.683cm">
          <text:p/>
        </draw:rect>
        <draw:circle draw:style-name="gr37" draw:text-style-name="P1" draw:layer="layout" svg:width="0.289cm" svg:height="0.289cm" svg:x="10.741cm" svg:y="3.829cm">
          <text:p/>
        </draw:circle>
        <draw:ellipse draw:style-name="gr37" draw:text-style-name="P1" draw:layer="layout" svg:width="0.291cm" svg:height="0.289cm" svg:x="10.304cm" svg:y="3.829cm">
          <text:p/>
        </draw:ellipse>
        <draw:custom-shape draw:style-name="gr38" draw:text-style-name="P1" draw:layer="layout" svg:width="-0.29cm" svg:height="-0.495cm" svg:x="10.813cm" svg:y="4.637cm">
          <text:p/>
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39" draw:text-style-name="P1" draw:layer="layout" svg:x1="10.667cm" svg:y1="4.161cm" svg:x2="10.667cm" svg:y2="4.654cm">
          <text:p/>
        </draw:line>
        <draw:rect draw:style-name="gr36" draw:text-style-name="P1" draw:layer="layout" svg:width="-1.016cm" svg:height="-1.016cm" svg:x="11.176cm" svg:y="1.651cm">
          <text:p/>
        </draw:rect>
        <draw:circle draw:style-name="gr37" draw:text-style-name="P1" draw:layer="layout" svg:width="-0.289cm" svg:height="-0.289cm" svg:x="11.03cm" svg:y="1.505cm">
          <text:p/>
        </draw:circle>
        <draw:ellipse draw:style-name="gr37" draw:text-style-name="P1" draw:layer="layout" svg:width="-0.291cm" svg:height="-0.289cm" svg:x="10.595cm" svg:y="1.505cm">
          <text:p/>
        </draw:ellipse>
        <draw:custom-shape draw:style-name="gr38" draw:text-style-name="P1" draw:layer="layout" svg:width="-0.29cm" svg:height="-0.495cm" svg:x="10.813cm" svg:y="1.173cm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39" draw:text-style-name="P1" draw:layer="layout" svg:x1="10.667cm" svg:y1="1.173cm" svg:x2="10.667cm" svg:y2="0.68cm">
          <text:p/>
        </draw:line>
        <draw:rect draw:style-name="gr36" draw:text-style-name="P1" draw:layer="layout" svg:width="1.016cm" svg:height="1.016cm" svg:x="10.16cm" svg:y="1.651cm">
          <text:p/>
        </draw:rect>
        <draw:circle draw:style-name="gr37" draw:text-style-name="P1" draw:layer="layout" svg:width="0.289cm" svg:height="0.289cm" svg:x="10.741cm" svg:y="1.797cm">
          <text:p/>
        </draw:circle>
        <draw:ellipse draw:style-name="gr37" draw:text-style-name="P1" draw:layer="layout" svg:width="0.291cm" svg:height="0.289cm" svg:x="10.304cm" svg:y="1.797cm">
          <text:p/>
        </draw:ellipse>
        <draw:custom-shape draw:style-name="gr38" draw:text-style-name="P1" draw:layer="layout" svg:width="-0.29cm" svg:height="-0.495cm" svg:x="10.813cm" svg:y="2.605cm">
          <text:p/>
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39" draw:text-style-name="P1" draw:layer="layout" svg:x1="10.667cm" svg:y1="2.129cm" svg:x2="10.667cm" svg:y2="2.622cm">
          <text:p/>
        </draw:line>
        <draw:g>
          <draw:g>
            <draw:rect draw:style-name="gr1" draw:text-style-name="P1" draw:layer="layout" svg:width="1.269cm" svg:height="5.588cm" draw:transform="rotate (1.5707963267946) translate (21.336cm 18.414cm)">
              <text:p/>
            </draw:rect>
            <draw:line draw:style-name="gr2" draw:text-style-name="P1" draw:layer="layout" svg:x1="26.416cm" svg:y1="18.415cm" svg:x2="26.416cm" svg:y2="17.78cm">
              <text:p/>
            </draw:line>
            <draw:line draw:style-name="gr2" draw:text-style-name="P1" draw:layer="layout" svg:x1="21.844cm" svg:y1="17.78cm" svg:x2="21.844cm" svg:y2="17.145cm">
              <text:p/>
            </draw:line>
            <draw:line draw:style-name="gr3" draw:text-style-name="P1" draw:layer="layout" svg:x1="25.908cm" svg:y1="17.145cm" svg:x2="25.908cm" svg:y2="18.414cm">
              <text:p/>
            </draw:line>
            <draw:line draw:style-name="gr3" draw:text-style-name="P1" draw:layer="layout" svg:x1="22.352cm" svg:y1="17.145cm" svg:x2="22.352cm" svg:y2="18.414cm">
              <text:p/>
            </draw:line>
            <draw:line draw:style-name="gr3" draw:text-style-name="P1" draw:layer="layout" svg:x1="24.13cm" svg:y1="17.145cm" svg:x2="24.13cm" svg:y2="18.414cm">
              <text:p/>
            </draw:line>
          </draw:g>
          <draw:path draw:style-name="gr40" draw:text-style-name="P1" draw:layer="layout" svg:width="1.224cm" svg:height="1.058cm" svg:x="24.483cm" svg:y="17.287cm" svg:viewBox="0 0 1225 1059" svg:d="M1225 235l-90-45v6l-307 243 35 27-13 11 193 267 182 206v109l-182-206v8l-309-293-76 60-160-127-18 3 88 71v1 89 20l-13-10-146 116v36l-67 40v157l-342-69v-331l23-5v-186l22-3v-142h91v-288h113v288h45v92l115-21v24l121 22 128-101 101 80 376-297v13l90-46zM342 491v65 108 13l56 34 102-81-115-92v-39z">
            <text:p/>
          </draw:path>
          <draw:path draw:style-name="gr40" draw:text-style-name="P1" draw:layer="layout" svg:width="1.223cm" svg:height="1.058cm" svg:x="22.584cm" svg:y="17.288cm" svg:viewBox="0 0 1224 1059" svg:d="M0 235v-181l90 46v-13l364 288 113-89 146 116 103-19v-24l114 21v-92h45v-288h113v288h91v160l23 3v187l22 4v331l-342 69v-193l-66-40v-18l-146-116-13 10v-20-89-1l88-71-36-6-142 112-66-52-319 303v-8l-182 206v-109l182-206 202-279-22-17 23-18-295-234v-6zM816 702v-2l66-40v-86h1v-83l-43 8v39l-115 92z">
            <text:p/>
          </draw:path>
        </draw:g>
        <draw:g>
          <draw:g>
            <draw:rect draw:style-name="gr1" draw:text-style-name="P1" draw:layer="layout" svg:width="1.269cm" svg:height="5.588cm" draw:transform="rotate (1.5707963267946) translate (21.336cm 15.874cm)">
              <text:p/>
            </draw:rect>
            <draw:line draw:style-name="gr2" draw:text-style-name="P1" draw:layer="layout" svg:x1="26.416cm" svg:y1="15.875cm" svg:x2="26.416cm" svg:y2="15.24cm">
              <text:p/>
            </draw:line>
            <draw:line draw:style-name="gr2" draw:text-style-name="P1" draw:layer="layout" svg:x1="21.844cm" svg:y1="15.24cm" svg:x2="21.844cm" svg:y2="14.605cm">
              <text:p/>
            </draw:line>
            <draw:line draw:style-name="gr3" draw:text-style-name="P1" draw:layer="layout" svg:x1="25.908cm" svg:y1="14.605cm" svg:x2="25.908cm" svg:y2="15.874cm">
              <text:p/>
            </draw:line>
            <draw:line draw:style-name="gr3" draw:text-style-name="P1" draw:layer="layout" svg:x1="22.352cm" svg:y1="14.605cm" svg:x2="22.352cm" svg:y2="15.874cm">
              <text:p/>
            </draw:line>
            <draw:line draw:style-name="gr3" draw:text-style-name="P1" draw:layer="layout" svg:x1="24.13cm" svg:y1="14.605cm" svg:x2="24.13cm" svg:y2="15.874cm">
              <text:p/>
            </draw:line>
          </draw:g>
          <draw:path draw:style-name="gr10" draw:text-style-name="P1" draw:layer="layout" svg:width="1.224cm" svg:height="1.058cm" svg:x="24.483cm" svg:y="14.747cm" svg:viewBox="0 0 1225 1059" svg:d="M1225 235l-90-45v6l-307 243 35 27-13 11 193 267 182 206v109l-182-206v8l-309-293-76 60-160-127-18 3 88 71v1 89 20l-13-10-146 116v36l-67 40v157l-342-69v-331l23-5v-186l22-3v-142h91v-288h113v288h45v92l115-21v24l121 22 128-101 101 80 376-297v13l90-46zM342 491v65 108 13l56 34 102-81-115-92v-39z">
            <text:p/>
          </draw:path>
          <draw:path draw:style-name="gr10" draw:text-style-name="P1" draw:layer="layout" svg:width="1.223cm" svg:height="1.058cm" svg:x="22.584cm" svg:y="14.748cm" svg:viewBox="0 0 1224 1059" svg:d="M0 235v-181l90 46v-13l364 288 113-89 146 116 103-19v-24l114 21v-92h45v-288h113v288h91v160l23 3v187l22 4v331l-342 69v-193l-66-40v-18l-146-116-13 10v-20-89-1l88-71-36-6-142 112-66-52-319 303v-8l-182 206v-109l182-206 202-279-22-17 23-18-295-234v-6zM816 702v-2l66-40v-86h1v-83l-43 8v39l-115 92z">
            <text:p/>
          </draw:path>
        </draw:g>
        <draw:g>
          <draw:g>
            <draw:rect draw:style-name="gr1" draw:text-style-name="P1" draw:layer="layout" svg:width="1.269cm" svg:height="5.588cm" draw:transform="rotate (1.5707963267946) translate (21.336cm 20.954cm)">
              <text:p/>
            </draw:rect>
            <draw:line draw:style-name="gr2" draw:text-style-name="P1" draw:layer="layout" svg:x1="26.416cm" svg:y1="20.955cm" svg:x2="26.416cm" svg:y2="20.32cm">
              <text:p/>
            </draw:line>
            <draw:line draw:style-name="gr2" draw:text-style-name="P1" draw:layer="layout" svg:x1="21.844cm" svg:y1="20.32cm" svg:x2="21.844cm" svg:y2="19.685cm">
              <text:p/>
            </draw:line>
            <draw:line draw:style-name="gr3" draw:text-style-name="P1" draw:layer="layout" svg:x1="25.908cm" svg:y1="19.685cm" svg:x2="25.908cm" svg:y2="20.954cm">
              <text:p/>
            </draw:line>
            <draw:line draw:style-name="gr3" draw:text-style-name="P1" draw:layer="layout" svg:x1="22.352cm" svg:y1="19.685cm" svg:x2="22.352cm" svg:y2="20.954cm">
              <text:p/>
            </draw:line>
            <draw:line draw:style-name="gr3" draw:text-style-name="P1" draw:layer="layout" svg:x1="24.13cm" svg:y1="19.685cm" svg:x2="24.13cm" svg:y2="20.954cm">
              <text:p/>
            </draw:line>
          </draw:g>
          <draw:path draw:style-name="gr41" draw:text-style-name="P1" draw:layer="layout" svg:width="1.224cm" svg:height="1.058cm" svg:x="24.483cm" svg:y="19.827cm" svg:viewBox="0 0 1225 1059" svg:d="M1225 235l-90-45v6l-307 243 35 27-13 11 193 267 182 206v109l-182-206v8l-309-293-76 60-160-127-18 3 88 71v1 89 20l-13-10-146 116v36l-67 40v157l-342-69v-331l23-5v-186l22-3v-142h91v-288h113v288h45v92l115-21v24l121 22 128-101 101 80 376-297v13l90-46zM342 491v65 108 13l56 34 102-81-115-92v-39z">
            <text:p/>
          </draw:path>
          <draw:path draw:style-name="gr41" draw:text-style-name="P1" draw:layer="layout" svg:width="1.223cm" svg:height="1.058cm" svg:x="22.584cm" svg:y="19.828cm" svg:viewBox="0 0 1224 1059" svg:d="M0 235v-181l90 46v-13l364 288 113-89 146 116 103-19v-24l114 21v-92h45v-288h113v288h91v160l23 3v187l22 4v331l-342 69v-193l-66-40v-18l-146-116-13 10v-20-89-1l88-71-36-6-142 112-66-52-319 303v-8l-182 206v-109l182-206 202-279-22-17 23-18-295-234v-6zM816 702v-2l66-40v-86h1v-83l-43 8v39l-115 92z">
            <text:p/>
          </draw:path>
        </draw:g>
        <draw:g>
          <draw:g>
            <draw:rect draw:style-name="gr1" draw:text-style-name="P1" draw:layer="layout" svg:width="1.269cm" svg:height="5.588cm" draw:transform="rotate (1.5707963267946) translate (21.336cm 17.144cm)">
              <text:p/>
            </draw:rect>
            <draw:line draw:style-name="gr2" draw:text-style-name="P1" draw:layer="layout" svg:x1="26.416cm" svg:y1="17.145cm" svg:x2="26.416cm" svg:y2="16.51cm">
              <text:p/>
            </draw:line>
            <draw:line draw:style-name="gr2" draw:text-style-name="P1" draw:layer="layout" svg:x1="21.844cm" svg:y1="16.51cm" svg:x2="21.844cm" svg:y2="15.875cm">
              <text:p/>
            </draw:line>
            <draw:line draw:style-name="gr3" draw:text-style-name="P1" draw:layer="layout" svg:x1="25.908cm" svg:y1="15.875cm" svg:x2="25.908cm" svg:y2="17.144cm">
              <text:p/>
            </draw:line>
            <draw:line draw:style-name="gr3" draw:text-style-name="P1" draw:layer="layout" svg:x1="22.352cm" svg:y1="15.875cm" svg:x2="22.352cm" svg:y2="17.144cm">
              <text:p/>
            </draw:line>
            <draw:line draw:style-name="gr3" draw:text-style-name="P1" draw:layer="layout" svg:x1="24.13cm" svg:y1="15.875cm" svg:x2="24.13cm" svg:y2="17.144cm">
              <text:p/>
            </draw:line>
          </draw:g>
          <draw:path draw:style-name="gr9" draw:text-style-name="P1" draw:layer="layout" svg:width="1.224cm" svg:height="1.058cm" svg:x="24.483cm" svg:y="16.017cm" svg:viewBox="0 0 1225 1059" svg:d="M1225 235l-90-45v6l-307 243 35 27-13 11 193 267 182 206v109l-182-206v8l-309-293-76 60-160-127-18 3 88 71v1 89 20l-13-10-146 116v36l-67 40v157l-342-69v-331l23-5v-186l22-3v-142h91v-288h113v288h45v92l115-21v24l121 22 128-101 101 80 376-297v13l90-46zM342 491v65 108 13l56 34 102-81-115-92v-39z">
            <text:p/>
          </draw:path>
          <draw:path draw:style-name="gr9" draw:text-style-name="P1" draw:layer="layout" svg:width="1.223cm" svg:height="1.058cm" svg:x="22.584cm" svg:y="16.018cm" svg:viewBox="0 0 1224 1059" svg:d="M0 235v-181l90 46v-13l364 288 113-89 146 116 103-19v-24l114 21v-92h45v-288h113v288h91v160l23 3v187l22 4v331l-342 69v-193l-66-40v-18l-146-116-13 10v-20-89-1l88-71-36-6-142 112-66-52-319 303v-8l-182 206v-109l182-206 202-279-22-17 23-18-295-234v-6zM816 702v-2l66-40v-86h1v-83l-43 8v39l-115 92z">
            <text:p/>
          </draw:path>
        </draw:g>
        <draw:g>
          <draw:g>
            <draw:rect draw:style-name="gr1" draw:text-style-name="P1" draw:layer="layout" svg:width="1.269cm" svg:height="5.588cm" draw:transform="rotate (1.5707963267946) translate (21.336cm 19.684cm)">
              <text:p/>
            </draw:rect>
            <draw:line draw:style-name="gr2" draw:text-style-name="P1" draw:layer="layout" svg:x1="26.416cm" svg:y1="19.685cm" svg:x2="26.416cm" svg:y2="19.05cm">
              <text:p/>
            </draw:line>
            <draw:line draw:style-name="gr2" draw:text-style-name="P1" draw:layer="layout" svg:x1="21.844cm" svg:y1="19.05cm" svg:x2="21.844cm" svg:y2="18.415cm">
              <text:p/>
            </draw:line>
            <draw:line draw:style-name="gr3" draw:text-style-name="P1" draw:layer="layout" svg:x1="25.908cm" svg:y1="18.415cm" svg:x2="25.908cm" svg:y2="19.684cm">
              <text:p/>
            </draw:line>
            <draw:line draw:style-name="gr3" draw:text-style-name="P1" draw:layer="layout" svg:x1="22.352cm" svg:y1="18.415cm" svg:x2="22.352cm" svg:y2="19.684cm">
              <text:p/>
            </draw:line>
            <draw:line draw:style-name="gr3" draw:text-style-name="P1" draw:layer="layout" svg:x1="24.13cm" svg:y1="18.415cm" svg:x2="24.13cm" svg:y2="19.684cm">
              <text:p/>
            </draw:line>
          </draw:g>
          <draw:path draw:style-name="gr11" draw:text-style-name="P1" draw:layer="layout" svg:width="1.224cm" svg:height="1.058cm" svg:x="24.483cm" svg:y="18.557cm" svg:viewBox="0 0 1225 1059" svg:d="M1225 235l-90-45v6l-307 243 35 27-13 11 193 267 182 206v109l-182-206v8l-309-293-76 60-160-127-18 3 88 71v1 89 20l-13-10-146 116v36l-67 40v157l-342-69v-331l23-5v-186l22-3v-142h91v-288h113v288h45v92l115-21v24l121 22 128-101 101 80 376-297v13l90-46zM342 491v65 108 13l56 34 102-81-115-92v-39z">
            <text:p/>
          </draw:path>
          <draw:path draw:style-name="gr11" draw:text-style-name="P1" draw:layer="layout" svg:width="1.223cm" svg:height="1.058cm" svg:x="22.584cm" svg:y="18.558cm" svg:viewBox="0 0 1224 1059" svg:d="M0 235v-181l90 46v-13l364 288 113-89 146 116 103-19v-24l114 21v-92h45v-288h113v288h91v160l23 3v187l22 4v331l-342 69v-193l-66-40v-18l-146-116-13 10v-20-89-1l88-71-36-6-142 112-66-52-319 303v-8l-182 206v-109l182-206 202-279-22-17 23-18-295-234v-6zM816 702v-2l66-40v-86h1v-83l-43 8v39l-115 92z">
            <text:p/>
          </draw:path>
        </draw:g>
        <draw:g>
          <draw:g>
            <draw:rect draw:style-name="gr1" draw:text-style-name="P1" draw:layer="layout" svg:width="1.269cm" svg:height="5.588cm" draw:transform="rotate (1.5707963267946) translate (21.336cm 13.334cm)">
              <text:p/>
            </draw:rect>
            <draw:line draw:style-name="gr2" draw:text-style-name="P1" draw:layer="layout" svg:x1="26.416cm" svg:y1="13.335cm" svg:x2="26.416cm" svg:y2="12.7cm">
              <text:p/>
            </draw:line>
            <draw:line draw:style-name="gr2" draw:text-style-name="P1" draw:layer="layout" svg:x1="21.844cm" svg:y1="12.7cm" svg:x2="21.844cm" svg:y2="12.065cm">
              <text:p/>
            </draw:line>
            <draw:line draw:style-name="gr3" draw:text-style-name="P1" draw:layer="layout" svg:x1="25.908cm" svg:y1="12.065cm" svg:x2="25.908cm" svg:y2="13.334cm">
              <text:p/>
            </draw:line>
            <draw:line draw:style-name="gr3" draw:text-style-name="P1" draw:layer="layout" svg:x1="22.352cm" svg:y1="12.065cm" svg:x2="22.352cm" svg:y2="13.334cm">
              <text:p/>
            </draw:line>
            <draw:line draw:style-name="gr3" draw:text-style-name="P1" draw:layer="layout" svg:x1="24.13cm" svg:y1="12.065cm" svg:x2="24.13cm" svg:y2="13.334cm">
              <text:p/>
            </draw:line>
          </draw:g>
          <draw:path draw:style-name="gr42" draw:text-style-name="P1" draw:layer="layout" svg:width="1.224cm" svg:height="1.058cm" svg:x="24.483cm" svg:y="12.207cm" svg:viewBox="0 0 1225 1059" svg:d="M1225 235l-90-45v6l-307 243 35 27-13 11 193 267 182 206v109l-182-206v8l-309-293-76 60-160-127-18 3 88 71v1 89 20l-13-10-146 116v36l-67 40v157l-342-69v-331l23-5v-186l22-3v-142h91v-288h113v288h45v92l115-21v24l121 22 128-101 101 80 376-297v13l90-46zM342 491v65 108 13l56 34 102-81-115-92v-39z">
            <text:p/>
          </draw:path>
          <draw:path draw:style-name="gr42" draw:text-style-name="P1" draw:layer="layout" svg:width="1.223cm" svg:height="1.058cm" svg:x="22.584cm" svg:y="12.208cm" svg:viewBox="0 0 1224 1059" svg:d="M0 235v-181l90 46v-13l364 288 113-89 146 116 103-19v-24l114 21v-92h45v-288h113v288h91v160l23 3v187l22 4v331l-342 69v-193l-66-40v-18l-146-116-13 10v-20-89-1l88-71-36-6-142 112-66-52-319 303v-8l-182 206v-109l182-206 202-279-22-17 23-18-295-234v-6zM816 702v-2l66-40v-86h1v-83l-43 8v39l-115 92z">
            <text:p/>
          </draw:path>
        </draw:g>
        <draw:g>
          <draw:g>
            <draw:rect draw:style-name="gr1" draw:text-style-name="P1" draw:layer="layout" svg:width="1.269cm" svg:height="5.588cm" draw:transform="rotate (1.5707963267946) translate (21.336cm 12.064cm)">
              <text:p/>
            </draw:rect>
            <draw:line draw:style-name="gr2" draw:text-style-name="P1" draw:layer="layout" svg:x1="26.416cm" svg:y1="12.065cm" svg:x2="26.416cm" svg:y2="11.43cm">
              <text:p/>
            </draw:line>
            <draw:line draw:style-name="gr2" draw:text-style-name="P1" draw:layer="layout" svg:x1="21.844cm" svg:y1="11.43cm" svg:x2="21.844cm" svg:y2="10.795cm">
              <text:p/>
            </draw:line>
            <draw:line draw:style-name="gr3" draw:text-style-name="P1" draw:layer="layout" svg:x1="25.908cm" svg:y1="10.795cm" svg:x2="25.908cm" svg:y2="12.064cm">
              <text:p/>
            </draw:line>
            <draw:line draw:style-name="gr3" draw:text-style-name="P1" draw:layer="layout" svg:x1="22.352cm" svg:y1="10.795cm" svg:x2="22.352cm" svg:y2="12.064cm">
              <text:p/>
            </draw:line>
            <draw:line draw:style-name="gr3" draw:text-style-name="P1" draw:layer="layout" svg:x1="24.13cm" svg:y1="10.795cm" svg:x2="24.13cm" svg:y2="12.064cm">
              <text:p/>
            </draw:line>
          </draw:g>
          <draw:path draw:style-name="gr13" draw:text-style-name="P1" draw:layer="layout" svg:width="1.224cm" svg:height="1.058cm" svg:x="24.483cm" svg:y="10.937cm" svg:viewBox="0 0 1225 1059" svg:d="M1225 235l-90-45v6l-307 243 35 27-13 11 193 267 182 206v109l-182-206v8l-309-293-76 60-160-127-18 3 88 71v1 89 20l-13-10-146 116v36l-67 40v157l-342-69v-331l23-5v-186l22-3v-142h91v-288h113v288h45v92l115-21v24l121 22 128-101 101 80 376-297v13l90-46zM342 491v65 108 13l56 34 102-81-115-92v-39z">
            <text:p/>
          </draw:path>
          <draw:path draw:style-name="gr13" draw:text-style-name="P1" draw:layer="layout" svg:width="1.223cm" svg:height="1.058cm" svg:x="22.584cm" svg:y="10.938cm" svg:viewBox="0 0 1224 1059" svg:d="M0 235v-181l90 46v-13l364 288 113-89 146 116 103-19v-24l114 21v-92h45v-288h113v288h91v160l23 3v187l22 4v331l-342 69v-193l-66-40v-18l-146-116-13 10v-20-89-1l88-71-36-6-142 112-66-52-319 303v-8l-182 206v-109l182-206 202-279-22-17 23-18-295-234v-6zM816 702v-2l66-40v-86h1v-83l-43 8v39l-115 92z">
            <text:p/>
          </draw:path>
        </draw:g>
        <draw:g>
          <draw:g>
            <draw:rect draw:style-name="gr1" draw:text-style-name="P1" draw:layer="layout" svg:width="1.269cm" svg:height="5.588cm" draw:transform="rotate (1.5707963267946) translate (21.336cm 14.604cm)">
              <text:p/>
            </draw:rect>
            <draw:line draw:style-name="gr2" draw:text-style-name="P1" draw:layer="layout" svg:x1="26.416cm" svg:y1="14.605cm" svg:x2="26.416cm" svg:y2="13.97cm">
              <text:p/>
            </draw:line>
            <draw:line draw:style-name="gr2" draw:text-style-name="P1" draw:layer="layout" svg:x1="21.844cm" svg:y1="13.97cm" svg:x2="21.844cm" svg:y2="13.335cm">
              <text:p/>
            </draw:line>
            <draw:line draw:style-name="gr3" draw:text-style-name="P1" draw:layer="layout" svg:x1="25.908cm" svg:y1="13.335cm" svg:x2="25.908cm" svg:y2="14.604cm">
              <text:p/>
            </draw:line>
            <draw:line draw:style-name="gr3" draw:text-style-name="P1" draw:layer="layout" svg:x1="22.352cm" svg:y1="13.335cm" svg:x2="22.352cm" svg:y2="14.604cm">
              <text:p/>
            </draw:line>
            <draw:line draw:style-name="gr3" draw:text-style-name="P1" draw:layer="layout" svg:x1="24.13cm" svg:y1="13.335cm" svg:x2="24.13cm" svg:y2="14.604cm">
              <text:p/>
            </draw:line>
          </draw:g>
          <draw:path draw:style-name="gr8" draw:text-style-name="P1" draw:layer="layout" svg:width="1.224cm" svg:height="1.058cm" svg:x="24.483cm" svg:y="13.477cm" svg:viewBox="0 0 1225 1059" svg:d="M1225 235l-90-45v6l-307 243 35 27-13 11 193 267 182 206v109l-182-206v8l-309-293-76 60-160-127-18 3 88 71v1 89 20l-13-10-146 116v36l-67 40v157l-342-69v-331l23-5v-186l22-3v-142h91v-288h113v288h45v92l115-21v24l121 22 128-101 101 80 376-297v13l90-46zM342 491v65 108 13l56 34 102-81-115-92v-39z">
            <text:p/>
          </draw:path>
          <draw:path draw:style-name="gr8" draw:text-style-name="P1" draw:layer="layout" svg:width="1.223cm" svg:height="1.058cm" svg:x="22.584cm" svg:y="13.478cm" svg:viewBox="0 0 1224 1059" svg:d="M0 235v-181l90 46v-13l364 288 113-89 146 116 103-19v-24l114 21v-92h45v-288h113v288h91v160l23 3v187l22 4v331l-342 69v-193l-66-40v-18l-146-116-13 10v-20-89-1l88-71-36-6-142 112-66-52-319 303v-8l-182 206v-109l182-206 202-279-22-17 23-18-295-234v-6zM816 702v-2l66-40v-86h1v-83l-43 8v39l-115 92z">
            <text:p/>
          </draw:path>
        </draw:g>
        <draw:g>
          <draw:g>
            <draw:rect draw:style-name="gr1" draw:text-style-name="P1" draw:layer="layout" svg:width="2.032cm" svg:height="7.62cm" svg:x="19.304cm" svg:y="13.335cm">
              <text:p/>
            </draw:rect>
            <draw:line draw:style-name="gr2" draw:text-style-name="P1" draw:layer="layout" svg:x1="19.304cm" svg:y1="20.447cm" svg:x2="20.32cm" svg:y2="20.447cm">
              <text:p/>
            </draw:line>
            <draw:line draw:style-name="gr2" draw:text-style-name="P1" draw:layer="layout" svg:x1="20.32cm" svg:y1="13.843cm" svg:x2="21.336cm" svg:y2="13.843cm">
              <text:p/>
            </draw:line>
            <draw:line draw:style-name="gr3" draw:text-style-name="P1" draw:layer="layout" svg:x1="21.336cm" svg:y1="19.939cm" svg:x2="19.304cm" svg:y2="19.939cm">
              <text:p/>
            </draw:line>
            <draw:line draw:style-name="gr3" draw:text-style-name="P1" draw:layer="layout" svg:x1="21.336cm" svg:y1="14.351cm" svg:x2="19.304cm" svg:y2="14.351cm">
              <text:p/>
            </draw:line>
            <draw:line draw:style-name="gr3" draw:text-style-name="P1" draw:layer="layout" svg:x1="21.336cm" svg:y1="17.145cm" svg:x2="19.304cm" svg:y2="17.145cm">
              <text:p/>
            </draw:line>
          </draw:g>
          <draw:g>
            <draw:polygon draw:style-name="gr26" draw:text-style-name="P1" draw:layer="layout" svg:width="0.952cm" svg:height="1.119cm" svg:x="19.844cm" svg:y="18.713cm" svg:viewBox="0 0 953 1120" draw:points="0,1120 0,1006 90,1006 90,920 197,920 197,840 286,840 374,516 283,180 197,180 197,100 90,100 90,2 859,0 863,0 863,100 757,100 757,180 672,180 580,516 669,840 757,840 757,920 863,920 863,1006 953,1006 953,1120">
              <text:p/>
            </draw:polygon>
            <draw:custom-shape draw:style-name="gr26" draw:text-style-name="P1" draw:layer="layout" svg:width="0.295cm" svg:height="0.295cm" svg:x="20.173cm" svg:y="18.57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6" draw:text-style-name="P1" draw:layer="layout" svg:width="0.104cm" svg:height="0.104cm" svg:x="20.641cm" svg:y="18.71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6" draw:text-style-name="P1" draw:layer="layout" svg:width="0.104cm" svg:height="0.104cm" svg:x="19.89cm" svg:y="18.71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polygon draw:style-name="gr26" draw:text-style-name="P1" draw:layer="layout" svg:width="0.952cm" svg:height="1.119cm" svg:x="19.843cm" svg:y="14.457cm" svg:viewBox="0 0 953 1120" draw:points="953,0 953,114 863,114 863,200 756,200 756,280 667,280 579,604 670,940 756,940 756,1020 863,1020 863,1118 94,1120 90,1120 90,1020 196,1020 196,940 281,940 373,604 284,280 196,280 196,200 90,200 90,114 0,114 0,0">
              <text:p/>
            </draw:polygon>
            <draw:custom-shape draw:style-name="gr26" draw:text-style-name="P1" draw:layer="layout" svg:width="0.295cm" svg:height="0.295cm" svg:x="20.143cm" svg:y="15.387cm">
              <text:p/>
              <draw:enhanced-geometry svg:viewBox="0 0 21600 21600" draw:mirror-vertical="true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6" draw:text-style-name="P1" draw:layer="layout" svg:width="0.104cm" svg:height="0.104cm" svg:x="19.895cm" svg:y="15.474cm">
              <text:p/>
              <draw:enhanced-geometry svg:viewBox="0 0 21600 21600" draw:mirror-vertical="true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6" draw:text-style-name="P1" draw:layer="layout" svg:width="0.104cm" svg:height="0.104cm" svg:x="20.646cm" svg:y="15.474cm">
              <text:p/>
              <draw:enhanced-geometry svg:viewBox="0 0 21600 21600" draw:mirror-vertical="true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path draw:style-name="gr10" draw:text-style-name="P1" draw:layer="layout" svg:width="0.88cm" svg:height="1.015cm" svg:x="19.848cm" svg:y="15.875cm" svg:viewBox="0 0 881 1016" svg:d="M541 791c0-50-41-90-90-90s-90 40-90 90 40 90 90 90 90-41 90-90zM699 882h-99v80h-99v1c0 29-22 53-49 53s-50-24-50-53v-1h-112v-80h-87l29-113-54-100-39 72c6 12 10 26 10 40 0 44-34 80-74 80s-75-36-75-80c0-38 25-71 59-78l69-128-7-13h13 101 1l33 62 47-180h-1l-108-201h-1v-1l-6-12h5l-13-160h10l-39-70h154l-11 70h11l12 160h11l93 172h33l93-172h10l13-160h10l-11-70h154l-38 70h9l-13 160h6l-114 211 40 153 17-32h1 101 13l-6 12 122 228c5 11 8 24 8 37 0 44-34 80-74 80s-75-36-75-80c0-25 11-47 27-61l-59-110-38 71z">
            <text:p/>
          </draw:path>
          <draw:path draw:style-name="gr10" draw:text-style-name="P1" draw:layer="layout" svg:width="0.88cm" svg:height="1.015cm" svg:x="19.88cm" svg:y="17.399cm" svg:viewBox="0 0 881 1016" svg:d="M340 225c0 50 41 90 90 90s90-40 90-90-40-90-90-90-90 41-90 90zM182 134h99v-80h99v-1c0-29 22-53 49-53s50 24 50 53v1h112v80h87l-29 113 54 100 39-72c-6-12-10-26-10-40 0-44 34-80 74-80s75 36 75 80c0 38-25 71-59 78l-69 128 7 13h-13-101-1l-33-62-47 180h1l108 201h1v1l6 12h-5l13 160h-10l39 70h-154l11-70h-11l-12-160h-11l-93-172h-33l-93 172h-10l-13 160h-10l11 70h-154l38-70h-9l13-160h-6l114-211-40-153-17 32h-1-101-13l6-12-122-228c-5-11-8-24-8-37 0-44 34-80 74-80s75 36 75 80c0 25-11 47-27 61l59 110 38-71z">
            <text:p/>
          </draw:path>
        </draw:g>
        <draw:g>
          <draw:g>
            <draw:rect draw:style-name="gr1" draw:text-style-name="P1" draw:layer="layout" svg:width="2.032cm" svg:height="7.62cm" svg:x="13.208cm" svg:y="5.715cm">
              <text:p/>
            </draw:rect>
            <draw:line draw:style-name="gr2" draw:text-style-name="P1" draw:layer="layout" svg:x1="13.208cm" svg:y1="12.827cm" svg:x2="14.224cm" svg:y2="12.827cm">
              <text:p/>
            </draw:line>
            <draw:line draw:style-name="gr2" draw:text-style-name="P1" draw:layer="layout" svg:x1="14.224cm" svg:y1="6.223cm" svg:x2="15.24cm" svg:y2="6.223cm">
              <text:p/>
            </draw:line>
            <draw:line draw:style-name="gr3" draw:text-style-name="P1" draw:layer="layout" svg:x1="15.24cm" svg:y1="12.319cm" svg:x2="13.208cm" svg:y2="12.319cm">
              <text:p/>
            </draw:line>
            <draw:line draw:style-name="gr3" draw:text-style-name="P1" draw:layer="layout" svg:x1="15.24cm" svg:y1="6.731cm" svg:x2="13.208cm" svg:y2="6.731cm">
              <text:p/>
            </draw:line>
            <draw:line draw:style-name="gr3" draw:text-style-name="P1" draw:layer="layout" svg:x1="15.24cm" svg:y1="9.525cm" svg:x2="13.208cm" svg:y2="9.525cm">
              <text:p/>
            </draw:line>
          </draw:g>
          <draw:g>
            <draw:polygon draw:style-name="gr26" draw:text-style-name="P1" draw:layer="layout" svg:width="0.952cm" svg:height="1.119cm" svg:x="13.748cm" svg:y="11.093cm" svg:viewBox="0 0 953 1120" draw:points="0,1120 0,1006 90,1006 90,920 197,920 197,840 286,840 374,516 283,180 197,180 197,100 90,100 90,2 859,0 863,0 863,100 757,100 757,180 672,180 580,516 669,840 757,840 757,920 863,920 863,1006 953,1006 953,1120">
              <text:p/>
            </draw:polygon>
            <draw:custom-shape draw:style-name="gr26" draw:text-style-name="P1" draw:layer="layout" svg:width="0.295cm" svg:height="0.295cm" svg:x="14.077cm" svg:y="10.95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6" draw:text-style-name="P1" draw:layer="layout" svg:width="0.104cm" svg:height="0.104cm" svg:x="14.545cm" svg:y="11.09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6" draw:text-style-name="P1" draw:layer="layout" svg:width="0.104cm" svg:height="0.104cm" svg:x="13.794cm" svg:y="11.09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polygon draw:style-name="gr26" draw:text-style-name="P1" draw:layer="layout" svg:width="0.952cm" svg:height="1.119cm" svg:x="13.747cm" svg:y="6.837cm" svg:viewBox="0 0 953 1120" draw:points="953,0 953,114 863,114 863,200 756,200 756,280 667,280 579,604 670,940 756,940 756,1020 863,1020 863,1118 94,1120 90,1120 90,1020 196,1020 196,940 281,940 373,604 284,280 196,280 196,200 90,200 90,114 0,114 0,0">
              <text:p/>
            </draw:polygon>
            <draw:custom-shape draw:style-name="gr26" draw:text-style-name="P1" draw:layer="layout" svg:width="0.295cm" svg:height="0.295cm" svg:x="14.047cm" svg:y="7.767cm">
              <text:p/>
              <draw:enhanced-geometry svg:viewBox="0 0 21600 21600" draw:mirror-vertical="true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6" draw:text-style-name="P1" draw:layer="layout" svg:width="0.104cm" svg:height="0.104cm" svg:x="13.799cm" svg:y="7.854cm">
              <text:p/>
              <draw:enhanced-geometry svg:viewBox="0 0 21600 21600" draw:mirror-vertical="true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6" draw:text-style-name="P1" draw:layer="layout" svg:width="0.104cm" svg:height="0.104cm" svg:x="14.55cm" svg:y="7.854cm">
              <text:p/>
              <draw:enhanced-geometry svg:viewBox="0 0 21600 21600" draw:mirror-vertical="true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path draw:style-name="gr43" draw:text-style-name="P1" draw:layer="layout" svg:width="1.269cm" svg:height="1.094cm" svg:x="13.589cm" svg:y="9.7cm" svg:viewBox="0 0 1270 1095" svg:d="M613 0v89c-14 3-29 7-44 13v-58h-43v80c-5 2-10 5-14 8-10 6-20 12-30 19v-63h-44v93c-15 11-29 22-44 32v-38h-44v71c-14 11-29 22-43 32v-59h-44v88c-3 2-6 4-9 5-12 8-24 14-35 19v-25h-44v42c-8 1-15 2-22 2h-22v-87h-131v832h131v-701h22c8 0 15-1 22-2v703h44v-715c14-6 29-14 44-22v737h44v-764c14-10 29-20 43-30v794h44v-394h44v394h44v-891c15-11 29-21 44-29v394h43v-419c16-7 31-13 44-16v435h44v-435c13 3 28 9 44 16v419h44v-394c14 8 28 18 43 29v891h44v-394h44v394h44v-794c14 10 29 20 44 30v764h43v-737c15 8 30 16 44 22v715h44v-703c7 1 14 2 22 2h22v701h131v-832h-131v87h-22c-7 0-14-1-22-2v-42h-44v25c-11-5-23-11-35-19-3-1-6-3-9-5v-88h-43v59c-15-10-29-21-44-32v-71h-44v38c-15-10-29-21-44-32v-93h-44v63c-10-7-20-13-30-19-4-3-9-6-13-8v-80h-44v58c-15-6-30-10-44-13v-89zM66 88c-37 0-66 29-66 65 0 37 29 66 66 66 36 0 65-29 65-66 0-36-29-65-65-65zM1204 88c-36 0-65 29-65 65 0 37 29 66 65 66 37 0 66-29 66-66 0-36-29-65-66-65zM438 235v422h-44v-389c5-3 9-6 13-10 11-7 21-15 31-23zM832 235c10 8 20 16 31 23 4 4 9 7 13 10v389h-44zM526 613v88h219v-88zM526 745v350h43v-350zM613 745v350h44v-350zM701 745v350h44v-350z">
            <text:p/>
          </draw:path>
          <draw:path draw:style-name="gr43" draw:text-style-name="P1" draw:layer="layout" svg:width="1.269cm" svg:height="1.094cm" svg:x="13.589cm" svg:y="8.255cm" svg:viewBox="0 0 1270 1095" svg:d="M613 1095v-89c-14-3-29-7-44-13v58h-44v-80c-4-2-9-5-13-8-10-6-20-12-30-19v63h-44v-93c-15-11-29-22-44-32v38h-44v-71c-14-11-29-22-43-32v59h-44v-88c-3-2-6-4-9-5-12-8-24-14-35-19v25h-44v-42c-8-1-15-2-22-2h-22v87h-131v-832h131v701h22c8 0 15 1 22 2v-703h44v715c14 6 29 14 44 22v-737h44v764c14 10 29 20 43 30v-794h44v394h44v-394h44v891c15 11 29 21 43 29v-394h44v419c16 7 31 13 44 16v-435h44v435c13-3 28-9 44-16v-419h43v394c15-8 29-18 44-29v-891h44v394h44v-394h44v794c14-10 29-20 44-30v-764h43v737c15-8 30-16 44-22v-715h44v703c7-1 14-2 22-2h22v-701h131v832h-131v-87h-22c-7 0-14 1-22 2v42h-44v-25c-11 5-23 11-35 19-3 1-6 3-9 5v88h-43v-59c-15 10-29 21-44 32v71h-44v-38c-15 10-29 21-44 32v93h-44v-63c-10 7-20 13-30 19-4 3-9 6-14 8v80h-43v-58c-15 6-30 10-44 13v89zM66 1007c-37 0-66-29-66-65 0-37 29-66 66-66 36 0 65 29 65 66 0 36-29 65-65 65zM1204 1007c-36 0-65-29-65-65 0-37 29-66 65-66 37 0 66 29 66 66 0 36-29 65-66 65zM438 860v-422h-44v389c5 3 9 6 13 10 11 7 21 15 31 23zM832 860c10-8 20-16 31-23 4-4 9-7 13-10v-389h-44zM525 482v-88h219v88zM525 350v-350h44v350zM613 350v-350h44v350zM701 350v-350h43v350z">
            <text:p/>
          </draw:path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635cm" fo:margin-bottom="0.635cm" fo:margin-left="1.016cm" fo:margin-right="1.016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Photo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Carl Klutzke</meta:initial-creator>
    <meta:creation-date>2009-05-13T17:30:37.14</meta:creation-date>
    <dc:date>2017-09-13T16:33:55.46</dc:date>
    <dc:creator>Carl Klutzke</dc:creator>
    <meta:editing-duration>P2DT19H42M17S</meta:editing-duration>
    <meta:editing-cycles>135</meta:editing-cycles>
    <meta:generator>OpenOffice/4.1.2$Win32 OpenOffice.org_project/412m3$Build-9782</meta:generator>
    <meta:printed-by>Carl Klutzke</meta:printed-by>
    <meta:print-date>2012-04-20T05:56:05.34</meta:print-date>
    <meta:document-statistic meta:object-count="875"/>
    <meta:user-defined meta:name="Info 1"/>
    <meta:user-defined meta:name="Info 2"/>
    <meta:user-defined meta:name="Info 3"/>
    <meta:user-defined meta:name="Info 4"/>
  </office:meta>
</office:document-meta>
</file>